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230000013EC797A0BE8BDF99C3.png" manifest:media-type="image/png"/>
  <manifest:file-entry manifest:full-path="Pictures/10000201000004A400000119AE1CC8EF8D0FAE44.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nir" svg:font-family="Avenir"/>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026cm" svg:stroke-color="#777777" draw:stroke-linejoin="round" draw:fill="solid" draw:fill-color="#ffe599" draw:textarea-vertical-align="middle" draw:auto-grow-height="false" draw:fit-to-size="shrink-to-fit" style:shrink-to-fit="tru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777777" draw:stroke-linejoin="round" draw:fill="solid" draw:fill-color="#b6d7a8" draw:textarea-vertical-align="middle" draw:auto-grow-height="false" draw:fit-to-size="shrink-to-fit" style:shrink-to-fit="tru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777777" draw:stroke-linejoin="round" draw:fill="solid" draw:fill-color="#9fc5e8" draw:textarea-vertical-align="middle" draw:auto-grow-height="false" draw:fit-to-size="shrink-to-fit" style:shrink-to-fit="tru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dash" draw:stroke-dash="Dashed_20__28_var_29__20_4" svg:stroke-width="0.079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777777" draw:stroke-linejoin="round" draw:fill="solid" draw:fill-color="#b6d7a8" draw:textarea-vertical-align="middle" draw:auto-grow-height="false" draw:fit-to-size="shrink-to-fit" style:shrink-to-fit="tru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777777" draw:stroke-linejoin="round" draw:fill="solid" draw:fill-color="#9fc5e8" draw:textarea-vertical-align="middle" draw:auto-grow-height="false" draw:fit-to-size="shrink-to-fit" style:shrink-to-fit="tru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777777" draw:stroke-linejoin="round" draw:fill="solid" draw:fill-color="#ffe599" draw:textarea-vertical-align="middle" draw:auto-grow-height="false" draw:fit-to-size="shrink-to-fit" style:shrink-to-fit="true" fo:min-height="0cm" fo:min-width="0cm" fo:padding-top="0.254cm" fo:padding-bottom="0.254cm" fo:padding-left="0.254cm" fo:padding-right="0.254cm" fo:wrap-option="wrap"/>
    </style:style>
    <style:style style:name="pr1" style:family="presentation" style:parent-style-name="TITLE_5f_AND_5f_BODY_5f_3-notes" style:list-style-name="L2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_31__5f_Title_20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_31__5f_Title_20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8" style:family="presentation" style:parent-style-name="_31__5f_Title_20_onl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_5f_4-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_5f_4-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AND_5f_BODY_5f_4-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2"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_5f_4-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_31__5f_Title_20_onl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0pt" style:font-size-asian="14pt" style:font-size-complex="14pt"/>
    </style:style>
    <style:style style:name="P8" style:family="paragraph">
      <style:paragraph-properties fo:margin-left="0cm" fo:margin-right="0cm" fo:margin-top="0cm" fo:margin-bottom="0cm" fo:line-height="100%" fo:text-align="start" fo:text-indent="0cm" style:writing-mode="lr-tb"/>
    </style:style>
    <style:style style:name="P9" style:family="paragraph">
      <loext:graphic-properties draw:fill="none"/>
      <style:paragraph-properties fo:text-align="start" style:font-independent-line-spacing="true"/>
      <style:text-properties fo:font-size="16pt"/>
    </style:style>
    <style:style style:name="P10" style:family="paragraph">
      <loext:graphic-properties draw:fill="solid" draw:fill-color="#ffe599"/>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loext:graphic-properties draw:fill="solid" draw:fill-color="#b6d7a8"/>
      <style:paragraph-properties fo:text-align="start" style:font-independent-line-spacing="true"/>
      <style:text-properties fo:font-size="14pt"/>
    </style:style>
    <style:style style:name="P13" style:family="paragraph">
      <loext:graphic-properties draw:fill="solid" draw:fill-color="#9fc5e8"/>
      <style:paragraph-properties fo:text-align="start" style:font-independent-line-spacing="true"/>
      <style:text-properties fo:font-size="14pt"/>
    </style:style>
    <style:style style:name="P14" style:family="paragraph">
      <style:paragraph-properties fo:margin-left="0cm" fo:margin-right="0cm" fo:margin-top="0cm" fo:margin-bottom="0cm" fo:line-height="80%" fo:text-align="start" fo:text-indent="0cm" style:writing-mode="lr-tb"/>
    </style:style>
    <style:style style:name="T1" style:family="text">
      <style:text-properties fo:font-variant="normal" fo:text-transform="none" fo:color="#000000" style:text-line-through-style="none" style:text-line-through-type="none" style:text-position="0% 100%" style:font-name="Avenir" fo:font-size="30pt" fo:letter-spacing="normal" fo:font-style="normal" style:text-underline-style="none" fo:font-weight="normal" style:font-name-asian="Avenir" style:font-size-asian="30pt" style:font-style-asian="normal" style:font-weight-asian="normal" style:font-name-complex="Avenir" style:font-size-complex="30pt" style:font-style-complex="normal" style:font-weight-complex="normal"/>
    </style:style>
    <style:style style:name="T2" style:family="text">
      <style:text-properties fo:font-variant="normal" fo:text-transform="none" fo:color="#5e5e5e" style:text-line-through-style="none" style:text-line-through-type="none" style:text-position="0% 100%" style:font-name="Avenir" fo:font-size="18pt" fo:letter-spacing="normal" fo:font-style="normal" style:text-underline-style="none" fo:font-weight="normal" style:font-name-asian="Avenir" style:font-size-asian="18pt" style:font-style-asian="normal" style:font-weight-asian="normal" style:font-name-complex="Avenir"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venir" fo:font-size="28pt" fo:letter-spacing="normal" fo:font-style="normal" style:text-underline-style="none" fo:font-weight="normal" style:font-name-asian="Avenir" style:font-size-asian="28pt" style:font-style-asian="normal" style:font-weight-asian="normal" style:font-name-complex="Avenir"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venir" fo:font-size="10pt" fo:letter-spacing="normal" fo:font-style="normal" style:text-underline-style="none" fo:font-weight="normal" style:font-name-asian="Avenir" style:font-size-asian="10pt" style:font-style-asian="normal" style:font-weight-asian="normal" style:font-name-complex="Avenir"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venir" fo:font-size="16pt" fo:letter-spacing="normal" fo:font-style="normal" style:text-underline-style="none" fo:font-weight="normal" style:font-name-asian="Avenir" style:font-size-asian="16pt" style:font-style-asian="normal" style:font-weight-asian="normal" style:font-name-complex="Avenir"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venir" fo:font-size="14pt" fo:letter-spacing="normal" fo:font-style="normal" style:text-underline-style="none" fo:font-weight="normal" style:font-name-asian="Avenir" style:font-size-asian="14pt" style:font-style-asian="normal" style:font-weight-asian="normal" style:font-name-complex="Avenir"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venir" fo:font-size="14pt" fo:letter-spacing="normal" fo:font-style="normal" style:text-underline-style="none" fo:font-weight="bold" style:font-name-asian="Avenir" style:font-size-asian="14pt" style:font-style-asian="normal" style:font-weight-asian="bold" style:font-name-complex="Avenir" style:font-size-complex="14pt" style:font-style-complex="normal" style:font-weight-complex="bold"/>
    </style:style>
    <style:style style:name="T9" style:family="text">
      <style:text-properties fo:font-variant="normal" fo:text-transform="none" fo:color="#1494d9"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1" style:family="text">
      <style:text-properties fo:font-variant="normal" fo:text-transform="none" fo:color="#1494d9" style:text-line-through-style="none" style:text-line-through-type="none" style:text-position="0% 100%" style:font-name="Courier New" fo:font-size="10pt" fo:letter-spacing="normal" fo:font-style="normal" style:text-underline-style="solid" style:text-underline-width="auto" style:text-underline-color="font-color"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font-variant="normal" fo:text-transform="none" fo:color="#1494d9" style:text-line-through-style="none" style:text-line-through-type="none" style:text-position="0% 100%" style:font-name="Avenir" fo:font-size="16pt" fo:letter-spacing="normal" fo:font-style="normal" style:text-underline-style="solid" style:text-underline-width="auto" style:text-underline-color="font-color" fo:font-weight="normal" style:font-name-asian="Avenir" style:font-size-asian="16pt" style:font-style-asian="normal" style:font-weight-asian="normal" style:font-name-complex="Avenir" style:font-size-complex="16pt" style:font-style-complex="normal" style:font-weight-complex="normal"/>
    </style:style>
    <style:style style:name="T13" style:family="text">
      <style:text-properties fo:font-variant="normal" fo:text-transform="none" fo:color="#1494d9" style:text-line-through-style="none" style:text-line-through-type="none" style:text-position="0% 100%" style:font-name="Avenir" fo:font-size="14pt" fo:letter-spacing="normal" fo:font-style="normal" style:text-underline-style="solid" style:text-underline-width="auto" style:text-underline-color="font-color" fo:font-weight="normal" style:font-name-asian="Avenir" style:font-size-asian="14pt" style:font-style-asian="normal" style:font-weight-asian="normal" style:font-name-complex="Avenir"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0.8000001907349pt" fo:letter-spacing="normal" fo:font-style="normal" style:text-underline-style="none" fo:font-weight="normal" style:font-name-asian="Courier New" style:font-size-asian="10.8000001907349pt" style:font-style-asian="normal" style:font-weight-asian="normal" style:font-name-complex="Courier New" style:font-size-complex="10.800000190734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1.6999998092651pt" fo:letter-spacing="normal" fo:font-style="normal" style:text-underline-style="none" fo:font-weight="normal" style:font-name-asian="Courier New" style:font-size-asian="11.6999998092651pt" style:font-style-asian="normal" style:font-weight-asian="normal" style:font-name-complex="Courier New" style:font-size-complex="11.6999998092651pt" style:font-style-complex="normal" style:font-weight-complex="normal"/>
    </style:style>
    <style:style style:name="T16" style:family="text">
      <style:text-properties fo:font-variant="normal" fo:text-transform="none" fo:color="#000000" style:text-line-through-style="none" style:text-line-through-type="none" style:text-position="30%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venir" fo:font-size="12.1000003814697pt" fo:letter-spacing="normal" fo:font-style="normal" style:text-underline-style="none" fo:font-weight="normal" style:font-name-asian="Avenir" style:font-size-asian="12.1000003814697pt" style:font-style-asian="normal" style:font-weight-asian="normal" style:font-name-complex="Avenir" style:font-size-complex="12.1000003814697pt" style:font-style-complex="normal" style:font-weight-complex="normal"/>
    </style:style>
    <style:style style:name="T18" style:family="text">
      <style:text-properties fo:font-variant="normal" fo:text-transform="none" fo:color="#1494d9" style:text-line-through-style="none" style:text-line-through-type="none" style:text-position="0% 100%" style:font-name="Avenir" fo:font-size="12.1000003814697pt" fo:letter-spacing="normal" fo:font-style="normal" style:text-underline-style="solid" style:text-underline-width="auto" style:text-underline-color="font-color" fo:font-weight="normal" style:font-name-asian="Avenir" style:font-size-asian="12.1000003814697pt" style:font-style-asian="normal" style:font-weight-asian="normal" style:font-name-complex="Avenir" style:font-size-complex="12.1000003814697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e5e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38cm" text:min-label-width="0.832cm"/>
        <style:text-properties style:font-name="Arial" fo:color="#000000" fo:font-size="11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38cm" text:min-label-width="0.832cm"/>
        <style:text-properties style:font-name="Arial" fo:color="#000000" fo:font-size="112%"/>
      </text:list-level-style-bullet>
      <text:list-level-style-bullet text:level="2" text:bullet-char="○">
        <style:list-level-properties text:space-before="1.752cm" text:min-label-width="0.78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38cm" text:min-label-width="0.832cm"/>
        <style:text-properties style:font-name="Arial" fo:color="#000000" fo:font-size="112%"/>
      </text:list-level-style-bullet>
      <text:list-level-style-bullet text:level="2" text:bullet-char="○">
        <style:list-level-properties text:space-before="1.752cm" text:min-label-width="0.788cm"/>
        <style:text-properties style:font-name="Arial" fo:color="#000000" fo:font-size="14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Avenir"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929cm" text:min-label-width="0.881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42cm" text:min-label-width="0.928cm"/>
        <style:text-properties style:font-name="Arial" fo:color="#000000" fo:font-size="11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42cm" text:min-label-width="0.928cm"/>
        <style:text-properties style:font-name="Arial" fo:color="#000000" fo:font-size="112%"/>
      </text:list-level-style-bullet>
      <text:list-level-style-bullet text:level="2" text:bullet-char="○">
        <style:list-level-properties text:space-before="1.678cm" text:min-label-width="0.86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471cm" text:min-label-width="0.7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14cm" text:min-label-width="0.856cm"/>
        <style:text-properties style:font-name="Arial" fo:color="#000000" fo:font-size="11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14cm" text:min-label-width="0.856cm"/>
        <style:text-properties style:font-name="Arial" fo:color="#000000" fo:font-size="112%"/>
      </text:list-level-style-bullet>
      <text:list-level-style-bullet text:level="2" text:bullet-char="○">
        <style:list-level-properties text:space-before="1.733cm" text:min-label-width="0.807cm"/>
        <style:text-properties style:font-name="Arial" fo:color="#000000" fo:font-size="14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14cm" text:min-label-width="0.856cm"/>
        <style:text-properties style:font-name="Arial" fo:color="#000000" fo:font-size="112%"/>
      </text:list-level-style-bullet>
      <text:list-level-style-bullet text:level="2" text:bullet-char="○">
        <style:list-level-properties text:space-before="1.733cm" text:min-label-width="0.807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14cm" text:min-label-width="0.856cm"/>
        <style:text-properties style:font-name="Arial" fo:color="#000000" fo:font-size="112%"/>
      </text:list-level-style-bullet>
      <text:list-level-style-bullet text:level="2" text:bullet-char="○">
        <style:list-level-properties text:space-before="1.733cm" text:min-label-width="0.807cm"/>
        <style:text-properties style:font-name="Arial" fo:color="#000000" fo:font-size="100%"/>
      </text:list-level-style-bullet>
      <text:list-level-style-bullet text:level="3" text:bullet-char="■">
        <style:list-level-properties text:space-before="3.003cm" text:min-label-width="0.807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14cm" text:min-label-width="0.856cm"/>
        <style:text-properties style:font-name="Arial" fo:color="#000000" fo:font-size="112%"/>
      </text:list-level-style-bullet>
      <text:list-level-style-number text:level="2" style:num-suffix="." style:num-format="1">
        <style:list-level-properties text:space-before="1.733cm" text:min-label-width="0.807cm"/>
        <style:text-properties fo:color="#000000" fo:font-size="100%"/>
      </text:list-level-style-number>
      <text:list-level-style-bullet text:level="3" text:bullet-char="■">
        <style:list-level-properties text:space-before="3.003cm" text:min-label-width="0.807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66cm" text:min-label-width="0.904cm"/>
        <style:text-properties style:font-name="Arial" fo:color="#000000" fo:font-size="11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66cm" text:min-label-width="0.904cm"/>
        <style:text-properties style:font-name="Arial" fo:color="#000000" fo:font-size="112%"/>
      </text:list-level-style-bullet>
      <text:list-level-style-bullet text:level="2" text:bullet-char="○">
        <style:list-level-properties text:space-before="1.696cm" text:min-label-width="0.84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9cm" text:min-label-width="0.88cm"/>
        <style:text-properties style:font-name="Arial" fo:color="#000000" fo:font-size="11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9cm" text:min-label-width="0.88cm"/>
        <style:text-properties style:font-name="Arial" fo:color="#000000" fo:font-size="112%"/>
      </text:list-level-style-bullet>
      <text:list-level-style-bullet text:level="2" text:bullet-char="○">
        <style:list-level-properties text:space-before="1.715cm" text:min-label-width="0.825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438cm" text:min-label-width="0.832cm"/>
        <style:text-properties style:font-name="Arial" fo:color="#000000" fo:font-size="112%"/>
      </text:list-level-style-bullet>
      <text:list-level-style-bullet text:level="2" text:bullet-char="○">
        <style:list-level-properties text:space-before="1.752cm" text:min-label-width="0.788cm"/>
        <style:text-properties style:font-name="Arial" fo:color="#000000" fo:font-size="100%"/>
      </text:list-level-style-bullet>
      <text:list-level-style-bullet text:level="3" text:bullet-char="■">
        <style:list-level-properties text:space-before="3.022cm" text:min-label-width="0.788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0000"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_5f_3">
        <draw:custom-shape draw:name="Google Shape;167;p20" draw:style-name="gr1" draw:text-style-name="P2" draw:layer="layout" svg:width="19.374cm" svg:height="3.391cm" svg:x="3.013cm" svg:y="4.41cm">
          <text:p text:style-name="P1"><text:span text:style-name="T1">TVM Bootcamp - Backe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0" draw:style-name="gr2" draw:text-style-name="P2" draw:layer="layout" svg:width="19.028cm" svg:height="2.253cm" svg:x="3.185cm" svg:y="8.733cm">
          <text:p text:style-name="P1"><text:span text:style-name="T2">Eric Lunderbe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c6b000be5a_0_0:notes" draw:style-name="gr3" draw:layer="layout" svg:width="12.699cm" svg:height="9.524cm" svg:x="3.175cm" svg:y="1.905cm" draw:page-number="1" presentation:class="page"/>
          <draw:frame draw:name="Google Shape;165;gc6b000be5a_0_0:notes" presentation:style-name="pr1" draw:text-style-name="P3" draw:layer="layout" svg:width="13.969cm" svg:height="11.429cm" svg:x="2.54cm" svg:y="12.065cm" presentation:class="notes" presentation:placeholder="true" presentation:user-transformed="true">
            <draw:text-box/>
          </draw:frame>
        </presentation:notes>
      </draw:page>
      <draw:page draw:name="Overview" draw:style-name="dp1" draw:master-page-name="TITLE_5f_AND_5f_BODY" presentation:presentation-page-layout-name="AL1T1">
        <draw:frame draw:name="Google Shape;173;p21" presentation:style-name="pr2" draw:text-style-name="P5" draw:layer="layout" svg:width="23.667cm" svg:height="1.59cm" svg:x="0.866cm" svg:y="0.801cm" presentation:class="title" presentation:user-transformed="true">
          <draw:text-box>
            <text:p text:style-name="P4"><text:span text:style-name="T3">Overview</text:span></text:p>
          </draw:text-box>
        </draw:frame>
        <draw:frame draw:name="Google Shape;174;p21" presentation:style-name="pr3"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175;p21" presentation:style-name="pr3"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176;p21" presentation:style-name="pr4" draw:text-style-name="P9" draw:layer="layout" svg:width="23.667cm" svg:height="8.889cm" svg:x="0.866cm" svg:y="2.392cm" presentation:class="outline" presentation:user-transformed="true">
          <draw:text-box>
            <text:list text:style-name="L5">
              <text:list-item>
                <text:p text:style-name="P8"><text:span text:style-name="T5">TVM supports several backend frameworks (e.g. CUDA, Vulkan, ROCm)</text:span></text:p>
              </text:list-item>
              <text:list-item>
                <text:p text:style-name="P8"><text:span text:style-name="T5">Each backend must conform to a standard interface when interacting with the TVM remainder of the framework.</text:span></text:p>
              </text:list-item>
              <text:list-item>
                <text:p text:style-name="P8"><text:span text:style-name="T5">This walkthrough is aimed at developers who want to implement/extend support for additional devices, and aren’t necessarily going to be adding compiler features/optimizations.</text:span></text:p>
              </text:list-item>
            </text:list>
            <text:list text:style-name="L6">
              <text:list-item>
                <text:list>
                  <text:list-item>
                    <text:p text:style-name="P8"><text:span text:style-name="T6">Everything outside of the device-specific code will be treated as opaque.</text:span></text:p>
                  </text:list-item>
                </text:list>
              </text:list-item>
              <text:list-item>
                <text:p text:style-name="P8"><text:span text:style-name="T5">All descriptions and links refer to commit 6c8ed60ec, the most recent commit on main as of 2021-12-03.</text:span></text:p>
              </text:list-item>
            </text:list>
          </draw:text-box>
        </draw:frame>
        <presentation:notes draw:style-name="dp2">
          <draw:page-thumbnail draw:name="Google Shape;170;g9381107de2_1_392:notes" draw:style-name="gr3" draw:layer="layout" svg:width="16.932cm" svg:height="9.524cm" svg:x="1.059cm" svg:y="1.905cm" draw:page-number="2" presentation:class="page"/>
          <draw:frame draw:name="Google Shape;171;g9381107de2_1_392:notes" presentation:style-name="pr5" draw:text-style-name="P3" draw:layer="layout" svg:width="15.239cm" svg:height="11.429cm" svg:x="1.905cm" svg:y="12.065cm" presentation:class="notes" presentation:placeholder="true" presentation:user-transformed="true">
            <draw:text-box/>
          </draw:frame>
        </presentation:notes>
      </draw:page>
      <draw:page draw:name="TVM Compilation/Runtime Flow" draw:style-name="dp1" draw:master-page-name="_31__5f_Title_20_only">
        <draw:custom-shape draw:name="Google Shape;181;p22" draw:style-name="gr4" draw:text-style-name="P10" draw:layer="layout" svg:width="2.612cm" svg:height="1.039cm" svg:x="11.13cm" svg:y="6.043cm">
          <text:p text:style-name="P1"><text:span text:style-name="T7">Description of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2" draw:style-name="gr4" draw:text-style-name="P10" draw:layer="layout" svg:width="2.213cm" svg:height="1.039cm" svg:x="8.117cm" svg:y="7.663cm">
          <text:p text:style-name="P1"><text:span text:style-name="T7">Input Data</text:span><text:span text:style-name="T7"><text:line-break/></text:span><text:span text:style-name="T7">on 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2" draw:style-name="gr4" draw:text-style-name="P10" draw:layer="layout" svg:width="2.479cm" svg:height="1.039cm" svg:x="14.385cm" svg:y="7.665cm">
          <text:p text:style-name="P1"><text:span text:style-name="T7">Output Data</text:span><text:span text:style-name="T7"><text:line-break/></text:span><text:span text:style-name="T7">on 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22" presentation:style-name="pr6" draw:text-style-name="P5" draw:layer="layout" svg:width="23.667cm" svg:height="1.59cm" svg:x="0.866cm" svg:y="0.416cm" presentation:class="title" presentation:user-transformed="true">
          <draw:text-box>
            <text:p text:style-name="P4"><text:span text:style-name="T3">TVM Compilation/Runtime Flow</text:span></text:p>
          </draw:text-box>
        </draw:frame>
        <draw:frame draw:name="Google Shape;185;p22" presentation:style-name="pr7" draw:text-style-name="P7" draw:layer="layout" svg:width="1.523cm" svg:height="1.092cm" svg:x="23.546cm" svg:y="12.954cm" presentation:class="page-number" presentation:user-transformed="true">
          <draw:text-box>
            <text:p text:style-name="P6"><text:span text:style-name="T4"><text:page-number>&lt;number&gt;</text:page-number></text:span></text:p>
          </draw:text-box>
        </draw:frame>
        <draw:custom-shape draw:name="Google Shape;186;p22" draw:style-name="gr5" draw:text-style-name="P11" draw:layer="layout" svg:width="0.559cm" svg:height="0.001cm" svg:x="13.812cm" svg:y="8.183cm">
          <text:p/>
          <draw:enhanced-geometry draw:mirror-horizontal="false" draw:mirror-vertical="false" draw:text-areas="0 0 ?f2 ?f3" svg:viewBox="0 0 0 0" draw:type="ooxml-bentConnector3" draw:modifiers="4997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oogle Shape;189;p22" xml:id="id2" draw:id="id2">
          <draw:custom-shape draw:name="Google Shape;190;p22" draw:style-name="gr4" draw:text-style-name="P10" draw:layer="layout" svg:width="2.747cm" svg:height="1.039cm" svg:x="7.785cm" svg:y="4.423cm">
            <text:p text:style-name="P1"><text:span text:style-name="T7">Description of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2" draw:style-name="gr5" draw:text-style-name="P11" draw:layer="layout" svg:width="0.597cm" svg:height="0.001cm" svg:x="10.532cm" svg:y="4.94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3;p22" draw:style-name="gr6" draw:text-style-name="P12" draw:layer="layout" svg:width="2.612cm" svg:height="1.039cm" svg:x="11.13cm" svg:y="4.423cm">
            <text:p text:style-name="P1"><text:span text:style-name="T7">Device-specific Code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2" draw:style-name="gr7" draw:text-style-name="P13" draw:layer="layout" svg:width="2.612cm" svg:height="1.039cm" svg:x="11.13cm" svg:y="6.043cm">
            <text:p text:style-name="P1"><text:span text:style-name="T7">Compiled Artif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2" draw:style-name="gr5" draw:text-style-name="P11" draw:layer="layout" svg:width="0.58cm" svg:height="0.001cm" draw:transform="rotate (-1.5707963267949) translate (12.437cm 5.463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196;p22" draw:style-name="gr5" draw:text-style-name="P11" draw:layer="layout" svg:width="0.58cm" svg:height="0.001cm" draw:transform="rotate (-1.5707963267949) translate (12.437cm 7.083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7;p22" draw:style-name="gr5" draw:text-style-name="P11" draw:layer="layout" svg:width="0.732cm" svg:height="0.001cm" svg:x="10.332cm" svg:y="8.183cm">
          <text:p/>
          <draw:enhanced-geometry draw:mirror-horizontal="false" draw:mirror-vertical="false" draw:text-areas="0 0 ?f2 ?f3" svg:viewBox="0 0 0 0" draw:type="ooxml-bentConnector3" draw:modifiers="5001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87;p22" draw:style-name="gr6" draw:text-style-name="P12" draw:layer="layout" svg:width="2.747cm" svg:height="1.039cm" svg:x="11.064cm" svg:y="7.663cm">
          <text:p text:style-name="P1"><text:span text:style-name="T7">Device-specific Run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9;p22" xml:id="id6" draw:id="id6">
          <draw:custom-shape draw:name="Google Shape;200;p22" draw:style-name="gr5" draw:text-style-name="P11" draw:layer="layout" svg:width="2.037cm" svg:height="0.698cm" draw:transform="rotate (-3.14159265358979) translate (7.918cm 11.42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03;p22" draw:style-name="gr7" draw:text-style-name="P13" draw:layer="layout" svg:width="2.213cm" svg:height="1.373cm" svg:x="11.331cm" svg:y="9.351cm">
            <text:p text:style-name="P1"><text:span text:style-name="T7">Empty Device Memory for 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2" draw:style-name="gr5" draw:text-style-name="P11" draw:layer="layout" svg:width="0.647cm" svg:height="0.001cm" draw:transform="rotate (1.5707963267949) translate (5.88cm 9.351cm)">
            <text:p/>
            <draw:enhanced-geometry draw:mirror-horizontal="fals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01;p22" draw:style-name="gr6" draw:text-style-name="P12" draw:layer="layout" svg:width="2.612cm" svg:height="1.039cm" svg:x="7.918cm" svg:y="10.904cm">
            <text:p text:style-name="P1"><text:span text:style-name="T7">Device-specific Memory Al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2" draw:style-name="gr5" draw:text-style-name="P11" draw:layer="layout" svg:width="1.906cm" svg:height="0.698cm" draw:transform="rotate (-3.14159265358979) translate (12.438cm 11.424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07;p22" draw:style-name="gr5" draw:text-style-name="P11" draw:layer="layout" svg:width="0.647cm" svg:height="0.001cm" draw:transform="rotate (1.5707963267949) translate (12.438cm 9.351cm)">
            <text:p/>
            <draw:enhanced-geometry draw:mirror-horizontal="false" draw:mirror-vertical="false" draw:text-areas="0 0 ?f2 ?f3" svg:viewBox="0 0 0 0" draw:type="ooxml-bentConnector3" draw:modifiers="5003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02;p22" draw:style-name="gr7" draw:text-style-name="P13" draw:layer="layout" svg:width="2.612cm" svg:height="1.373cm" svg:x="4.573cm" svg:y="9.351cm">
            <text:p text:style-name="P1"><text:span text:style-name="T7">Empty Device Memory for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8;p22" xml:id="id4" draw:id="id4">
          <draw:custom-shape draw:name="Google Shape;209;p22" draw:style-name="gr5" draw:text-style-name="P11" draw:layer="layout" svg:width="0.495cm" svg:height="0.001cm" svg:x="4.077cm" svg:y="8.183cm">
            <text:p/>
            <draw:enhanced-geometry draw:mirror-horizontal="false" draw:mirror-vertical="false" draw:text-areas="0 0 ?f2 ?f3" svg:viewBox="0 0 0 0" draw:type="ooxml-bentConnector3" draw:modifiers="499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88;p22" draw:style-name="gr7" draw:text-style-name="P13" draw:layer="layout" svg:width="2.479cm" svg:height="1.039cm" svg:x="14.371cm" svg:y="7.663cm">
            <text:p text:style-name="P1"><text:span text:style-name="T7">Output Data</text:span><text:span text:style-name="T7"><text:line-break/></text:span><text:span text:style-name="T7">on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2" draw:style-name="gr4" draw:text-style-name="P10" draw:layer="layout" svg:width="2.213cm" svg:height="1.039cm" svg:x="1.863cm" svg:y="7.663cm">
            <text:p text:style-name="P1"><text:span text:style-name="T7">Input Data</text:span><text:span text:style-name="T7"><text:line-break/></text:span><text:span text:style-name="T7">on 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2" draw:style-name="gr7" draw:text-style-name="P13" draw:layer="layout" svg:width="2.213cm" svg:height="1.039cm" svg:x="8.117cm" svg:y="7.663cm">
            <text:p text:style-name="P1"><text:span text:style-name="T7">Input Data</text:span><text:span text:style-name="T7"><text:line-break/></text:span><text:span text:style-name="T7">on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2" draw:style-name="gr6" draw:text-style-name="P12" draw:layer="layout" svg:width="2.612cm" svg:height="1.039cm" svg:x="4.573cm" svg:y="7.664cm">
            <text:p text:style-name="P1"><text:span text:style-name="T7">Device-specific mem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2" draw:style-name="gr5" draw:text-style-name="P11" draw:layer="layout" svg:width="0.93cm" svg:height="0.001cm" svg:x="7.186cm" svg:y="8.184cm">
            <text:p/>
            <draw:enhanced-geometry draw:mirror-horizontal="false" draw:mirror-vertical="false" draw:text-areas="0 0 ?f2 ?f3" svg:viewBox="0 0 0 0" draw:type="ooxml-bentConnector3" draw:modifiers="50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12;p22" draw:style-name="gr4" draw:text-style-name="P10" draw:layer="layout" svg:width="2.479cm" svg:height="1.039cm" svg:x="20.451cm" svg:y="7.652cm">
            <text:p text:style-name="P1"><text:span text:style-name="T7">Output Data</text:span><text:span text:style-name="T7"><text:line-break/></text:span><text:span text:style-name="T7">on 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2" draw:style-name="gr5" draw:text-style-name="P11" draw:layer="layout" svg:width="0.559cm" svg:height="0.001cm" svg:x="16.851cm" svg:y="8.183cm">
            <text:p/>
            <draw:enhanced-geometry draw:mirror-horizontal="false" draw:mirror-vertical="false" draw:text-areas="0 0 ?f2 ?f3" svg:viewBox="0 0 0 0" draw:type="ooxml-bentConnector3" draw:modifiers="4998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15;p22" draw:style-name="gr5" draw:text-style-name="P11" draw:layer="layout" svg:width="0.559cm" svg:height="0.012cm" draw:transform="rotate (-3.14159265358979) translate (20.449cm 8.185cm)">
            <text:p/>
            <draw:enhanced-geometry draw:mirror-horizontal="true" draw:mirror-vertical="false" draw:text-areas="0 0 ?f2 ?f3" svg:viewBox="0 0 0 0" draw:type="ooxml-bentConnector3" draw:modifiers="4998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14;p22" draw:style-name="gr6" draw:text-style-name="P12" draw:layer="layout" svg:width="2.479cm" svg:height="1.039cm" svg:x="17.411cm" svg:y="7.665cm">
            <text:p text:style-name="P1"><text:span text:style-name="T7">Device-specific mem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6;p22">
          <draw:custom-shape draw:name="Google Shape;217;p22" draw:style-name="gr6" draw:text-style-name="P12" draw:layer="layout" svg:width="3.518cm" svg:height="1.039cm" svg:x="18.917cm" svg:y="1.765cm">
            <text:p text:style-name="P1"><text:span text:style-name="T7">Device-specific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2" draw:style-name="gr8" draw:text-style-name="P2" draw:layer="layout" svg:width="1.523cm" svg:height="0.687cm" svg:x="19.914cm" svg:y="1.077cm">
            <text:p text:style-name="P1"><text:span text:style-name="T8">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2" draw:style-name="gr4" draw:text-style-name="P10" draw:layer="layout" svg:width="3.518cm" svg:height="1.039cm" svg:x="18.917cm" svg:y="2.957cm">
            <text:p text:style-name="P1"><text:span text:style-name="T7">Data Structure</text:span><text:span text:style-name="T7"><text:line-break/></text:span><text:span text:style-name="T7">(Input/Output to other T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2" draw:style-name="gr7" draw:text-style-name="P13" draw:layer="layout" svg:width="3.518cm" svg:height="1.039cm" svg:x="18.917cm" svg:y="4.15cm">
            <text:p text:style-name="P1"><text:span text:style-name="T7">Data Structure</text:span><text:span text:style-name="T7"><text:line-break/></text:span><text:span text:style-name="T7">(Opaque to all other T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22" draw:style-name="gr9" draw:text-style-name="P2" draw:layer="layout" svg:width="4.512cm" svg:height="4.552cm" svg:x="18.418cm" svg:y="0.932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222;p22" draw:style-name="gr10" draw:text-style-name="P2" xml:id="id1" draw:id="id1" draw:layer="layout" svg:width="5.645cm" svg:height="1.709cm" svg:x="10.707cm" svg:y="4.092cm">
          <text:p text:style-name="P4"><text:span text:style-name="T7">Should have separate compilation and execution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3;p22" xml:id="id3" draw:id="id3">
          <draw:custom-shape draw:name="Google Shape;224;p22" draw:style-name="gr10" draw:text-style-name="P2" draw:layer="layout" svg:width="5.645cm" svg:height="1.709cm" svg:x="17.119cm" svg:y="7.324cm">
            <text:p text:style-name="P4"><text:span text:style-name="T7">Should avoid copying data back to the host if it will be used again on the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2" draw:style-name="gr10" draw:text-style-name="P2" draw:layer="layout" svg:width="5.645cm" svg:height="1.709cm" svg:x="1.739cm" svg:y="7.324cm">
            <text:p text:style-name="P4"><text:span text:style-name="T7">Should re-use data on the device if it is already t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6;p22" draw:style-name="gr10" draw:text-style-name="P2" xml:id="id5" draw:id="id5" draw:layer="layout" svg:width="5.645cm" svg:height="1.709cm" svg:x="6.513cm" svg:y="9.852cm">
          <text:p text:style-name="P4"><text:span text:style-name="T7">Should re-use memory allocations where po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2" draw:style-name="gr10" draw:text-style-name="P2" xml:id="id7" draw:id="id7" draw:layer="layout" svg:width="6.664cm" svg:height="1.709cm" svg:x="5.892cm" svg:y="2.472cm">
          <text:p text:style-name="P4"><text:span text:style-name="T7">Optimization and code generation may depend on the device’s capa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8;p22" xml:id="id8" draw:id="id8">
          <draw:g draw:name="Google Shape;229;p22">
            <draw:custom-shape draw:name="Google Shape;230;p22" draw:style-name="gr4" draw:text-style-name="P10" draw:layer="layout" svg:width="3.518cm" svg:height="1.039cm" svg:x="3.667cm" svg:y="4.423cm">
              <text:p text:style-name="P1"><text:span text:style-name="T7">High-Level Description of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2" draw:style-name="gr5" draw:text-style-name="P11" draw:layer="layout" svg:width="0.597cm" svg:height="0.001cm" svg:x="7.186cm" svg:y="3.13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4;p22" draw:style-name="gr5" draw:text-style-name="P11" draw:layer="layout" svg:width="0.769cm" svg:height="0.001cm" draw:transform="rotate (-1.5707963267949) translate (9.158cm 3.653cm)">
              <text:p/>
              <draw:enhanced-geometry draw:mirror-horizontal="true" draw:mirror-vertical="false" draw:text-areas="0 0 ?f2 ?f3" svg:viewBox="0 0 0 0" draw:type="ooxml-bentConnector3" draw:modifiers="4997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5;p22" draw:style-name="gr5" draw:text-style-name="P11" draw:layer="layout" svg:width="0.597cm" svg:height="0.001cm" svg:x="7.186cm" svg:y="4.94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3;p22" draw:style-name="gr4" draw:text-style-name="P10" draw:layer="layout" svg:width="2.747cm" svg:height="1.039cm" svg:x="7.785cm" svg:y="2.613cm">
              <text:p text:style-name="P1"><text:span text:style-name="T7">Description of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2" draw:style-name="gr6" draw:text-style-name="P12" draw:layer="layout" svg:width="3.518cm" svg:height="1.039cm" svg:x="3.667cm" svg:y="2.613cm">
              <text:p text:style-name="P1"><text:span text:style-name="T7">Device-specific Capability Qu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2" draw:style-name="gr4" draw:text-style-name="P10" draw:layer="layout" svg:width="2.747cm" svg:height="1.039cm" svg:x="7.785cm" svg:y="4.422cm">
              <text:p text:style-name="P1"><text:span text:style-name="T7">Low-Level Description</text:span><text:span text:style-name="T7"><text:line-break/></text:span><text:span text:style-name="T7">of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6;p22" draw:style-name="gr5" draw:text-style-name="P11" draw:layer="layout" svg:width="1.904cm" svg:height="1.289cm" svg:x="10.532cm" svg:y="3.13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xit" presentation:preset-id="ooo-exit-disappear">
                  <anim:set smil:begin="0s" smil:dur="0.001s" smil:fill="hold" smil:targetElement="id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xit" presentation:preset-id="ooo-exit-disappear">
                  <anim:set smil:begin="0s" smil:dur="0.001s" smil:fill="hold" smil:targetElement="id7" smil:attributeName="visibility" smil:to="hidden"/>
                </anim:par>
              </anim:par>
            </anim:par>
          </anim:seq>
        </anim:par>
        <presentation:notes draw:style-name="dp2">
          <draw:page-thumbnail draw:name="Google Shape;178;g105e74f07cd_0_0:notes" draw:style-name="gr3" draw:layer="layout" svg:width="16.932cm" svg:height="9.524cm" svg:x="1.059cm" svg:y="1.905cm" draw:page-number="3" presentation:class="page"/>
          <draw:frame draw:name="Google Shape;179;g105e74f07cd_0_0:notes" presentation:style-name="pr8" draw:text-style-name="P3" draw:layer="layout" svg:width="15.239cm" svg:height="11.429cm" svg:x="1.905cm" svg:y="12.065cm" presentation:class="notes" presentation:placeholder="true" presentation:user-transformed="true">
            <draw:text-box/>
          </draw:frame>
        </presentation:notes>
      </draw:page>
      <draw:page draw:name="DeviceAPI" draw:style-name="dp1" draw:master-page-name="TITLE_5f_AND_5f_BODY_5f_4">
        <draw:frame draw:name="Google Shape;241;p23"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242;p23" presentation:style-name="pr10" draw:text-style-name="P5" draw:layer="layout" svg:width="23.667cm" svg:height="1.59cm" svg:x="0.866cm" svg:y="0.801cm" presentation:class="title" presentation:user-transformed="true">
          <draw:text-box>
            <text:p text:style-name="P4"><text:span text:style-name="T3">DeviceAPI</text:span></text:p>
          </draw:text-box>
        </draw:frame>
        <draw:frame draw:name="Google Shape;243;p23" presentation:style-name="pr11" draw:text-style-name="P9" draw:layer="layout" svg:width="12.753cm" svg:height="8.889cm" svg:x="0.866cm" svg:y="2.392cm" presentation:class="outline" presentation:user-transformed="true">
          <draw:text-box>
            <text:list text:style-name="L9">
              <text:list-item>
                <text:p text:style-name="P8"><text:span text:style-name="T5">Main interaction point with the physical device. <text:s/>(Additional details are on later slides.)</text:span></text:p>
              </text:list-item>
              <text:list-item>
                <text:p text:style-name="P8"><text:span text:style-name="T5">Each DeviceAPI subclass must have a function to return the global object Implemented as a singleton for each device type.</text:span></text:p>
              </text:list-item>
            </text:list>
            <text:list text:style-name="L10">
              <text:list-item>
                <text:list>
                  <text:list-item>
                    <text:p text:style-name="P8"><text:span text:style-name="T6">e.g. </text:span><text:span text:style-name="T9"><text:a xlink:href="https://github.com/apache/tvm/blob/6c8ed60ec/src/runtime/vulkan/vulkan_device_api.cc#L34" xlink:type="simple">VulkanDeviceAPI::Global()</text:a></text:span><text:span text:style-name="T6">, </text:span><text:span text:style-name="T9"><text:a xlink:href="https://github.com/apache/tvm/blob/6c8ed60ec/src/runtime/cuda/cuda_device_api.cc#L221" xlink:type="simple">CUDADeviceAPI::Global()</text:a></text:span></text:p>
                  </text:list-item>
                </text:list>
              </text:list-item>
              <text:list-item>
                <text:p text:style-name="P8"><text:span text:style-name="T5">Register the global function as </text:span><text:span text:style-name="T10">"device_api.$NAME"</text:span></text:p>
              </text:list-item>
            </text:list>
            <text:list text:style-name="L11">
              <text:list-item>
                <text:list>
                  <text:list-item>
                    <text:p text:style-name="P8"><text:span text:style-name="T6">e.g. </text:span><text:span text:style-name="T11"><text:a xlink:href="https://github.com/apache/tvm/blob/6c8ed60ec/src/runtime/cuda/cuda_device_api.cc#L245" xlink:type="simple">TVM_REGISTER_GLOBAL("device_api.cuda")</text:a></text:span></text:p>
                  </text:list-item>
                </text:list>
              </text:list-item>
            </text:list>
            <text:list text:style-name="L10">
              <text:list-item>
                <text:list>
                  <text:list-item>
                    <text:p text:style-name="P8"><text:span text:style-name="T6">Global function is called from </text:span><text:span text:style-name="T9"><text:a xlink:href="https://github.com/apache/tvm/blob/6c8ed60ec/src/runtime/c_runtime_api.cc#L127" xlink:type="simple">DeviceAPIManager::GetAPI</text:a></text:span><text:span text:style-name="T6"><text:s/>to interact with a device.</text:span></text:p>
                  </text:list-item>
                </text:list>
              </text:list-item>
              <text:list-item>
                <text:p text:style-name="P8"><text:span text:style-name="T5">Add an entry to the </text:span><text:span text:style-name="T12"><text:a xlink:href="https://github.com/apache/tvm/blob/6c8ed60ec/include/tvm/runtime/c_runtime_api.h#L84" xlink:type="simple">TVMDeviceExtType</text:a></text:span><text:span text:style-name="T5"><text:s/>enum representing the new DeviceAPI.</text:span></text:p>
                <text:list>
                  <text:list-item>
                    <text:p text:style-name="P8"><text:span text:style-name="T6">The value should be an unused value greater than </text:span><text:span text:style-name="T9"><text:a xlink:href="https://github.com/dmlc/dlpack/blob/3ec0443/include/dlpack/dlpack.h#L63" xlink:type="simple">DLDeviceType::kDLExtDev</text:a></text:span><text:span text:style-name="T6">, but less than </text:span><text:span text:style-name="T9"><text:a xlink:href="https://github.com/apache/tvm/blob/6c8ed60ec/src/runtime/c_runtime_api.cc#L93" xlink:type="simple">DeviceAPIManager::kMaxDeviceAPI</text:a></text:span><text:span text:style-name="T6">.</text:span></text:p>
                  </text:list-item>
                  <text:list-item>
                    <text:p text:style-name="P8"><text:span text:style-name="T6">This value is used to represent the device type both internally to TVM and when interacting with types defined in </text:span><text:span text:style-name="T9"><text:a xlink:href="https://github.com/dmlc/dlpack" xlink:type="simple">dlpack</text:a></text:span><text:span text:style-name="T6">.</text:span></text:p>
                  </text:list-item>
                </text:list>
              </text:list-item>
              <text:list-item>
                <text:p text:style-name="P8"><text:span text:style-name="T5">Add the conversion from enum value to string in </text:span><text:span text:style-name="T12"><text:a xlink:href="https://github.com/apache/tvm/blob/6c8ed60ec/include/tvm/runtime/device_api.h#L243" xlink:type="simple">tvm::runtime::DeviceName</text:a></text:span><text:span text:style-name="T5">. This string representation should match the name used earlier in TVM_REGISTER_GLOBAL.</text:span></text:p>
              </text:list-item>
              <text:list-item>
                <text:p text:style-name="P8"><text:span text:style-name="T5">Add the conversion from enum value to string in </text:span><text:span text:style-name="T12"><text:a xlink:href="https://github.com/apache/tvm/blob/6c8ed60ec/python/tvm/_ffi/runtime_ctypes.py#L201" xlink:type="simple">tvm.runtime.Device.MASK2STR</text:a></text:span><text:span text:style-name="T5">.</text:span></text:p>
              </text:list-item>
              <text:list-item>
                <text:p text:style-name="P8"><text:span text:style-name="T5">Add the conversion from string to enum value in </text:span><text:span text:style-name="T12"><text:a xlink:href="https://github.com/apache/tvm/blob/6c8ed60ec/python/tvm/_ffi/runtime_ctypes.py#L215" xlink:type="simple">tvm.runtime.Device.STR2MASK</text:a></text:span><text:span text:style-name="T5">.</text:span></text:p>
              </text:list-item>
            </text:list>
          </draw:text-box>
        </draw:frame>
        <draw:frame draw:name="Google Shape;244;p23"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custom-shape draw:name="Google Shape;245;p23" draw:style-name="gr11" draw:text-style-name="P2" draw:layer="layout" svg:width="0.874cm" svg:height="0.311cm" svg:x="20.384cm" svg:y="0.275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6;p23" draw:style-name="gr11" draw:text-style-name="P2" draw:layer="layout" svg:width="0.692cm" svg:height="0.311cm" svg:x="20.567cm" svg:y="1.25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7;p23" draw:style-name="gr11" draw:text-style-name="P2" draw:layer="layout" svg:width="0.692cm" svg:height="0.343cm" svg:x="21.26cm" svg:y="1.858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8;p23" draw:style-name="gr11" draw:text-style-name="P2" draw:layer="layout" svg:width="0.732cm" svg:height="0.311cm" svg:x="21.925cm" svg:y="1.25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9;p23" draw:style-name="gr11" draw:text-style-name="P2" draw:layer="layout" svg:width="0.641cm" svg:height="0.311cm" svg:x="23.304cm" svg:y="1.25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0;p23" draw:style-name="gr6" draw:text-style-name="P12" draw:layer="layout" svg:width="3.862cm" svg:height="1.537cm" svg:x="13.992cm" svg:y="3.438cm">
          <text:p text:style-name="P1"><text:span text:style-name="T7">Device-specific Capability Qu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23" draw:style-name="gr6" draw:text-style-name="P12" draw:layer="layout" svg:width="3.862cm" svg:height="1.537cm" svg:x="13.992cm" svg:y="7.354cm">
          <text:p text:style-name="P1"><text:span text:style-name="T7">Device-specific mem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3" draw:style-name="gr6" draw:text-style-name="P12" draw:layer="layout" svg:width="3.862cm" svg:height="1.537cm" svg:x="13.992cm" svg:y="5.396cm">
          <text:p text:style-name="P1"><text:span text:style-name="T7">Device-specific Memory Al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3" draw:style-name="gr6" draw:text-style-name="P12" draw:layer="layout" svg:width="3.862cm" svg:height="1.537cm" svg:x="13.992cm" svg:y="9.481cm">
          <text:p text:style-name="P1"><text:span text:style-name="T7">Device-specific Run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23" draw:style-name="gr6" draw:text-style-name="P12" draw:layer="layout" svg:width="5.682cm" svg:height="1.537cm" svg:x="19.043cm" svg:y="3.438cm">
          <text:p text:style-name="P1"><text:span text:style-name="T13"><text:a xlink:href="https://github.com/apache/tvm/blob/6c8ed60ec/include/tvm/runtime/device_api.h#L87" xlink:type="simple">DeviceAPI::GetAttr</text:a></text:span><text:span text:style-name="T7"><text:line-break/></text:span><text:span text:style-name="T13"><text:a xlink:href="https://github.com/apache/tvm/blob/6c8ed60ec/include/tvm/runtime/device_api.h#L95" xlink:type="simple">DeviceAPI::GetTargetProperty</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3" draw:style-name="gr6" draw:text-style-name="P12" draw:layer="layout" svg:width="5.682cm" svg:height="1.537cm" svg:x="19.043cm" svg:y="5.396cm">
          <text:p text:style-name="P1"><text:span text:style-name="T13"><text:a xlink:href="https://github.com/apache/tvm/blob/6c8ed60ec/include/tvm/runtime/device_api.h#L106" xlink:type="simple">DeviceAPI::AllocDataSpace</text:a></text:span></text:p>
          <text:p text:style-name="P1"><text:span text:style-name="T13"><text:a xlink:href="https://github.com/apache/tvm/blob/6c8ed60ec/include/tvm/runtime/device_api.h#L190" xlink:type="simple">DeviceAPI::AllocWorkspac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23" draw:style-name="gr6" draw:text-style-name="P12" draw:layer="layout" svg:width="5.682cm" svg:height="1.537cm" svg:x="19.043cm" svg:y="7.354cm">
          <text:p text:style-name="P1"><text:a xlink:href="https://github.com/apache/tvm/blob/6c8ed60ec/include/tvm/runtime/device_api.h#L133" xlink:type="simple">DeviceAPI::CopyDataFromT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3" draw:style-name="gr6" draw:text-style-name="P12" draw:layer="layout" svg:width="5.682cm" svg:height="1.537cm" svg:x="19.043cm" svg:y="9.48cm">
          <text:p text:style-name="P1"><text:span text:style-name="T13"><text:a xlink:href="https://github.com/apache/tvm/blob/6c8ed60ec/include/tvm/runtime/packed_func.h#L68" xlink:type="simple">runtime::</text:a></text:span><text:span text:style-name="T13"><text:a xlink:href="https://github.com/apache/tvm/blob/6c8ed60ec/include/tvm/runtime/packed_func.h#L68" xlink:type="simple"/></text:span><text:span text:style-name="T13"><text:a xlink:href="https://github.com/apache/tvm/blob/6c8ed60ec/include/tvm/runtime/packed_func.h#L68" xlink:type="simple">PackedFunc</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8;g105ce26fa98_1_0:notes" draw:style-name="gr3" draw:layer="layout" svg:width="16.932cm" svg:height="9.524cm" svg:x="1.059cm" svg:y="1.905cm" draw:page-number="4" presentation:class="page"/>
          <draw:frame draw:name="Google Shape;239;g105ce26fa98_1_0:notes" presentation:style-name="pr12" draw:text-style-name="P3" draw:layer="layout" svg:width="15.239cm" svg:height="11.429cm" svg:x="1.905cm" svg:y="12.065cm" presentation:class="notes" presentation:placeholder="true" presentation:user-transformed="true">
            <draw:text-box/>
          </draw:frame>
        </presentation:notes>
      </draw:page>
      <draw:page draw:name="tvm::Target Object" draw:style-name="dp1" draw:master-page-name="TITLE_5f_AND_5f_BODY_5f_4">
        <draw:frame draw:name="Google Shape;262;p24"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263;p24" presentation:style-name="pr10" draw:text-style-name="P5" draw:layer="layout" svg:width="23.667cm" svg:height="1.59cm" svg:x="0.866cm" svg:y="0.801cm" presentation:class="title" presentation:user-transformed="true">
          <draw:text-box>
            <text:p text:style-name="P4"><text:span text:style-name="T3">tvm::Target Object</text:span></text:p>
          </draw:text-box>
        </draw:frame>
        <draw:frame draw:name="Google Shape;264;p24" presentation:style-name="pr11" draw:text-style-name="P9" draw:layer="layout" svg:width="18.237cm" svg:height="8.889cm" svg:x="0.866cm" svg:y="2.392cm" presentation:class="outline" presentation:user-transformed="true">
          <draw:text-box>
            <text:list text:style-name="L5">
              <text:list-item>
                <text:p text:style-name="P8"><text:span text:style-name="T5">Contains properties about the device (e.g. warp size), and the code generator to be used (e.g. llvm/nvptx/cuda).</text:span></text:p>
              </text:list-item>
            </text:list>
            <text:list text:style-name="L12">
              <text:list-item>
                <text:p text:style-name="P8"><text:span text:style-name="T5">Can be serialized/deserialized for remote </text:span></text:p>
              </text:list-item>
            </text:list>
            <text:list text:style-name="L5">
              <text:list-item>
                <text:p text:style-name="P8"><text:span text:style-name="T5">New targets should be registered with the </text:span><text:span text:style-name="T12"><text:a xlink:href="https://github.com/apache/tvm/blob/6c8ed60ec/include/tvm/target/target_kind.h#L404" xlink:type="simple">TVM_REGISTER_TARGET_KIND</text:a></text:span><text:span text:style-name="T5"><text:s/>macro.</text:span></text:p>
              </text:list-item>
            </text:list>
            <text:list text:style-name="L6">
              <text:list-item>
                <text:list>
                  <text:list-item>
                    <text:p text:style-name="P8"><text:span text:style-name="T6">Defines the mapping from compile-time code generator to runtime device. (e.g. </text:span><text:span text:style-name="T9"><text:a xlink:href="https://github.com/apache/tvm/blob/6c8ed60ec/src/target/target_kind.cc#L284" xlink:type="simple">TVM_REGISTER_TARGET_KIND("cuda", kDLCUDA)</text:a></text:span><text:span text:style-name="T6"><text:s/>defines the “cuda” code generator, which should run on a device of type kDLCUDA.)</text:span></text:p>
                  </text:list-item>
                  <text:list-item>
                    <text:p text:style-name="P8"><text:span text:style-name="T6">Defines attributes for the target. <text:s/>(e.g. </text:span><text:span text:style-name="T9"><text:a xlink:href="https://github.com/apache/tvm/blob/6c8ed60ec/src/target/target_kind.cc#L289" xlink:type="simple">.add_attr_option&lt;Integer&gt;("thread_warp_size", Integer(32))</text:a></text:span><text:span text:style-name="T6"><text:s/>defines the “thread_warp_size” option, with default value of 32.)</text:span></text:p>
                  </text:list-item>
                </text:list>
              </text:list-item>
              <text:list-item>
                <text:p text:style-name="P8"><text:span text:style-name="T5">Multiple code generators may be associated with the same runtime device.</text:span></text:p>
                <text:list>
                  <text:list-item>
                    <text:p text:style-name="P8"><text:span text:style-name="T6">e.g. The “llvm” and “c” code generators both run on the CPU.</text:span></text:p>
                  </text:list-item>
                </text:list>
              </text:list-item>
            </text:list>
          </draw:text-box>
        </draw:frame>
        <draw:frame draw:name="Google Shape;265;p24"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custom-shape draw:name="Google Shape;266;p24" draw:style-name="gr4" draw:text-style-name="P10" draw:layer="layout" svg:width="2.747cm" svg:height="1.039cm" svg:x="20.652cm" svg:y="4.453cm">
          <text:p text:style-name="P1"><text:span text:style-name="T13"><text:a xlink:href="https://github.com/apache/tvm/blob/6c8ed60ec/include/tvm/target/target.h#L141" xlink:type="simple">tvm::Targe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4" draw:style-name="gr4" draw:text-style-name="P10" draw:layer="layout" svg:width="2.747cm" svg:height="1.039cm" svg:x="20.652cm" svg:y="2.707cm">
          <text:p text:style-name="P1"><text:span text:style-name="T7">Description of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24" draw:style-name="gr11" draw:text-style-name="P2" draw:layer="layout" svg:width="0.748cm" svg:height="0.343cm" svg:x="21.249cm" svg:y="0.253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59;g105e74f07cd_6_616:notes" draw:style-name="gr3" draw:layer="layout" svg:width="16.932cm" svg:height="9.524cm" svg:x="1.059cm" svg:y="1.905cm" draw:page-number="5" presentation:class="page"/>
          <draw:frame draw:name="Google Shape;260;g105e74f07cd_6_616:notes" presentation:style-name="pr13" draw:text-style-name="P3" draw:layer="layout" svg:width="15.239cm" svg:height="11.429cm" svg:x="1.905cm" svg:y="12.065cm" presentation:class="notes" presentation:placeholder="true" presentation:user-transformed="true">
            <draw:text-box/>
          </draw:frame>
        </presentation:notes>
      </draw:page>
      <draw:page draw:name="Device Capability Query" draw:style-name="dp1" draw:master-page-name="TITLE_5f_AND_5f_BODY_5f_4">
        <draw:frame draw:name="Google Shape;273;p25"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274;p25" presentation:style-name="pr10" draw:text-style-name="P5" draw:layer="layout" svg:width="23.667cm" svg:height="1.59cm" svg:x="0.866cm" svg:y="0.801cm" presentation:class="title" presentation:user-transformed="true">
          <draw:text-box>
            <text:p text:style-name="P4"><text:span text:style-name="T3">Device Capability Query</text:span></text:p>
          </draw:text-box>
        </draw:frame>
        <draw:frame draw:name="Google Shape;275;p25" presentation:style-name="pr11" draw:text-style-name="P9" draw:layer="layout" svg:width="16.457cm" svg:height="8.889cm" svg:x="0.866cm" svg:y="2.392cm" presentation:class="outline" presentation:user-transformed="true">
          <draw:text-box>
            <text:list text:style-name="L5">
              <text:list-item>
                <text:p text:style-name="P8"><text:span text:style-name="T5">Typically stored into a tvm::Target object.</text:span></text:p>
              </text:list-item>
              <text:list-item>
                <text:p text:style-name="P8"><text:span text:style-name="T12"><text:a xlink:href="https://github.com/apache/tvm/blob/6c8ed60ec/include/tvm/runtime/device_api.h#L87" xlink:type="simple">DeviceAPI::GetAttr</text:a></text:span></text:p>
              </text:list-item>
            </text:list>
            <text:list text:style-name="L6">
              <text:list-item>
                <text:list>
                  <text:list-item>
                    <text:p text:style-name="P8"><text:span text:style-name="T6">Earlier API, looks up a device attribute listed in the enum </text:span><text:span text:style-name="T9"><text:a xlink:href="https://github.com/apache/tvm/blob/6c8ed60ec/include/tvm/runtime/device_api.h#L38" xlink:type="simple">DeviceAttrKind</text:a></text:span><text:span text:style-name="T6">.</text:span></text:p>
                  </text:list-item>
                  <text:list-item>
                    <text:p text:style-name="P8"><text:span text:style-name="T6">Most cases that require device information should look up the cached values in the tvm::Target object.</text:span></text:p>
                  </text:list-item>
                </text:list>
              </text:list-item>
              <text:list-item>
                <text:p text:style-name="P8"><text:span text:style-name="T12"><text:a xlink:href="https://github.com/apache/tvm/blob/6c8ed60ec/include/tvm/runtime/device_api.h#L95" xlink:type="simple">DeviceAPI::GetTargetProperty</text:a></text:span></text:p>
                <text:list>
                  <text:list-item>
                    <text:p text:style-name="P8"><text:span text:style-name="T6">More recent API, looks up a device attribute by string.</text:span></text:p>
                  </text:list-item>
                  <text:list-item>
                    <text:p text:style-name="P8"><text:span text:style-name="T6">Called during construction of a Target object, if the </text:span><text:span text:style-name="T14">"-from_device=$DEVICE_NUM"</text:span><text:span text:style-name="T6"> property is given.</text:span></text:p>
                  </text:list-item>
                </text:list>
              </text:list-item>
            </text:list>
            <text:list text:style-name="L13">
              <text:list-item>
                <text:list>
                  <text:list-item>
                    <text:list>
                      <text:list-item>
                        <text:p text:style-name="P8"><text:span text:style-name="T6">e.g. </text:span><text:span text:style-name="T15">target = tvm.target.Target("vulkan -from_device=0")</text:span></text:p>
                      </text:list-item>
                    </text:list>
                  </text:list-item>
                </text:list>
              </text:list-item>
            </text:list>
          </draw:text-box>
        </draw:frame>
        <draw:frame draw:name="Google Shape;276;p25"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g draw:name="Google Shape;277;p25">
          <draw:custom-shape draw:name="Google Shape;278;p25" draw:style-name="gr5" draw:text-style-name="P11" draw:layer="layout" svg:width="0.597cm" svg:height="0.001cm" svg:x="21.713cm" svg:y="3.12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0;p25" draw:style-name="gr4" draw:text-style-name="P10" draw:layer="layout" svg:width="2.747cm" svg:height="1.039cm" svg:x="22.311cm" svg:y="2.605cm">
            <text:p text:style-name="P1"><text:span text:style-name="T7">Description of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25" draw:style-name="gr6" draw:text-style-name="P12" draw:layer="layout" svg:width="3.518cm" svg:height="1.039cm" svg:x="18.194cm" svg:y="2.605cm">
            <text:p text:style-name="P1"><text:span text:style-name="T7">Device-specific Capability Qu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1;p25">
          <draw:custom-shape draw:name="Google Shape;282;p25" draw:style-name="gr5" draw:text-style-name="P11" draw:layer="layout" svg:width="0.597cm" svg:height="0.001cm" svg:x="21.713cm" svg:y="4.87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4;p25" draw:style-name="gr4" draw:text-style-name="P10" draw:layer="layout" svg:width="2.747cm" svg:height="1.039cm" svg:x="22.311cm" svg:y="4.352cm">
            <text:p text:style-name="P1"><text:span text:style-name="T13"><text:a xlink:href="https://github.com/apache/tvm/blob/6c8ed60ec/include/tvm/target/target.h#L141" xlink:type="simple">tvm::Targe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25" draw:style-name="gr6" draw:text-style-name="P12" draw:layer="layout" svg:width="3.518cm" svg:height="1.039cm" svg:x="18.194cm" svg:y="4.352cm">
            <text:p text:style-name="P1"><text:span text:style-name="T13"><text:a xlink:href="https://github.com/apache/tvm/blob/6c8ed60ec/include/tvm/runtime/device_api.h#L87" xlink:type="simple">DeviceAPI::GetAttr</text:a></text:span><text:span text:style-name="T7"><text:line-break/></text:span><text:span text:style-name="T13"><text:a xlink:href="https://github.com/apache/tvm/blob/6c8ed60ec/include/tvm/runtime/device_api.h#L95" xlink:type="simple">DeviceAPI::GetTargetProperty</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5;p25" draw:style-name="gr11" draw:text-style-name="P2" draw:layer="layout" svg:width="1.658cm" svg:height="0.343cm" svg:x="20.37cm" svg:y="0.243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70;g105e74f07cd_6_209:notes" draw:style-name="gr3" draw:layer="layout" svg:width="16.932cm" svg:height="9.524cm" svg:x="1.059cm" svg:y="1.905cm" draw:page-number="6" presentation:class="page"/>
          <draw:frame draw:name="Google Shape;271;g105e74f07cd_6_209:notes" presentation:style-name="pr14" draw:text-style-name="P3" draw:layer="layout" svg:width="15.239cm" svg:height="11.429cm" svg:x="1.905cm" svg:y="12.065cm" presentation:class="notes" presentation:placeholder="true" presentation:user-transformed="true">
            <draw:text-box/>
          </draw:frame>
        </presentation:notes>
      </draw:page>
      <draw:page draw:name="Low-Level TIR" draw:style-name="dp1" draw:master-page-name="TITLE_5f_AND_5f_BODY_5f_4">
        <draw:frame draw:name="Google Shape;290;p26"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291;p26" presentation:style-name="pr10" draw:text-style-name="P5" draw:layer="layout" svg:width="23.667cm" svg:height="1.59cm" svg:x="0.866cm" svg:y="0.801cm" presentation:class="title" presentation:user-transformed="true">
          <draw:text-box>
            <text:p text:style-name="P4"><text:span text:style-name="T3">Low-Level TIR</text:span></text:p>
          </draw:text-box>
        </draw:frame>
        <draw:frame draw:name="Google Shape;292;p26" presentation:style-name="pr11" draw:text-style-name="P9" draw:layer="layout" svg:width="18.561cm" svg:height="8.889cm" svg:x="0.866cm" svg:y="2.392cm" presentation:class="outline" presentation:user-transformed="true">
          <draw:text-box>
            <text:list text:style-name="L14">
              <text:list-item>
                <text:p text:style-name="P8"><text:span text:style-name="T5">Some construct’s in TVM’s IR are high-level structures that are removed during the lowering process. <text:s/>Device-specific codegen only needs to handle the low-level structures that remain after the lowering has completed.</text:span></text:p>
              </text:list-item>
              <text:list-item>
                <text:p text:style-name="P8"><text:span text:style-name="T5">Allowed in low-level TIR</text:span></text:p>
              </text:list-item>
            </text:list>
            <text:list text:style-name="L15">
              <text:list-item>
                <text:list>
                  <text:list-item>
                    <text:p text:style-name="P8"><text:span text:style-name="T9"><text:a xlink:href="https://github.com/apache/tvm/blob/6c8ed60ec/include/tvm/tir/function.h#L135" xlink:type="simple">tir::PrimFunc</text:a></text:span><text:span text:style-name="T6"><text:s/>function definitions.</text:span></text:p>
                  </text:list-item>
                  <text:list-item>
                    <text:p text:style-name="P8"><text:span text:style-name="T6">Control flow (e.g. </text:span><text:span text:style-name="T9"><text:a xlink:href="https://github.com/apache/tvm/blob/6c8ed60ec/include/tvm/tir/stmt.h#L809" xlink:type="simple">ForNode</text:a></text:span><text:span text:style-name="T6">, </text:span><text:span text:style-name="T9"><text:a xlink:href="https://github.com/apache/tvm/blob/6c8ed60ec/include/tvm/tir/stmt.h#L689" xlink:type="simple">IfThenElseNode</text:a></text:span><text:span text:style-name="T6">)</text:span></text:p>
                  </text:list-item>
                  <text:list-item>
                    <text:p text:style-name="P8"><text:span text:style-name="T6">Variable definition and access (e.g. </text:span><text:span text:style-name="T9"><text:a xlink:href="https://github.com/apache/tvm/blob/6c8ed60ec/include/tvm/tir/expr.h#L848" xlink:type="simple">LetNode</text:a></text:span><text:span text:style-name="T6">, </text:span><text:span text:style-name="T9"><text:a xlink:href="https://github.com/apache/tvm/blob/6c8ed60ec/include/tvm/tir/var.h#L47" xlink:type="simple">VarNode</text:a></text:span><text:span text:style-name="T6">)</text:span></text:p>
                  </text:list-item>
                  <text:list-item>
                    <text:p text:style-name="P8"><text:span text:style-name="T6">Computations (e.g. </text:span><text:span text:style-name="T9"><text:a xlink:href="https://github.com/apache/tvm/blob/6c8ed60ec/include/tvm/tir/expr.h#L155" xlink:type="simple">AddNode</text:a></text:span><text:span text:style-name="T6">, </text:span><text:span text:style-name="T9"><text:a xlink:href="https://github.com/apache/tvm/blob/6c8ed60ec/include/tvm/tir/expr.h#L171" xlink:type="simple">SubNode</text:a></text:span><text:span text:style-name="T6">)</text:span></text:p>
                  </text:list-item>
                  <text:list-item>
                    <text:p text:style-name="P8"><text:span text:style-name="T6">Memory allocation and access (e.g. </text:span><text:span text:style-name="T9"><text:a xlink:href="https://github.com/apache/tvm/blob/6c8ed60ec/include/tvm/tir/stmt.h#L512" xlink:type="simple">AllocateNode</text:a></text:span><text:span text:style-name="T6">, </text:span><text:span text:style-name="T9"><text:a xlink:href="https://github.com/apache/tvm/blob/6c8ed60ec/include/tvm/tir/stmt.h#L229" xlink:type="simple">StoreNode</text:a></text:span><text:span text:style-name="T16">1</text:span><text:span text:style-name="T6">, </text:span><text:span text:style-name="T9"><text:a xlink:href="https://github.com/apache/tvm/blob/6c8ed60ec/include/tvm/tir/expr.h#L710" xlink:type="simple">LoadNode</text:a></text:span><text:span text:style-name="T16">1</text:span><text:span text:style-name="T6">)</text:span></text:p>
                  </text:list-item>
                </text:list>
              </text:list-item>
              <text:list-item>
                <text:p text:style-name="P8"><text:span text:style-name="T5">Not allowed in low-level TIR</text:span></text:p>
                <text:list>
                  <text:list-item>
                    <text:p text:style-name="P8"><text:span text:style-name="T9"><text:a xlink:href="https://github.com/apache/tvm/blob/6c8ed60ec/include/tvm/relay/function.h#L104" xlink:type="simple">relay::Function</text:a></text:span><text:span text:style-name="T6"><text:s/>function definitions.</text:span></text:p>
                  </text:list-item>
                  <text:list-item>
                    <text:p text:style-name="P8"><text:span text:style-name="T6">TE-specific nodes such as </text:span><text:span text:style-name="T9"><text:a xlink:href="https://github.com/apache/tvm/blob/6c8ed60ec/include/tvm/tir/expr.h#L688" xlink:type="simple">ProducerLoad</text:a></text:span><text:span text:style-name="T6">/</text:span><text:span text:style-name="T9"><text:a xlink:href="https://github.com/apache/tvm/blob/6c8ed60ec/include/tvm/tir/stmt.h#L438" xlink:type="simple">ProducerStore</text:a></text:span><text:span text:style-name="T6">.</text:span></text:p>
                  </text:list-item>
                  <text:list-item>
                    <text:p text:style-name="P8"><text:span text:style-name="T6">Attributes that indicate transformations to be performed. <text:s/>(e.g. </text:span><text:span text:style-name="T9"><text:a xlink:href="https://github.com/apache/tvm/blob/6c8ed60ec/include/tvm/tir/stmt.h#L122" xlink:type="simple">AttrStmtNode::attr_key</text:a></text:span><text:span text:style-name="T6"><text:s/>set to </text:span><text:span text:style-name="T9"><text:a xlink:href="https://github.com/apache/tvm/blob/6c8ed60ec/include/tvm/tir/stmt.h#L1282" xlink:type="simple">attr::double_buffer_scope</text:a></text:span><text:span text:style-name="T6">)</text:span></text:p>
                  </text:list-item>
                  <text:list-item>
                    <text:p text:style-name="P8"><text:span text:style-name="T6">Calls to TVM-specific built-in functions. <text:s/>(e.g. </text:span><text:span text:style-name="T9"><text:a xlink:href="https://github.com/apache/tvm/blob/6c8ed60ec/include/tvm/tir/expr.h#L902" xlink:type="simple">CallNode::op</text:a></text:span><text:span text:style-name="T6"><text:s/>set to </text:span><text:span text:style-name="T9"><text:a xlink:href="https://github.com/apache/tvm/blob/6c8ed60ec/src/tir/op/builtin.cc#L178" xlink:type="simple">builtin::tvm_call_packed</text:a></text:span><text:span text:style-name="T6">)</text:span></text:p>
                  </text:list-item>
                </text:list>
              </text:list-item>
            </text:list>
          </draw:text-box>
        </draw:frame>
        <draw:frame draw:name="Google Shape;293;p26"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g draw:name="Google Shape;294;p26">
          <draw:g draw:name="Google Shape;295;p26">
            <draw:g draw:name="Google Shape;296;p26">
              <draw:custom-shape draw:name="Google Shape;297;p26" draw:style-name="gr12" draw:text-style-name="P11" draw:layer="layout" svg:width="0.126cm" svg:height="0.001cm" svg:x="21.894cm" svg:y="0.77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0;p26" draw:style-name="gr12" draw:text-style-name="P11" draw:layer="layout" svg:width="0.105cm" svg:height="0.001cm" svg:x="20.52cm" svg:y="1.402cm">
                <text:p/>
                <draw:enhanced-geometry draw:mirror-horizontal="false" draw:mirror-vertical="false" draw:text-areas="0 0 ?f2 ?f3" svg:viewBox="0 0 0 0" draw:type="ooxml-bentConnector3" draw:modifiers="499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99;p26" draw:style-name="gr13" draw:text-style-name="P12" draw:layer="layout" svg:width="0.555cm" svg:height="0.2cm" svg:x="22.022cm" svg:y="0.675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26" draw:style-name="gr12" draw:text-style-name="P11" draw:layer="layout" svg:width="0.118cm" svg:height="0.001cm" svg:x="22.593cm" svg:y="1.402cm">
                <text:p/>
                <draw:enhanced-geometry draw:mirror-horizontal="false" draw:mirror-vertical="false" draw:text-areas="0 0 ?f2 ?f3" svg:viewBox="0 0 0 0" draw:type="ooxml-bentConnector3" draw:modifiers="4997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5;p26" draw:style-name="gr14" draw:text-style-name="P13" draw:layer="layout" svg:width="0.527cm" svg:height="0.2cm" svg:x="22.712cm" svg:y="1.302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26" draw:style-name="gr15" draw:text-style-name="P10" draw:layer="layout" svg:width="0.47cm" svg:height="0.2cm" svg:x="20.049cm" svg:y="1.302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26" draw:style-name="gr15" draw:text-style-name="P10" draw:layer="layout" svg:width="0.584cm" svg:height="0.2cm" svg:x="21.309cm" svg:y="0.675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26" draw:style-name="gr15" draw:text-style-name="P10" draw:layer="layout" svg:width="0.748cm" svg:height="0.2cm" svg:x="20.433cm" svg:y="0.675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26" draw:style-name="gr12" draw:text-style-name="P11" draw:layer="layout" svg:width="0.126cm" svg:height="0.001cm" svg:x="21.182cm" svg:y="0.42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0;p26" draw:style-name="gr12" draw:text-style-name="P11" draw:layer="layout" svg:width="0.148cm" svg:height="0.001cm" draw:transform="rotate (-1.5707963267949) translate (21.601cm 0.526cm)">
                <text:p/>
                <draw:enhanced-geometry draw:mirror-horizontal="true" draw:mirror-vertical="false" draw:text-areas="0 0 ?f2 ?f3" svg:viewBox="0 0 0 0" draw:type="ooxml-bentConnector3" draw:modifiers="4997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1;p26" draw:style-name="gr12" draw:text-style-name="P11" draw:layer="layout" svg:width="0.126cm" svg:height="0.001cm" svg:x="21.182cm" svg:y="0.77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9;p26" draw:style-name="gr15" draw:text-style-name="P10" draw:layer="layout" svg:width="0.584cm" svg:height="0.2cm" svg:x="21.309cm" svg:y="0.325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26" draw:style-name="gr13" draw:text-style-name="P12" draw:layer="layout" svg:width="0.748cm" svg:height="0.2cm" svg:x="20.433cm" svg:y="0.325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26" draw:style-name="gr14" draw:text-style-name="P13" draw:layer="layout" svg:width="0.555cm" svg:height="0.2cm" svg:x="22.022cm" svg:y="0.988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26" draw:style-name="gr12" draw:text-style-name="P11" draw:layer="layout" svg:width="0.111cm" svg:height="0.001cm" draw:transform="rotate (-1.5707963267949) translate (22.299cm 0.876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4;p26" draw:style-name="gr12" draw:text-style-name="P11" draw:layer="layout" svg:width="0.111cm" svg:height="0.001cm" draw:transform="rotate (-1.5707963267949) translate (22.299cm 1.19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5;p26" draw:style-name="gr14" draw:text-style-name="P13" draw:layer="layout" svg:width="0.47cm" svg:height="0.2cm" svg:x="21.38cm" svg:y="1.302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26" draw:style-name="gr12" draw:text-style-name="P11" draw:layer="layout" svg:width="0.433cm" svg:height="0.134cm" draw:transform="rotate (-3.14159265358979) translate (21.338cm 2.02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19;p26" draw:style-name="gr14" draw:text-style-name="P13" draw:layer="layout" svg:width="0.47cm" svg:height="0.265cm" svg:x="22.064cm" svg:y="1.628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26" draw:style-name="gr12" draw:text-style-name="P11" draw:layer="layout" svg:width="0.124cm" svg:height="0.001cm" draw:transform="rotate (1.5707963267949) translate (20.904cm 1.628cm)">
                <text:p/>
                <draw:enhanced-geometry draw:mirror-horizontal="fals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2;p26" draw:style-name="gr13" draw:text-style-name="P12" draw:layer="layout" svg:width="0.555cm" svg:height="0.2cm" svg:x="20.626cm" svg:y="1.302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6" draw:style-name="gr13" draw:text-style-name="P12" draw:layer="layout" svg:width="0.555cm" svg:height="0.2cm" svg:x="21.338cm" svg:y="1.929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6" draw:style-name="gr12" draw:text-style-name="P11" draw:layer="layout" svg:width="0.405cm" svg:height="0.134cm" draw:transform="rotate (-3.14159265358979) translate (22.298cm 2.029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22;p26" draw:style-name="gr12" draw:text-style-name="P11" draw:layer="layout" svg:width="0.197cm" svg:height="0.001cm" svg:x="21.182cm" svg:y="1.403cm">
                <text:p/>
                <draw:enhanced-geometry draw:mirror-horizontal="false" draw:mirror-vertical="false" draw:text-areas="0 0 ?f2 ?f3" svg:viewBox="0 0 0 0" draw:type="ooxml-bentConnector3" draw:modifiers="50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23;p26" draw:style-name="gr12" draw:text-style-name="P11" draw:layer="layout" svg:width="0.155cm" svg:height="0.001cm" svg:x="21.852cm" svg:y="1.402cm">
                <text:p/>
                <draw:enhanced-geometry draw:mirror-horizontal="false" draw:mirror-vertical="false" draw:text-areas="0 0 ?f2 ?f3" svg:viewBox="0 0 0 0" draw:type="ooxml-bentConnector3" draw:modifiers="5001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4;p26" draw:style-name="gr13" draw:text-style-name="P12" draw:layer="layout" svg:width="0.584cm" svg:height="0.2cm" svg:x="22.008cm" svg:y="1.302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26" draw:style-name="gr12" draw:text-style-name="P11" draw:layer="layout" svg:width="0.124cm" svg:height="0.001cm" draw:transform="rotate (1.5707963267949) translate (22.3cm 1.628cm)">
                <text:p/>
                <draw:enhanced-geometry draw:mirror-horizontal="false" draw:mirror-vertical="false" draw:text-areas="0 0 ?f2 ?f3" svg:viewBox="0 0 0 0" draw:type="ooxml-bentConnector3" draw:modifiers="4996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18;p26" draw:style-name="gr14" draw:text-style-name="P13" draw:layer="layout" svg:width="0.555cm" svg:height="0.265cm" svg:x="20.626cm" svg:y="1.628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26" draw:style-name="gr15" draw:text-style-name="P10" draw:layer="layout" svg:width="0.527cm" svg:height="0.2cm" svg:x="24.006cm" svg:y="1.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26" draw:style-name="gr12" draw:text-style-name="P11" draw:layer="layout" svg:width="0.118cm" svg:height="0.001cm" svg:x="23.24cm" svg:y="1.402cm">
                <text:p/>
                <draw:enhanced-geometry draw:mirror-horizontal="false" draw:mirror-vertical="false" draw:text-areas="0 0 ?f2 ?f3" svg:viewBox="0 0 0 0" draw:type="ooxml-bentConnector3" draw:modifiers="4998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28;p26" draw:style-name="gr12" draw:text-style-name="P11" draw:layer="layout" svg:width="0.118cm" svg:height="0.001cm" draw:transform="rotate (-3.14159265358979) translate (24.006cm 1.403cm)">
                <text:p/>
                <draw:enhanced-geometry draw:mirror-horizontal="true" draw:mirror-vertical="false" draw:text-areas="0 0 ?f2 ?f3" svg:viewBox="0 0 0 0" draw:type="ooxml-bentConnector3" draw:modifiers="4998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27;p26" draw:style-name="gr13" draw:text-style-name="P12" draw:layer="layout" svg:width="0.527cm" svg:height="0.2cm" svg:x="23.359cm" svg:y="1.302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29;p26" draw:style-name="gr11" draw:text-style-name="P2" draw:layer="layout" svg:width="0.748cm" svg:height="0.343cm" svg:x="21.227cm" svg:y="0.604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330;p26" draw:style-name="gr12" draw:text-style-name="P11" draw:layer="layout" svg:width="0.405cm" svg:height="0.248cm" svg:x="21.894cm" svg:y="0.42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draw:custom-shape draw:name="Google Shape;331;p26" draw:style-name="gr4" draw:text-style-name="P10" draw:layer="layout" svg:width="4.485cm" svg:height="1.324cm" svg:x="20.476cm" svg:y="3.067cm">
          <text:p text:style-name="P1"><text:span text:style-name="T7">Low-Level Description of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26" draw:style-name="gr4" draw:text-style-name="P10" draw:layer="layout" svg:width="4.485cm" svg:height="1.324cm" svg:x="20.476cm" svg:y="5.17cm">
          <text:p text:style-name="P1"><text:span text:style-name="T13"><text:a xlink:href="https://github.com/apache/tvm/blob/6c8ed60ec/include/tvm/ir/module.h#L358" xlink:type="simple">IRModule</text:a></text:span><text:span text:style-name="T7"><text:s/></text:span><text:span text:style-name="T7">containing only Low-Level T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26" draw:style-name="gr10" draw:text-style-name="P2" draw:layer="layout" svg:width="9.328cm" svg:height="1.092cm" svg:x="8.035cm" svg:y="12.953cm">
          <text:list text:style-name="L16">
            <text:list-item>
              <text:p text:style-name="P14"><text:span text:style-name="T17">LoadNode and StoreNode may be deprecated in the near future, see </text:span><text:span text:style-name="T18"><text:a xlink:href="https://github.com/apache/tvm-rfcs/pull/0039" xlink:type="simple">RFC#0039</text:a></text:span><text:span text:style-name="T17"><text:s/>for detai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7;g104ff8bf4ef_0_362:notes" draw:style-name="gr3" draw:layer="layout" svg:width="16.932cm" svg:height="9.524cm" svg:x="1.059cm" svg:y="1.905cm" draw:page-number="7" presentation:class="page"/>
          <draw:frame draw:name="Google Shape;288;g104ff8bf4ef_0_362:notes" presentation:style-name="pr15" draw:text-style-name="P3" draw:layer="layout" svg:width="15.239cm" svg:height="11.429cm" svg:x="1.905cm" svg:y="12.065cm" presentation:class="notes" presentation:placeholder="true" presentation:user-transformed="true">
            <draw:text-box/>
          </draw:frame>
        </presentation:notes>
      </draw:page>
      <draw:page draw:name="runtime::Module" draw:style-name="dp1" draw:master-page-name="TITLE_5f_AND_5f_BODY_5f_4">
        <draw:frame draw:name="Google Shape;338;p27"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339;p27" presentation:style-name="pr10" draw:text-style-name="P5" draw:layer="layout" svg:width="23.667cm" svg:height="1.59cm" svg:x="0.866cm" svg:y="0.801cm" presentation:class="title" presentation:user-transformed="true">
          <draw:text-box>
            <text:p text:style-name="P4"><text:span text:style-name="T3">runtime::Module</text:span></text:p>
          </draw:text-box>
        </draw:frame>
        <draw:frame draw:name="Google Shape;340;p27" presentation:style-name="pr11" draw:text-style-name="P9" draw:layer="layout" svg:width="19.229cm" svg:height="8.889cm" svg:x="0.866cm" svg:y="2.392cm" presentation:class="outline" presentation:user-transformed="true">
          <draw:text-box>
            <text:list text:style-name="L5">
              <text:list-item>
                <text:p text:style-name="P8"><text:span text:style-name="T5">A container with a </text:span><text:span text:style-name="T12"><text:a xlink:href="https://github.com/apache/tvm/blob/6c8ed60ec/include/tvm/runtime/module.h#L137" xlink:type="simple">GetFunction</text:a></text:span><text:span text:style-name="T5"><text:s/>method, mapping from function name to </text:span><text:span text:style-name="T12"><text:a xlink:href="https://github.com/apache/tvm/blob/6c8ed60ec/include/tvm/runtime/packed_func.h#L68" xlink:type="simple">runtime::PackedFunc</text:a></text:span><text:span text:style-name="T5">.</text:span></text:p>
              </text:list-item>
              <text:list-item>
                <text:p text:style-name="P8"><text:span text:style-name="T5">Exact contents vary for each type of device, depending on what will be most useful during runtime.</text:span></text:p>
              </text:list-item>
            </text:list>
            <text:list text:style-name="L6">
              <text:list-item>
                <text:list>
                  <text:list-item>
                    <text:p text:style-name="P8"><text:span text:style-name="T6">e.g. <text:s/>LLVM codegen contain the compiled llvm::Module.</text:span></text:p>
                  </text:list-item>
                  <text:list-item>
                    <text:p text:style-name="P8"><text:span text:style-name="T6">e.g. <text:s/>Vulkan generates a binary SPIR-V shader.</text:span></text:p>
                  </text:list-item>
                </text:list>
              </text:list-item>
              <text:list-item>
                <text:p text:style-name="P8"><text:span text:style-name="T5">For cross-compiling or distribution of models, should be able to read/write to disk.</text:span></text:p>
                <text:list>
                  <text:list-item>
                    <text:p text:style-name="P8"><text:span text:style-name="T6">Override virtual function </text:span><text:span text:style-name="T9"><text:a xlink:href="https://github.com/apache/tvm/blob/6c8ed60ec/include/tvm/runtime/module.h#L144" xlink:type="simple">ModuleNode::SaveToFile</text:a></text:span><text:span text:style-name="T6">.</text:span></text:p>
                  </text:list-item>
                  <text:list-item>
                    <text:p text:style-name="P8"><text:span text:style-name="T6">Register a function named “runtime.module.loadfile_$EXTENSION” (e.g. </text:span><text:span text:style-name="T9"><text:a xlink:href="https://github.com/apache/tvm/blob/6c8ed60ec/src/runtime/library_module.cc#L225" xlink:type="simple">runtime.module.loadfile_so</text:a></text:span><text:span text:style-name="T6">). <text:s/>This is called from </text:span><text:span text:style-name="T9"><text:a xlink:href="https://github.com/apache/tvm/blob/6c8ed60ec/src/runtime/module.cc#L79" xlink:type="simple">runtime::Module::LoadFromFile</text:a></text:span><text:span text:style-name="T6">, after using the file extension to determine which loader to run.</text:span></text:p>
                  </text:list-item>
                </text:list>
              </text:list-item>
            </text:list>
          </draw:text-box>
        </draw:frame>
        <draw:frame draw:name="Google Shape;341;p27"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custom-shape draw:name="Google Shape;342;p27" draw:style-name="gr7" draw:text-style-name="P13" draw:layer="layout" svg:width="2.612cm" svg:height="1.039cm" svg:x="20.985cm" svg:y="2.887cm">
          <text:p text:style-name="P1"><text:span text:style-name="T7">Compiled Artif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7" draw:style-name="gr7" draw:text-style-name="P13" draw:layer="layout" svg:width="2.612cm" svg:height="1.039cm" svg:x="20.985cm" svg:y="4.685cm">
          <text:p text:style-name="P1"><text:span text:style-name="T13"><text:a xlink:href="https://github.com/apache/tvm/blob/6c8ed60ec/include/tvm/runtime/module.h#L48" xlink:type="simple">runtime::Modul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7" draw:style-name="gr11" draw:text-style-name="P2" draw:layer="layout" svg:width="0.702cm" svg:height="0.309cm" svg:x="21.942cm" svg:y="0.924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335;g104ff8bf4ef_0_383:notes" draw:style-name="gr3" draw:layer="layout" svg:width="16.932cm" svg:height="9.524cm" svg:x="1.059cm" svg:y="1.905cm" draw:page-number="8" presentation:class="page"/>
          <draw:frame draw:name="Google Shape;336;g104ff8bf4ef_0_383:notes" presentation:style-name="pr16" draw:text-style-name="P3" draw:layer="layout" svg:width="15.239cm" svg:height="11.429cm" svg:x="1.905cm" svg:y="12.065cm" presentation:class="notes" presentation:placeholder="true" presentation:user-transformed="true">
            <draw:text-box/>
          </draw:frame>
        </presentation:notes>
      </draw:page>
      <draw:page draw:name="Code Generation" draw:style-name="dp1" draw:master-page-name="TITLE_5f_AND_5f_BODY_5f_4">
        <draw:frame draw:name="Google Shape;349;p28"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350;p28" presentation:style-name="pr10" draw:text-style-name="P5" draw:layer="layout" svg:width="23.667cm" svg:height="1.59cm" svg:x="0.866cm" svg:y="0.801cm" presentation:class="title" presentation:user-transformed="true">
          <draw:text-box>
            <text:p text:style-name="P4"><text:span text:style-name="T3">Code Generation</text:span></text:p>
          </draw:text-box>
        </draw:frame>
        <draw:frame draw:name="Google Shape;351;p28" presentation:style-name="pr11" draw:text-style-name="P9" draw:layer="layout" svg:width="17.59cm" svg:height="8.889cm" svg:x="0.866cm" svg:y="2.392cm" presentation:class="outline" presentation:user-transformed="true">
          <draw:text-box>
            <text:list text:style-name="L17">
              <text:list-item>
                <text:p text:style-name="P8"><text:span text:style-name="T5">From low-level TIR, build a </text:span><text:span text:style-name="T13"><text:a xlink:href="https://github.com/apache/tvm/blob/6c8ed60ec/include/tvm/runtime/module.h#L48" xlink:type="simple">runtime::Module</text:a></text:span><text:span text:style-name="T5"><text:s/>that will be used at runtime.</text:span></text:p>
              </text:list-item>
            </text:list>
            <text:list text:style-name="L18">
              <text:list-item>
                <text:list>
                  <text:list-item>
                    <text:p text:style-name="P8"><text:span text:style-name="T6">Function signature</text:span><text:span text:style-name="T6"><text:line-break/></text:span><text:span text:style-name="T19">runtime::Module BuildCUDA(IRModule mod, Target target)</text:span></text:p>
                  </text:list-item>
                </text:list>
              </text:list-item>
            </text:list>
            <text:list text:style-name="L19">
              <text:list-item>
                <text:list>
                  <text:list-item>
                    <text:p text:style-name="P8"><text:span text:style-name="T6">Must be registered as "target.build.$TARGET_NAME"</text:span></text:p>
                  </text:list-item>
                </text:list>
              </text:list-item>
            </text:list>
            <text:list text:style-name="L20">
              <text:list-item>
                <text:list>
                  <text:list-item>
                    <text:list>
                      <text:list-item>
                        <text:p text:style-name="P8"><text:span text:style-name="T6">e.g. </text:span><text:span text:style-name="T9"><text:a xlink:href="https://github.com/apache/tvm/blob/6c8ed60ec/src/target/llvm/codegen_nvptx.cc#L325" xlink:type="simple">TVM_REGISTER_GLOBAL("target.build.nvptx").set_body_typed(BuildNVPTX);</text:a></text:span></text:p>
                      </text:list-item>
                      <text:list-item>
                        <text:p text:style-name="P8"><text:span text:style-name="T6">Note: $TARGET_NAME must be the name of the target code generator, previously used in the </text:span><text:span text:style-name="T9"><text:a xlink:href="https://github.com/apache/tvm/blob/6c8ed60ec/include/tvm/target/target_kind.h#L404" xlink:type="simple">TVM_REGISTER_TARGET_KIND</text:a></text:span><text:span text:style-name="T6"><text:s/>macro, not the name of the device. <text:s/>In some cases these are identical (e.g. “cuda” target uses “target.build.cuda” codegen, then runs on “cuda” device), but it is not always the case (e.g. “llvm” target uses “target.build.llvm” codegen, then runs on “cpu” device).</text:span></text:p>
                      </text:list-item>
                    </text:list>
                  </text:list-item>
                  <text:list-item>
                    <text:p text:style-name="P8"><text:span text:style-name="T6">Called from </text:span><text:span text:style-name="T9"><text:a xlink:href="https://github.com/apache/tvm/blob/6c8ed60ec/src/target/codegen.cc#L43" xlink:type="simple">codegen::Build</text:a></text:span></text:p>
                  </text:list-item>
                </text:list>
              </text:list-item>
              <text:list-item>
                <text:p text:style-name="P8"><text:span text:style-name="T5">Typical flow for a code generator.</text:span></text:p>
              </text:list-item>
            </text:list>
            <text:list text:style-name="L21">
              <text:list-item>
                <text:list>
                  <text:list-item>
                    <text:p text:style-name="P8"><text:span text:style-name="T6">Loop over all functions in </text:span><text:span text:style-name="T9"><text:a xlink:href="https://github.com/apache/tvm/blob/6c8ed60ec/include/tvm/ir/module.h#L57" xlink:type="simple">IRModuleNode::functions</text:a></text:span></text:p>
                  </text:list-item>
                  <text:list-item>
                    <text:p text:style-name="P8"><text:span text:style-name="T6">Generate a function signature from </text:span><text:span text:style-name="T9"><text:a xlink:href="https://github.com/apache/tvm/blob/6c8ed60ec/include/tvm/tir/function.h#L49" xlink:type="simple">PrimFuncNode::params</text:a></text:span><text:span text:style-name="T6"><text:s/>and </text:span><text:span text:style-name="T9"><text:a xlink:href="https://github.com/apache/tvm/blob/6c8ed60ec/include/tvm/tir/function.h#L53" xlink:type="simple">PrimFuncNode::ret_type</text:a></text:span><text:span text:style-name="T6">.</text:span></text:p>
                  </text:list-item>
                  <text:list-item>
                    <text:p text:style-name="P8"><text:span text:style-name="T6">Generate a function body from </text:span><text:span text:style-name="T9"><text:a xlink:href="https://github.com/apache/tvm/blob/6c8ed60ec/include/tvm/tir/function.h#L51" xlink:type="simple">PrimFuncNode::body</text:a></text:span><text:span text:style-name="T6">. <text:s/>Iteration over the function body can be done by writing a class that inherits from both </text:span><text:span text:style-name="T9"><text:a xlink:href="https://github.com/apache/tvm/blob/6c8ed60ec/include/tvm/tir/expr_functor.h#L87" xlink:type="simple">ExprFunctor&lt;void(const PrimExpr&amp;)&gt;</text:a></text:span><text:span text:style-name="T6"><text:s/>and </text:span><text:span text:style-name="T9"><text:a xlink:href="https://github.com/apache/tvm/blob/6c8ed60ec/include/tvm/tir/stmt_functor.h#L56" xlink:type="simple">StmtFunctor&lt;void(const Stmt&amp;)&gt;</text:a></text:span><text:span text:style-name="T6">, then implementing handlers for the overloaded </text:span><text:span text:style-name="T9"><text:a xlink:href="https://github.com/apache/tvm/blob/6c8ed60ec/include/tvm/tir/expr_functor.h#L117" xlink:type="simple">ExprFunctor::VisitExpr_</text:a></text:span><text:span text:style-name="T6"><text:s/>and </text:span><text:span text:style-name="T9"><text:a xlink:href="https://github.com/apache/tvm/blob/6c8ed60ec/include/tvm/tir/stmt_functor.h#L84" xlink:type="simple">StmtFunctor::VisitStmt_</text:a></text:span><text:span text:style-name="T6"><text:s/>methods.</text:span></text:p>
                  </text:list-item>
                  <text:list-item>
                    <text:p text:style-name="P8"><text:span text:style-name="T6">If the output code generated requires it, perform any additional compilation steps.</text:span></text:p>
                    <text:list>
                      <text:list-item>
                        <text:p text:style-name="P8"><text:span text:style-name="T6">e.g. target.build.cuda produces CUDA source code, which </text:span><text:span text:style-name="T9"><text:a xlink:href="https://github.com/apache/tvm/blob/6c8ed60ec/src/target/opt/build_cuda_on.cc#L152" xlink:type="simple">is then compiled</text:a></text:span><text:span text:style-name="T6">.</text:span></text:p>
                      </text:list-item>
                      <text:list-item>
                        <text:p text:style-name="P8"><text:span text:style-name="T6">e.g. target.build.vulkan produces binary SPIR-V bytecode, which does not require additional compilation.</text:span></text:p>
                      </text:list-item>
                    </text:list>
                  </text:list-item>
                  <text:list-item>
                    <text:p text:style-name="P8"><text:span text:style-name="T6">Wrap the build artifacts in a subclass of </text:span><text:span text:style-name="T9"><text:a xlink:href="https://github.com/apache/tvm/blob/6c8ed60ec/include/tvm/runtime/module.h#L111" xlink:type="simple">runtime::ModuleNode</text:a></text:span></text:p>
                  </text:list-item>
                </text:list>
              </text:list-item>
            </text:list>
          </draw:text-box>
        </draw:frame>
        <draw:frame draw:name="Google Shape;352;p28"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g draw:name="Google Shape;353;p28">
          <draw:g draw:name="Google Shape;354;p28">
            <draw:custom-shape draw:name="Google Shape;355;p28" draw:style-name="gr5" draw:text-style-name="P11" draw:layer="layout" svg:width="0.597cm" svg:height="0.001cm" svg:x="21.847cm" svg:y="5.14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57;p28" draw:style-name="gr6" draw:text-style-name="P12" draw:layer="layout" svg:width="2.612cm" svg:height="1.039cm" svg:x="22.445cm" svg:y="4.626cm">
              <text:p text:style-name="P1"><text:span text:style-name="T7">Device-specific Code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28" draw:style-name="gr4" draw:text-style-name="P10" draw:layer="layout" svg:width="2.747cm" svg:height="1.039cm" svg:x="19.1cm" svg:y="4.626cm">
              <text:p text:style-name="P1"><text:span text:style-name="T7">Low-Level Description of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28" draw:style-name="gr5" draw:text-style-name="P11" draw:layer="layout" svg:width="0.769cm" svg:height="0.001cm" draw:transform="rotate (-1.5707963267949) translate (20.473cm 3.857cm)">
              <text:p/>
              <draw:enhanced-geometry draw:mirror-horizontal="true" draw:mirror-vertical="false" draw:text-areas="0 0 ?f2 ?f3" svg:viewBox="0 0 0 0" draw:type="ooxml-bentConnector3" draw:modifiers="4997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59;p28" draw:style-name="gr4" draw:text-style-name="P10" draw:layer="layout" svg:width="2.747cm" svg:height="1.039cm" svg:x="19.1cm" svg:y="2.817cm">
              <text:p text:style-name="P1"><text:span text:style-name="T7">Description of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28" draw:style-name="gr7" draw:text-style-name="P13" draw:layer="layout" svg:width="2.612cm" svg:height="1.039cm" svg:x="22.445cm" svg:y="6.247cm">
              <text:p text:style-name="P1"><text:span text:style-name="T7">Compiled Artif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28" draw:style-name="gr5" draw:text-style-name="P11" draw:layer="layout" svg:width="0.58cm" svg:height="0.001cm" draw:transform="rotate (-1.5707963267949) translate (23.752cm 5.666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362;p28" draw:style-name="gr5" draw:text-style-name="P11" draw:layer="layout" svg:width="1.904cm" svg:height="1.289cm" svg:x="21.847cm" svg:y="3.33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draw:g draw:name="Google Shape;363;p28">
          <draw:g draw:name="Google Shape;364;p28">
            <draw:custom-shape draw:name="Google Shape;365;p28" draw:style-name="gr5" draw:text-style-name="P11" draw:layer="layout" svg:width="0.597cm" svg:height="0.001cm" svg:x="21.847cm" svg:y="9.92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67;p28" draw:style-name="gr6" draw:text-style-name="P12" draw:layer="layout" svg:width="2.612cm" svg:height="1.039cm" svg:x="22.445cm" svg:y="9.401cm">
              <text:p text:style-name="P1"><text:span text:style-name="T7">target.build.</text:span><text:span text:style-name="T7"><text:line-break/></text:span><text:span text:style-name="T7">$TARGET_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28" draw:style-name="gr4" draw:text-style-name="P10" draw:layer="layout" svg:width="2.747cm" svg:height="1.039cm" svg:x="19.1cm" svg:y="9.401cm">
              <text:p text:style-name="P1"><text:span text:style-name="T13"><text:a xlink:href="https://github.com/apache/tvm/blob/6c8ed60ec/include/tvm/ir/module.h#L358" xlink:type="simple">IRModule</text:a></text:span><text:span text:style-name="T7"><text:s/></text:span><text:span text:style-name="T7">containing only Low-Level T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28" draw:style-name="gr5" draw:text-style-name="P11" draw:layer="layout" svg:width="0.769cm" svg:height="0.001cm" draw:transform="rotate (-1.5707963267949) translate (20.473cm 8.631cm)">
              <text:p/>
              <draw:enhanced-geometry draw:mirror-horizontal="true" draw:mirror-vertical="false" draw:text-areas="0 0 ?f2 ?f3" svg:viewBox="0 0 0 0" draw:type="ooxml-bentConnector3" draw:modifiers="4997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69;p28" draw:style-name="gr4" draw:text-style-name="P10" draw:layer="layout" svg:width="2.747cm" svg:height="1.039cm" svg:x="19.1cm" svg:y="7.591cm">
              <text:p text:style-name="P1"><text:span text:style-name="T13"><text:a xlink:href="https://github.com/apache/tvm/blob/6c8ed60ec/include/tvm/target/target.h#L141" xlink:type="simple">tvm::Targe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28" draw:style-name="gr7" draw:text-style-name="P13" draw:layer="layout" svg:width="2.612cm" svg:height="1.039cm" svg:x="22.445cm" svg:y="11.021cm">
              <text:p text:style-name="P1"><text:span text:style-name="T13"><text:a xlink:href="https://github.com/apache/tvm/blob/6c8ed60ec/include/tvm/runtime/module.h#L48" xlink:type="simple">runtime::Modul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28" draw:style-name="gr5" draw:text-style-name="P11" draw:layer="layout" svg:width="0.58cm" svg:height="0.001cm" draw:transform="rotate (-1.5707963267949) translate (23.752cm 10.441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372;p28" draw:style-name="gr5" draw:text-style-name="P11" draw:layer="layout" svg:width="1.904cm" svg:height="1.289cm" svg:x="21.847cm" svg:y="8.111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draw:custom-shape draw:name="Google Shape;373;p28" draw:style-name="gr11" draw:text-style-name="P2" draw:layer="layout" svg:width="1.417cm" svg:height="0.963cm" svg:x="21.266cm" svg:y="0.254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346;g105e74f07cd_6_673:notes" draw:style-name="gr3" draw:layer="layout" svg:width="16.932cm" svg:height="9.524cm" svg:x="1.059cm" svg:y="1.905cm" draw:page-number="9" presentation:class="page"/>
          <draw:frame draw:name="Google Shape;347;g105e74f07cd_6_673:notes" presentation:style-name="pr17" draw:text-style-name="P3" draw:layer="layout" svg:width="15.239cm" svg:height="11.429cm" svg:x="1.905cm" svg:y="12.065cm" presentation:class="notes" presentation:placeholder="true" presentation:user-transformed="true">
            <draw:text-box/>
          </draw:frame>
        </presentation:notes>
      </draw:page>
      <draw:page draw:name="Execution Streams, Synchronization" draw:style-name="dp1" draw:master-page-name="TITLE_5f_AND_5f_BODY_5f_4">
        <draw:frame draw:name="Google Shape;378;p29"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379;p29" presentation:style-name="pr10" draw:text-style-name="P5" draw:layer="layout" svg:width="23.667cm" svg:height="1.59cm" svg:x="0.866cm" svg:y="0.801cm" presentation:class="title" presentation:user-transformed="true">
          <draw:text-box>
            <text:p text:style-name="P4"><text:span text:style-name="T3">Execution Streams, Synchronization</text:span></text:p>
          </draw:text-box>
        </draw:frame>
        <draw:frame draw:name="Google Shape;380;p29" presentation:style-name="pr11" draw:text-style-name="P9" draw:layer="layout" svg:width="19.067cm" svg:height="8.889cm" svg:x="0.866cm" svg:y="2.392cm" presentation:class="outline" presentation:user-transformed="true">
          <draw:text-box>
            <text:list text:style-name="L22">
              <text:list-item>
                <text:p text:style-name="P8"><text:span text:style-name="T5">Streams represent separate queues of work, which execute independently.</text:span></text:p>
              </text:list-item>
            </text:list>
            <text:list text:style-name="L23">
              <text:list-item>
                <text:list>
                  <text:list-item>
                    <text:p text:style-name="P8"><text:span text:style-name="T6">In TVM, streams can contain either data transfers or computations.</text:span></text:p>
                  </text:list-item>
                </text:list>
              </text:list-item>
              <text:list-item>
                <text:p text:style-name="P8"><text:span text:style-name="T5">Operations</text:span></text:p>
                <text:list>
                  <text:list-item>
                    <text:p text:style-name="P8"><text:span text:style-name="T9"><text:a xlink:href="https://github.com/apache/tvm/blob/6c8ed60ec/include/tvm/runtime/device_api.h#L139" xlink:type="simple">DeviceAPI::</text:a></text:span><text:span text:style-name="T9"><text:a xlink:href="https://github.com/apache/tvm/blob/6c8ed60ec/include/tvm/runtime/device_api.h#L139" xlink:type="simple">CreateStream</text:a></text:span><text:span text:style-name="T6"><text:s/>- Allocate a new stream of execution. <text:s/>TVM treats the return value as an opaque pointer, and passes it unmodified into other stream-related functions.</text:span></text:p>
                  </text:list-item>
                  <text:list-item>
                    <text:p text:style-name="P8"><text:span text:style-name="T9"><text:a xlink:href="https://github.com/apache/tvm/blob/6c8ed60ec/include/tvm/runtime/device_api.h#L154" xlink:type="simple">DeviceAPI::StreamSync</text:a></text:span><text:span text:style-name="T6"><text:s/>- Synchronize between host and device. <text:s/>Host should wait until all operations queued to that device/stream execution have completed.</text:span></text:p>
                  </text:list-item>
                  <text:list-item>
                    <text:p text:style-name="P8"><text:span text:style-name="T9"><text:a xlink:href="https://github.com/apache/tvm/blob/6c8ed60ec/include/tvm/runtime/device_api.h#L173" xlink:type="simple">DeviceAPI::SyncStreamFromTo</text:a></text:span><text:span text:style-name="T6"><text:s/>- Add a synchronization point between two streams.</text:span></text:p>
                  </text:list-item>
                  <text:list-item>
                    <text:p text:style-name="P8"><text:span text:style-name="T9"><text:a xlink:href="https://github.com/apache/tvm/blob/6c8ed60ec/include/tvm/runtime/device_api.h#L147" xlink:type="simple">DeviceAPI::</text:a></text:span><text:span text:style-name="T9"><text:a xlink:href="https://github.com/apache/tvm/blob/6c8ed60ec/include/tvm/runtime/device_api.h#L147" xlink:type="simple">FreeStream</text:a></text:span><text:span text:style-name="T6"><text:s/>- Deallocate the stream.</text:span></text:p>
                  </text:list-item>
                </text:list>
              </text:list-item>
              <text:list-item>
                <text:p text:style-name="P8"><text:span text:style-name="T5">For runtimes that are synchronous (e.g. CPU), CreateStream should return nullptr, and stream manipulation functions should be no-ops.</text:span></text:p>
              </text:list-item>
              <text:list-item>
                <text:p text:style-name="P8"><text:span text:style-name="T5">For runtimes that support only a single stream of execution (e.g. TVM’s Vulkan runtime, as of end-of-year 2021), CreateStream should return nullptr, StreamSync should synchronize that single stream with the host, and all other stream manipulation functions should be no-ops.</text:span></text:p>
              </text:list-item>
            </text:list>
          </draw:text-box>
        </draw:frame>
        <draw:frame draw:name="Google Shape;381;p29"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custom-shape draw:name="Google Shape;382;p29" draw:style-name="gr11" draw:text-style-name="P2" draw:layer="layout" svg:width="0.672cm" svg:height="0.295cm" svg:x="20.561cm" svg:y="1.257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3;p29" draw:style-name="gr11" draw:text-style-name="P2" draw:layer="layout" svg:width="0.701cm" svg:height="0.295cm" svg:x="21.957cm" svg:y="1.257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4;p29" draw:style-name="gr11" draw:text-style-name="P2" draw:layer="layout" svg:width="0.645cm" svg:height="0.295cm" svg:x="23.31cm" svg:y="1.257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5;p29" draw:style-name="gr6" draw:text-style-name="P12" draw:layer="layout" svg:width="2.612cm" svg:height="1.039cm" svg:x="19.443cm" svg:y="2.737cm">
          <text:p text:style-name="P1"><text:span text:style-name="T7">Device-specific mem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29" draw:style-name="gr6" draw:text-style-name="P12" draw:layer="layout" svg:width="2.747cm" svg:height="1.039cm" svg:x="22.399cm" svg:y="2.737cm">
          <text:p text:style-name="P1"><text:span text:style-name="T7">Device-specific Run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5;g104ff8bf4ef_0_411:notes" draw:style-name="gr3" draw:layer="layout" svg:width="16.932cm" svg:height="9.524cm" svg:x="1.059cm" svg:y="1.905cm" draw:page-number="10" presentation:class="page"/>
          <draw:frame draw:name="Google Shape;376;g104ff8bf4ef_0_411:notes" presentation:style-name="pr18" draw:text-style-name="P3" draw:layer="layout" svg:width="15.239cm" svg:height="11.429cm" svg:x="1.905cm" svg:y="12.065cm" presentation:class="notes" presentation:placeholder="true" presentation:user-transformed="true">
            <draw:text-box/>
          </draw:frame>
        </presentation:notes>
      </draw:page>
      <draw:page draw:name="Memory Allocation" draw:style-name="dp1" draw:master-page-name="TITLE_5f_AND_5f_BODY_5f_4">
        <draw:frame draw:name="Google Shape;391;p30"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392;p30" presentation:style-name="pr10" draw:text-style-name="P5" draw:layer="layout" svg:width="23.667cm" svg:height="1.59cm" svg:x="0.866cm" svg:y="0.801cm" presentation:class="title" presentation:user-transformed="true">
          <draw:text-box>
            <text:p text:style-name="P4"><text:span text:style-name="T3">Memory Allocation</text:span></text:p>
          </draw:text-box>
        </draw:frame>
        <draw:frame draw:name="Google Shape;393;p30" presentation:style-name="pr11" draw:text-style-name="P9" draw:layer="layout" svg:width="14.534cm" svg:height="8.889cm" svg:x="0.866cm" svg:y="2.392cm" presentation:class="outline" presentation:user-transformed="true">
          <draw:text-box>
            <text:list text:style-name="L17">
              <text:list-item>
                <text:p text:style-name="P8"><text:span text:style-name="T5">Data space</text:span></text:p>
              </text:list-item>
            </text:list>
            <text:list text:style-name="L19">
              <text:list-item>
                <text:list>
                  <text:list-item>
                    <text:p text:style-name="P8"><text:span text:style-name="T6">Large, infrequently allocated</text:span></text:p>
                  </text:list-item>
                  <text:list-item>
                    <text:p text:style-name="P8"><text:span text:style-name="T6">Allocated with </text:span><text:span text:style-name="T12"><text:a xlink:href="https://github.com/apache/tvm/blob/6c8ed60ec/include/tvm/runtime/device_api.h#L106" xlink:type="simple">DeviceAPI::AllocDataSpace</text:a></text:span><text:span text:style-name="T6">.</text:span></text:p>
                  </text:list-item>
                  <text:list-item>
                    <text:p text:style-name="P8"><text:span text:style-name="T6">Free with </text:span><text:span text:style-name="T9"><text:a xlink:href="https://github.com/apache/tvm/blob/6c8ed60ec/include/tvm/runtime/device_api.h#L124" xlink:type="simple">DeviceAPI::FreeDataSpace</text:a></text:span></text:p>
                  </text:list-item>
                  <text:list-item>
                    <text:p text:style-name="P8"><text:span text:style-name="T6">May be triggered by an end user</text:span></text:p>
                  </text:list-item>
                </text:list>
              </text:list-item>
            </text:list>
            <text:list text:style-name="L20">
              <text:list-item>
                <text:list>
                  <text:list-item>
                    <text:list>
                      <text:list-item>
                        <text:p text:style-name="P8"><text:span text:style-name="T6">C API, </text:span><text:span text:style-name="T9"><text:a xlink:href="https://github.com/apache/tvm/blob/6c8ed60ec/src/runtime/c_runtime_api.cc#L586" xlink:type="simple">TVMDeviceAllocDataSpace</text:a></text:span></text:p>
                      </text:list-item>
                      <text:list-item>
                        <text:p text:style-name="P8"><text:span text:style-name="T6">Python, </text:span><text:span text:style-name="T9"><text:a xlink:href="https://github.com/apache/tvm/blob/6c8ed60ec/python/tvm/runtime/ndarray.py#L556" xlink:type="simple">tvm.nd.array</text:a></text:span></text:p>
                      </text:list-item>
                    </text:list>
                  </text:list-item>
                  <text:list-item>
                    <text:p text:style-name="P8"><text:span text:style-name="T6">May be allocations internal to a Relay graph.</text:span></text:p>
                  </text:list-item>
                </text:list>
              </text:list-item>
              <text:list-item>
                <text:p text:style-name="P8"><text:span text:style-name="T5">Work space</text:span></text:p>
                <text:list>
                  <text:list-item>
                    <text:p text:style-name="P8"><text:span text:style-name="T6">Like data space, but with usage patterns typical of a stack. <text:s/>Devices may implement special handling for improved performance (e.g. </text:span><text:span text:style-name="T9"><text:a xlink:href="https://github.com/apache/tvm/blob/6c8ed60ec/src/runtime/opencl/opencl_device_api.cc#L324" xlink:type="simple">OpenCL’s AllocWorkspace</text:a></text:span><text:span text:style-name="T6">, which uses </text:span><text:span text:style-name="T9"><text:a xlink:href="https://github.com/apache/tvm/blob/6c8ed60ec/src/runtime/workspace_pool.cc#L34" xlink:type="simple">runtime::WorkspacePool</text:a></text:span><text:span text:style-name="T6">), but it isn’t required.</text:span></text:p>
                  </text:list-item>
                  <text:list-item>
                    <text:p text:style-name="P8"><text:span text:style-name="T6">If not implemented by a subclass, will fall back to using data space.</text:span></text:p>
                  </text:list-item>
                  <text:list-item>
                    <text:p text:style-name="P8"><text:span text:style-name="T6">Allocate with </text:span><text:span text:style-name="T9"><text:a xlink:href="https://github.com/apache/tvm/blob/6c8ed60ec/include/tvm/runtime/device_api.h#L190" xlink:type="simple">DeviceAPI::AllocWorkspace</text:a></text:span></text:p>
                  </text:list-item>
                  <text:list-item>
                    <text:p text:style-name="P8"><text:span text:style-name="T6">Free with </text:span><text:span text:style-name="T9"><text:a xlink:href="https://github.com/apache/tvm/blob/6c8ed60ec/include/tvm/runtime/device_api.h#L197" xlink:type="simple">DeviceAPI::FreeWorkspace</text:a></text:span></text:p>
                  </text:list-item>
                </text:list>
              </text:list-item>
              <text:list-item>
                <text:p text:style-name="P8"><text:span text:style-name="T5">The return value is a void*, but is treated as an opaque pointer by everything outside of the device-specific code.</text:span></text:p>
                <text:list>
                  <text:list-item>
                    <text:p text:style-name="P8"><text:span text:style-name="T6">e.g. TVM’s Vulkan runtime must track use of both VkBuffer and VkDeviceMemory, so </text:span><text:span text:style-name="T9"><text:a xlink:href="https://github.com/apache/tvm/blob/6c8ed60ec/src/runtime/vulkan/vulkan_device_api.cc#L259" xlink:type="simple">VulkanDeviceAPI::AllocDataSpace</text:a></text:span><text:span text:style-name="T6"><text:s/>returns a structure </text:span><text:span text:style-name="T9"><text:a xlink:href="https://github.com/apache/tvm/blob/6c8ed60ec/src/runtime/vulkan/vulkan_buffer.h#L101" xlink:type="simple">that contains both handles</text:a></text:span><text:span text:style-name="T6">.</text:span></text:p>
                  </text:list-item>
                  <text:list-item>
                    <text:p text:style-name="P8"><text:span text:style-name="T6">e.g. </text:span><text:span text:style-name="T9"><text:a xlink:href="https://github.com/apache/tvm/blob/6c8ed60ec/src/runtime/cuda/cuda_device_api.cc#L111" xlink:type="simple">CUDADeviceAPI::AllocDataSpace</text:a></text:span><text:span text:style-name="T6"><text:s/>does not require any additional bookkeeping, and returns the result of cudaMalloc.</text:span></text:p>
                  </text:list-item>
                </text:list>
              </text:list-item>
            </text:list>
          </draw:text-box>
        </draw:frame>
        <draw:frame draw:name="Google Shape;394;p30"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custom-shape draw:name="Google Shape;395;p30" draw:style-name="gr11" draw:text-style-name="P2" draw:layer="layout" svg:width="2.082cm" svg:height="0.607cm" svg:x="20.541cm" svg:y="1.558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96;p30">
          <draw:custom-shape draw:name="Google Shape;397;p30" draw:style-name="gr5" draw:text-style-name="P11" draw:layer="layout" svg:width="2.037cm" svg:height="0.698cm" draw:transform="rotate (-3.14159265358979) translate (19.431cm 5.9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400;p30" draw:style-name="gr7" draw:text-style-name="P13" draw:layer="layout" svg:width="2.213cm" svg:height="1.373cm" svg:x="22.845cm" svg:y="3.867cm">
            <text:p text:style-name="P1"><text:span text:style-name="T7">Empty Device Memory for 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30" draw:style-name="gr6" draw:text-style-name="P12" draw:layer="layout" svg:width="2.612cm" svg:height="1.039cm" svg:x="19.431cm" svg:y="5.42cm">
            <text:p text:style-name="P1"><text:span text:style-name="T7">Device-specific Memory Al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30" draw:style-name="gr5" draw:text-style-name="P11" draw:layer="layout" svg:width="1.906cm" svg:height="0.698cm" draw:transform="rotate (-3.14159265358979) translate (23.951cm 5.94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399;p30" draw:style-name="gr7" draw:text-style-name="P13" draw:layer="layout" svg:width="2.612cm" svg:height="1.373cm" svg:x="16.087cm" svg:y="3.867cm">
            <text:p text:style-name="P1"><text:span text:style-name="T7">Empty Device Memory for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2;p30">
          <draw:custom-shape draw:name="Google Shape;403;p30" draw:style-name="gr5" draw:text-style-name="P11" draw:layer="layout" svg:width="1.568cm" svg:height="0.672cm" draw:transform="rotate (-3.14159265358979) translate (18.962cm 9.53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406;p30" draw:style-name="gr7" draw:text-style-name="P13" draw:layer="layout" svg:width="2.213cm" svg:height="1.373cm" svg:x="22.845cm" svg:y="7.49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30" draw:style-name="gr6" draw:text-style-name="P12" draw:layer="layout" svg:width="3.661cm" svg:height="1.092cm" svg:x="18.962cm" svg:y="8.989cm">
            <text:p text:style-name="P1"><text:span text:style-name="T13"><text:a xlink:href="https://github.com/apache/tvm/blob/6c8ed60ec/include/tvm/runtime/device_api.h#L106" xlink:type="simple">DeviceAPI::AllocDataSpace</text:a></text:span></text:p>
            <text:p text:style-name="P1"><text:span text:style-name="T13"><text:a xlink:href="https://github.com/apache/tvm/blob/6c8ed60ec/include/tvm/runtime/device_api.h#L190" xlink:type="simple">DeviceAPI::AllocWorkspac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0" draw:style-name="gr5" draw:text-style-name="P11" draw:layer="layout" svg:width="1.327cm" svg:height="0.672cm" draw:transform="rotate (-3.14159265358979) translate (23.949cm 9.536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405;p30" draw:style-name="gr7" draw:text-style-name="P13" draw:layer="layout" svg:width="2.612cm" svg:height="1.373cm" svg:x="16.087cm" svg:y="7.49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88;g104ff8bf4ef_0_390:notes" draw:style-name="gr3" draw:layer="layout" svg:width="16.932cm" svg:height="9.524cm" svg:x="1.059cm" svg:y="1.905cm" draw:page-number="11" presentation:class="page"/>
          <draw:frame draw:name="Google Shape;389;g104ff8bf4ef_0_390:notes" presentation:style-name="pr19" draw:text-style-name="P3" draw:layer="layout" svg:width="15.239cm" svg:height="11.429cm" svg:x="1.905cm" svg:y="12.065cm" presentation:class="notes" presentation:placeholder="true" presentation:user-transformed="true">
            <draw:text-box/>
          </draw:frame>
        </presentation:notes>
      </draw:page>
      <draw:page draw:name="Memory Transfer" draw:style-name="dp1" draw:master-page-name="TITLE_5f_AND_5f_BODY_5f_4">
        <draw:frame draw:name="Google Shape;412;p31"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413;p31" presentation:style-name="pr10" draw:text-style-name="P5" draw:layer="layout" svg:width="23.667cm" svg:height="1.59cm" svg:x="0.866cm" svg:y="0.801cm" presentation:class="title" presentation:user-transformed="true">
          <draw:text-box>
            <text:p text:style-name="P4"><text:span text:style-name="T3">Memory Transfer</text:span></text:p>
          </draw:text-box>
        </draw:frame>
        <draw:frame draw:name="Google Shape;414;p31" presentation:style-name="pr11" draw:text-style-name="P9" draw:layer="layout" svg:width="14.716cm" svg:height="8.889cm" svg:x="0.866cm" svg:y="2.336cm" presentation:class="outline" presentation:user-transformed="true">
          <draw:text-box>
            <text:list text:style-name="L24">
              <text:list-item>
                <text:p text:style-name="P8"><text:span text:style-name="T5">DeviceAPI::CopyDataFromTo copies data in either direction between the host and the device, or between multiple devices.</text:span></text:p>
              </text:list-item>
            </text:list>
            <text:list text:style-name="L25">
              <text:list-item>
                <text:list>
                  <text:list-item>
                    <text:p text:style-name="P8"><text:span text:style-name="T9"><text:a xlink:href="https://github.com/apache/tvm/blob/6c8ed60ec/include/tvm/runtime/device_api.h#L133" xlink:type="simple">public DeviceAPI::CopyDataFromTo</text:a></text:span><text:span text:style-name="T6">, whose </text:span><text:span text:style-name="T9"><text:a xlink:href="https://github.com/apache/tvm/blob/6c8ed60ec/src/runtime/c_runtime_api.cc#L174" xlink:type="simple">implementation</text:a></text:span><text:span text:style-name="T6"><text:s/>is a wrapper around the device-specific overload and takes </text:span><text:span text:style-name="T9"><text:a xlink:href="https://github.com/dmlc/dlpack/blob/ddeb2648/include/dlpack/dlpack.h#L126" xlink:type="simple">DLTensor</text:a></text:span><text:span text:style-name="T6"><text:s/>objects as arguments.</text:span></text:p>
                  </text:list-item>
                  <text:list-item>
                    <text:p text:style-name="P8"><text:span text:style-name="T9"><text:a xlink:href="https://github.com/apache/tvm/blob/6c8ed60ec/include/tvm/runtime/device_api.h#L230" xlink:type="simple">protected DeviceAPI::CopyDataFromTo</text:a></text:span><text:span text:style-name="T6">, to be implemented by subclasses, takes arguments as described below.</text:span></text:p>
                  </text:list-item>
                </text:list>
              </text:list-item>
              <text:list-item>
                <text:p text:style-name="P8"><text:span text:style-name="T5">Arguments “dev_from” and “dev_to” are </text:span><text:span text:style-name="T12"><text:a xlink:href="https://github.com/dmlc/dlpack/blob/ddeb2648/include/dlpack/dlpack.h#L68" xlink:type="simple">DLDevice</text:a></text:span><text:span text:style-name="T5"><text:s/>objects, and indicate which the device holds the source and destination locations.</text:span></text:p>
              </text:list-item>
              <text:list-item>
                <text:p text:style-name="P8"><text:span text:style-name="T5">Arguments “from” and “to” give the source and destination memory locations.</text:span></text:p>
                <text:list>
                  <text:list-item>
                    <text:p text:style-name="P8"><text:span text:style-name="T6">These will be C-style memory pointers if the </text:span><text:span text:style-name="T9"><text:a xlink:href="https://github.com/dmlc/dlpack/blob/ddeb2648/include/dlpack/dlpack.h#L70" xlink:type="simple">Device::device_type</text:a></text:span><text:span text:style-name="T6"><text:s/>for the corresponding device argument is kDLCPU.</text:span></text:p>
                  </text:list-item>
                  <text:list-item>
                    <text:p text:style-name="P8"><text:span text:style-name="T6">Otherwise, these will be pointers generated by AllocDataSpace or AllocWorkspace.</text:span></text:p>
                  </text:list-item>
                </text:list>
              </text:list-item>
              <text:list-item>
                <text:p text:style-name="P8"><text:span text:style-name="T5">If the </text:span><text:span text:style-name="T12"><text:a xlink:href="https://github.com/apache/tvm/blob/6c8ed60ec/include/tvm/runtime/c_runtime_api.h#L172" xlink:type="simple">TVMStreamHandle</text:a></text:span><text:span text:style-name="T5"><text:s/>passed in is non-null, the copy should be queued onto that execution stream and performed asynchronously. <text:s/>Otherwise, the copy should be performed synchronously.</text:span></text:p>
              </text:list-item>
            </text:list>
          </draw:text-box>
        </draw:frame>
        <draw:frame draw:name="Google Shape;415;p31"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custom-shape draw:name="Google Shape;416;p31" draw:style-name="gr11" draw:text-style-name="P2" draw:layer="layout" svg:width="1.927cm" svg:height="0.677cm" svg:x="19.999cm" svg:y="1.24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7;p31" draw:style-name="gr11" draw:text-style-name="P2" draw:layer="layout" svg:width="1.927cm" svg:height="0.385cm" svg:x="22.664cm" svg:y="1.197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18;p31">
          <draw:custom-shape draw:name="Google Shape;419;p31" draw:style-name="gr5" draw:text-style-name="P11" draw:layer="layout" svg:width="0.495cm" svg:height="0.001cm" svg:x="18.943cm" svg:y="3.053cm">
            <text:p/>
            <draw:enhanced-geometry draw:mirror-horizontal="false" draw:mirror-vertical="false" draw:text-areas="0 0 ?f2 ?f3" svg:viewBox="0 0 0 0" draw:type="ooxml-bentConnector3" draw:modifiers="499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20;p31" draw:style-name="gr4" draw:text-style-name="P10" draw:layer="layout" svg:width="2.213cm" svg:height="1.039cm" svg:x="16.729cm" svg:y="2.533cm">
            <text:p text:style-name="P1"><text:span text:style-name="T7">Input Data</text:span><text:span text:style-name="T7"><text:line-break/></text:span><text:span text:style-name="T7">on 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31" draw:style-name="gr7" draw:text-style-name="P13" draw:layer="layout" svg:width="2.213cm" svg:height="1.039cm" svg:x="22.983cm" svg:y="2.533cm">
            <text:p text:style-name="P1"><text:span text:style-name="T7">Input Data</text:span><text:span text:style-name="T7"><text:line-break/></text:span><text:span text:style-name="T7">on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31" draw:style-name="gr5" draw:text-style-name="P11" draw:layer="layout" svg:width="0.647cm" svg:height="0.001cm" draw:transform="rotate (1.5707963267949) translate (20.746cm 4.221cm)">
            <text:p/>
            <draw:enhanced-geometry draw:mirror-horizontal="fals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21;p31" draw:style-name="gr6" draw:text-style-name="P12" draw:layer="layout" svg:width="2.612cm" svg:height="1.039cm" svg:x="19.439cm" svg:y="2.534cm">
            <text:p text:style-name="P1"><text:span text:style-name="T7">Device-specific mem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31" draw:style-name="gr5" draw:text-style-name="P11" draw:layer="layout" svg:width="0.93cm" svg:height="0.001cm" svg:x="22.052cm" svg:y="3.054cm">
            <text:p/>
            <draw:enhanced-geometry draw:mirror-horizontal="false" draw:mirror-vertical="false" draw:text-areas="0 0 ?f2 ?f3" svg:viewBox="0 0 0 0" draw:type="ooxml-bentConnector3" draw:modifiers="50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24;p31" draw:style-name="gr7" draw:text-style-name="P13" draw:layer="layout" svg:width="2.612cm" svg:height="1.373cm" svg:x="19.439cm" svg:y="4.221cm">
            <text:p text:style-name="P1"><text:span text:style-name="T7">Empty Device Memory for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6;p31">
          <draw:custom-shape draw:name="Google Shape;427;p31" draw:style-name="gr7" draw:text-style-name="P13" draw:layer="layout" svg:width="2.479cm" svg:height="1.039cm" svg:x="16.499cm" svg:y="6.137cm">
            <text:p text:style-name="P1"><text:span text:style-name="T7">Output Data</text:span><text:span text:style-name="T7"><text:line-break/></text:span><text:span text:style-name="T7">on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31" draw:style-name="gr4" draw:text-style-name="P10" draw:layer="layout" svg:width="2.479cm" svg:height="1.039cm" svg:x="22.579cm" svg:y="6.126cm">
            <text:p text:style-name="P1"><text:span text:style-name="T7">Output Data</text:span><text:span text:style-name="T7"><text:line-break/></text:span><text:span text:style-name="T7">on 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31" draw:style-name="gr5" draw:text-style-name="P11" draw:layer="layout" svg:width="0.559cm" svg:height="0.001cm" svg:x="18.979cm" svg:y="6.657cm">
            <text:p/>
            <draw:enhanced-geometry draw:mirror-horizontal="false" draw:mirror-vertical="false" draw:text-areas="0 0 ?f2 ?f3" svg:viewBox="0 0 0 0" draw:type="ooxml-bentConnector3" draw:modifiers="4998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1;p31" draw:style-name="gr5" draw:text-style-name="P11" draw:layer="layout" svg:width="0.559cm" svg:height="0.012cm" draw:transform="rotate (-3.14159265358979) translate (22.577cm 6.659cm)">
            <text:p/>
            <draw:enhanced-geometry draw:mirror-horizontal="true" draw:mirror-vertical="false" draw:text-areas="0 0 ?f2 ?f3" svg:viewBox="0 0 0 0" draw:type="ooxml-bentConnector3" draw:modifiers="4998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0;p31" draw:style-name="gr6" draw:text-style-name="P12" draw:layer="layout" svg:width="2.479cm" svg:height="1.039cm" svg:x="19.539cm" svg:y="6.139cm">
            <text:p text:style-name="P1"><text:span text:style-name="T7">Device-specific mem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2;p31">
          <draw:custom-shape draw:name="Google Shape;433;p31" draw:style-name="gr7" draw:text-style-name="P13" draw:layer="layout" svg:width="2.479cm" svg:height="1.039cm" svg:x="16.499cm" svg:y="11.622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31" draw:style-name="gr4" draw:text-style-name="P10" draw:layer="layout" svg:width="2.479cm" svg:height="1.039cm" svg:x="22.579cm" svg:y="11.611cm">
            <text:p text:style-name="P1"><text:span text:style-name="T7">DLTen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31" draw:style-name="gr5" draw:text-style-name="P11" draw:layer="layout" svg:width="0.559cm" svg:height="0.001cm" svg:x="18.979cm" svg:y="12.142cm">
            <text:p/>
            <draw:enhanced-geometry draw:mirror-horizontal="false" draw:mirror-vertical="false" draw:text-areas="0 0 ?f2 ?f3" svg:viewBox="0 0 0 0" draw:type="ooxml-bentConnector3" draw:modifiers="4998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7;p31" draw:style-name="gr5" draw:text-style-name="P11" draw:layer="layout" svg:width="0.559cm" svg:height="0.012cm" draw:transform="rotate (-3.14159265358979) translate (22.577cm 12.144cm)">
            <text:p/>
            <draw:enhanced-geometry draw:mirror-horizontal="true" draw:mirror-vertical="false" draw:text-areas="0 0 ?f2 ?f3" svg:viewBox="0 0 0 0" draw:type="ooxml-bentConnector3" draw:modifiers="4998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6;p31" draw:style-name="gr6" draw:text-style-name="P12" draw:layer="layout" svg:width="2.479cm" svg:height="1.039cm" svg:x="19.539cm" svg:y="11.624cm">
            <text:p text:style-name="P1"><text:a xlink:href="https://github.com/apache/tvm/blob/6c8ed60ec/include/tvm/runtime/device_api.h#L133" xlink:type="simple">DeviceAPI::</text:a><text:a xlink:href="https://github.com/apache/tvm/blob/6c8ed60ec/include/tvm/runtime/device_api.h#L133" xlink:type="simple"/><text:a xlink:href="https://github.com/apache/tvm/blob/6c8ed60ec/include/tvm/runtime/device_api.h#L133" xlink:type="simple">CopyDataFromT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8;p31">
          <draw:custom-shape draw:name="Google Shape;439;p31" draw:style-name="gr5" draw:text-style-name="P11" draw:layer="layout" svg:width="0.495cm" svg:height="0.001cm" svg:x="18.943cm" svg:y="9.06cm">
            <text:p/>
            <draw:enhanced-geometry draw:mirror-horizontal="false" draw:mirror-vertical="false" draw:text-areas="0 0 ?f2 ?f3" svg:viewBox="0 0 0 0" draw:type="ooxml-bentConnector3" draw:modifiers="499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40;p31" draw:style-name="gr4" draw:text-style-name="P10" draw:layer="layout" svg:width="2.213cm" svg:height="1.039cm" svg:x="16.729cm" svg:y="8.54cm">
            <text:p text:style-name="P1"><text:span text:style-name="T7">DLTen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31" draw:style-name="gr7" draw:text-style-name="P13" draw:layer="layout" svg:width="2.213cm" svg:height="1.039cm" svg:x="22.983cm" svg:y="8.54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31" draw:style-name="gr5" draw:text-style-name="P11" draw:layer="layout" svg:width="0.647cm" svg:height="0.001cm" draw:transform="rotate (1.5707963267949) translate (20.746cm 10.228cm)">
            <text:p/>
            <draw:enhanced-geometry draw:mirror-horizontal="fals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41;p31" draw:style-name="gr6" draw:text-style-name="P12" draw:layer="layout" svg:width="2.612cm" svg:height="1.039cm" svg:x="19.439cm" svg:y="8.541cm">
            <text:p text:style-name="P1"><text:a xlink:href="https://github.com/apache/tvm/blob/6c8ed60ec/include/tvm/runtime/device_api.h#L133" xlink:type="simple">DeviceAPI::</text:a><text:a xlink:href="https://github.com/apache/tvm/blob/6c8ed60ec/include/tvm/runtime/device_api.h#L133" xlink:type="simple"/><text:a xlink:href="https://github.com/apache/tvm/blob/6c8ed60ec/include/tvm/runtime/device_api.h#L133" xlink:type="simple">CopyDataFromT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31" draw:style-name="gr5" draw:text-style-name="P11" draw:layer="layout" svg:width="0.93cm" svg:height="0.001cm" svg:x="22.052cm" svg:y="9.061cm">
            <text:p/>
            <draw:enhanced-geometry draw:mirror-horizontal="false" draw:mirror-vertical="false" draw:text-areas="0 0 ?f2 ?f3" svg:viewBox="0 0 0 0" draw:type="ooxml-bentConnector3" draw:modifiers="50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44;p31" draw:style-name="gr7" draw:text-style-name="P13" draw:layer="layout" svg:width="2.612cm" svg:height="1.092cm" svg:x="19.439cm" svg:y="10.228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409;g104ff8bf4ef_0_397:notes" draw:style-name="gr3" draw:layer="layout" svg:width="16.932cm" svg:height="9.524cm" svg:x="1.059cm" svg:y="1.905cm" draw:page-number="12" presentation:class="page"/>
          <draw:frame draw:name="Google Shape;410;g104ff8bf4ef_0_397:notes" presentation:style-name="pr20" draw:text-style-name="P3" draw:layer="layout" svg:width="15.239cm" svg:height="11.429cm" svg:x="1.905cm" svg:y="12.065cm" presentation:class="notes" presentation:placeholder="true" presentation:user-transformed="true">
            <draw:text-box/>
          </draw:frame>
        </presentation:notes>
      </draw:page>
      <draw:page draw:name="Kernel Execution" draw:style-name="dp1" draw:master-page-name="TITLE_5f_AND_5f_BODY_5f_4">
        <draw:frame draw:name="Google Shape;450;p32"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451;p32" presentation:style-name="pr10" draw:text-style-name="P5" draw:layer="layout" svg:width="23.667cm" svg:height="1.59cm" svg:x="0.866cm" svg:y="0.801cm" presentation:class="title" presentation:user-transformed="true">
          <draw:text-box>
            <text:p text:style-name="P4"><text:span text:style-name="T3">Kernel Execution</text:span></text:p>
          </draw:text-box>
        </draw:frame>
        <draw:frame draw:name="Google Shape;452;p32" presentation:style-name="pr11" draw:text-style-name="P9" draw:layer="layout" svg:width="14.837cm" svg:height="8.889cm" svg:x="0.866cm" svg:y="2.392cm" presentation:class="outline" presentation:user-transformed="true">
          <draw:text-box>
            <text:list text:style-name="L9">
              <text:list-item>
                <text:p text:style-name="P8"><text:span text:style-name="T5">Uses </text:span><text:span text:style-name="T12"><text:a xlink:href="https://github.com/apache/tvm/blob/6c8ed60ec/include/tvm/runtime/packed_func.h#L68" xlink:type="simple">runtime::PackedFunc</text:a></text:span><text:span text:style-name="T5">, a wrapper around std::function and TVM’s primary FFI structure.</text:span></text:p>
              </text:list-item>
              <text:list-item>
                <text:p text:style-name="P8"><text:span text:style-name="T5">A PackedFunc generated from the </text:span><text:span text:style-name="T12"><text:a xlink:href="https://github.com/apache/tvm/blob/6c8ed60ec/include/tvm/runtime/module.h#L137" xlink:type="simple">runtime::ModuleNode::GetFunction</text:a></text:span><text:span text:style-name="T5"><text:s/>is called.</text:span></text:p>
              </text:list-item>
            </text:list>
            <text:list text:style-name="L10">
              <text:list-item>
                <text:list>
                  <text:list-item>
                    <text:p text:style-name="P8"><text:span text:style-name="T6">Function arguments give the array inputs and any scalar parameters.</text:span></text:p>
                  </text:list-item>
                  <text:list-item>
                    <text:p text:style-name="P8"><text:span text:style-name="T9"><text:a xlink:href="https://github.com/apache/tvm/blob/6c8ed60ec/include/tvm/runtime/device_api.h#L79" xlink:type="simple">DeviceAPI::SetDevice</text:a></text:span><text:span text:style-name="T6"><text:s/>and </text:span><text:span text:style-name="T9"><text:a xlink:href="https://github.com/apache/tvm/blob/6c8ed60ec/include/tvm/runtime/device_api.h#L160" xlink:type="simple">DeviceAPI::SetStream</text:a></text:span><text:span text:style-name="T6"><text:s/>determine the execution stream for the computation.</text:span></text:p>
                  </text:list-item>
                </text:list>
              </text:list-item>
              <text:list-item>
                <text:p text:style-name="P8"><text:span text:style-name="T5">Things the device-specific code should do</text:span></text:p>
                <text:list>
                  <text:list-item>
                    <text:p text:style-name="P8"><text:span text:style-name="T6">Load the stored data if necessary.</text:span></text:p>
                  </text:list-item>
                </text:list>
              </text:list-item>
            </text:list>
            <text:list text:style-name="L27">
              <text:list-item>
                <text:list>
                  <text:list-item>
                    <text:list>
                      <text:list-item>
                        <text:p text:style-name="P8"><text:span text:style-name="T6">e.g. cuModuleLoadData for CUDA</text:span></text:p>
                      </text:list-item>
                      <text:list-item>
                        <text:p text:style-name="P8"><text:span text:style-name="T6">e.g. vkCreateShaderModule for Vulkan</text:span></text:p>
                      </text:list-item>
                    </text:list>
                  </text:list-item>
                  <text:list-item>
                    <text:p text:style-name="P8"><text:span text:style-name="T6">Launch the shader using the buffers given.</text:span></text:p>
                    <text:list>
                      <text:list-item>
                        <text:p text:style-name="P8"><text:span text:style-name="T6">e.g. execute a function pointer for LLVM modules, cuLaunchKernel for CUDA</text:span></text:p>
                      </text:list-item>
                      <text:list-item>
                        <text:p text:style-name="P8"><text:span text:style-name="T6">e.g. vkQueueSubmit for Vulkan</text:span></text:p>
                      </text:list-item>
                    </text:list>
                  </text:list-item>
                </text:list>
              </text:list-item>
              <text:list-item>
                <text:p text:style-name="P8"><text:span text:style-name="T5">Things the device-specific code doesn’t need to do</text:span></text:p>
                <text:list>
                  <text:list-item>
                    <text:p text:style-name="P8"><text:span text:style-name="T6">Argument/array type checks.</text:span></text:p>
                    <text:list>
                      <text:list-item>
                        <text:p text:style-name="P8"><text:span text:style-name="T6">Already inserted as part of </text:span><text:span text:style-name="T9"><text:a xlink:href="https://github.com/apache/tvm/blob/6c8ed60ec/src/tir/transforms/make_packed_api.cc#L303" xlink:type="simple">tir::transform::MakePackedAPI</text:a></text:span><text:span text:style-name="T6">, part of the compiled code.</text:span></text:p>
                      </text:list-item>
                    </text:list>
                  </text:list-item>
                  <text:list-item>
                    <text:p text:style-name="P8"><text:span text:style-name="T6">Transfer data to/from the host.</text:span></text:p>
                    <text:list>
                      <text:list-item>
                        <text:p text:style-name="P8"><text:span text:style-name="T6">Already handled by </text:span><text:span text:style-name="T9"><text:a xlink:href="https://github.com/apache/tvm/blob/6c8ed60ec/include/tvm/runtime/device_api.h#L133" xlink:type="simple">DeviceAPI::CopyDataFromTo</text:a></text:span><text:span text:style-name="T6">.</text:span></text:p>
                      </text:list-item>
                    </text:list>
                  </text:list-item>
                  <text:list-item>
                    <text:p text:style-name="P8"><text:span text:style-name="T6">Wait for execution to complete, unless strictly necessary.</text:span></text:p>
                    <text:list>
                      <text:list-item>
                        <text:p text:style-name="P8"><text:span text:style-name="T6">Synchronization handled by </text:span><text:span text:style-name="T9"><text:a xlink:href="https://github.com/apache/tvm/blob/6c8ed60ec/include/tvm/runtime/device_api.h#L154" xlink:type="simple">DeviceAPI::StreamSync</text:a></text:span><text:span text:style-name="T6">.</text:span></text:p>
                      </text:list-item>
                      <text:list-item>
                        <text:p text:style-name="P8"><text:span text:style-name="T6">Rare exception: Device-specific resource conflict, such as a </text:span><text:span text:style-name="T9"><text:a xlink:href="https://github.com/apache/tvm/blob/6c8ed60ec/src/runtime/vulkan/vulkan_stream.cc#L81" xlink:type="simple">Vulkan descriptor set already being in use</text:a></text:span><text:span text:style-name="T6">.</text:span></text:p>
                      </text:list-item>
                    </text:list>
                  </text:list-item>
                </text:list>
              </text:list-item>
            </text:list>
          </draw:text-box>
        </draw:frame>
        <draw:frame draw:name="Google Shape;453;p32" presentation:style-name="pr9"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g draw:name="Google Shape;454;p32">
          <draw:custom-shape draw:name="Google Shape;455;p32" draw:style-name="gr5" draw:text-style-name="P11" draw:layer="layout" svg:width="0.559cm" svg:height="0.001cm" svg:x="22.019cm" svg:y="4.532cm">
            <text:p/>
            <draw:enhanced-geometry draw:mirror-horizontal="false" draw:mirror-vertical="false" draw:text-areas="0 0 ?f2 ?f3" svg:viewBox="0 0 0 0" draw:type="ooxml-bentConnector3" draw:modifiers="4997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57;p32" draw:style-name="gr7" draw:text-style-name="P13" draw:layer="layout" svg:width="2.479cm" svg:height="1.039cm" svg:x="22.579cm" svg:y="4.012cm">
            <text:p text:style-name="P1"><text:span text:style-name="T7">Output Data</text:span><text:span text:style-name="T7"><text:line-break/></text:span><text:span text:style-name="T7">on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32" draw:style-name="gr7" draw:text-style-name="P13" draw:layer="layout" svg:width="2.612cm" svg:height="1.039cm" svg:x="19.338cm" svg:y="2.392cm">
            <text:p text:style-name="P1"><text:span text:style-name="T7">Compiled Artif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32" draw:style-name="gr5" draw:text-style-name="P11" draw:layer="layout" svg:width="0.58cm" svg:height="0.001cm" draw:transform="rotate (-1.5707963267949) translate (20.644cm 3.432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60;p32" draw:style-name="gr7" draw:text-style-name="P13" draw:layer="layout" svg:width="2.213cm" svg:height="1.039cm" svg:x="16.325cm" svg:y="4.012cm">
            <text:p text:style-name="P1"><text:span text:style-name="T7">Input Data</text:span><text:span text:style-name="T7"><text:line-break/></text:span><text:span text:style-name="T7">on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32" draw:style-name="gr7" draw:text-style-name="P13" draw:layer="layout" svg:width="2.213cm" svg:height="1.373cm" svg:x="19.538cm" svg:y="5.7cm">
            <text:p text:style-name="P1"><text:span text:style-name="T7">Empty Device Memory for 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32" draw:style-name="gr5" draw:text-style-name="P11" draw:layer="layout" svg:width="0.732cm" svg:height="0.001cm" svg:x="18.539cm" svg:y="4.532cm">
            <text:p/>
            <draw:enhanced-geometry draw:mirror-horizontal="false" draw:mirror-vertical="false" draw:text-areas="0 0 ?f2 ?f3" svg:viewBox="0 0 0 0" draw:type="ooxml-bentConnector3" draw:modifiers="5001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56;p32" draw:style-name="gr6" draw:text-style-name="P12" draw:layer="layout" svg:width="2.747cm" svg:height="1.039cm" svg:x="19.271cm" svg:y="4.012cm">
            <text:p text:style-name="P1"><text:span text:style-name="T7">Device-specific Run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32" draw:style-name="gr5" draw:text-style-name="P11" draw:layer="layout" svg:width="0.647cm" svg:height="0.001cm" draw:transform="rotate (1.5707963267949) translate (20.645cm 5.7cm)">
            <text:p/>
            <draw:enhanced-geometry draw:mirror-horizontal="false" draw:mirror-vertical="false" draw:text-areas="0 0 ?f2 ?f3" svg:viewBox="0 0 0 0" draw:type="ooxml-bentConnector3" draw:modifiers="5003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name="Google Shape;464;p32">
          <draw:custom-shape draw:name="Google Shape;465;p32" draw:style-name="gr5" draw:text-style-name="P11" draw:layer="layout" svg:width="0.559cm" svg:height="0.001cm" svg:x="22.019cm" svg:y="9.813cm">
            <text:p/>
            <draw:enhanced-geometry draw:mirror-horizontal="false" draw:mirror-vertical="false" draw:text-areas="0 0 ?f2 ?f3" svg:viewBox="0 0 0 0" draw:type="ooxml-bentConnector3" draw:modifiers="4997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67;p32" draw:style-name="gr7" draw:text-style-name="P13" draw:layer="layout" svg:width="2.479cm" svg:height="1.039cm" svg:x="22.579cm" svg:y="9.293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32" draw:style-name="gr7" draw:text-style-name="P13" draw:layer="layout" svg:width="2.612cm" svg:height="1.039cm" svg:x="19.338cm" svg:y="7.673cm">
            <text:p text:style-name="P1"><text:span text:style-name="T13"><text:a xlink:href="https://github.com/apache/tvm/blob/6c8ed60ec/include/tvm/runtime/module.h#L48" xlink:type="simple">runtime::Modul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32" draw:style-name="gr5" draw:text-style-name="P11" draw:layer="layout" svg:width="0.58cm" svg:height="0.001cm" draw:transform="rotate (-1.5707963267949) translate (20.644cm 8.713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0;p32" draw:style-name="gr7" draw:text-style-name="P13" draw:layer="layout" svg:width="2.213cm" svg:height="1.039cm" svg:x="16.325cm" svg:y="9.293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32" draw:style-name="gr7" draw:text-style-name="P13" draw:layer="layout" svg:width="2.213cm" svg:height="1.373cm" svg:x="19.538cm" svg:y="10.981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32" draw:style-name="gr5" draw:text-style-name="P11" draw:layer="layout" svg:width="0.732cm" svg:height="0.001cm" svg:x="18.539cm" svg:y="9.813cm">
            <text:p/>
            <draw:enhanced-geometry draw:mirror-horizontal="false" draw:mirror-vertical="false" draw:text-areas="0 0 ?f2 ?f3" svg:viewBox="0 0 0 0" draw:type="ooxml-bentConnector3" draw:modifiers="5001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66;p32" draw:style-name="gr6" draw:text-style-name="P12" draw:layer="layout" svg:width="2.747cm" svg:height="1.039cm" svg:x="19.271cm" svg:y="9.293cm">
            <text:p text:style-name="P1"><text:span text:style-name="T13"><text:a xlink:href="https://github.com/apache/tvm/blob/6c8ed60ec/include/tvm/runtime/packed_func.h#L68" xlink:type="simple">runtime::</text:a></text:span><text:span text:style-name="T13"><text:a xlink:href="https://github.com/apache/tvm/blob/6c8ed60ec/include/tvm/runtime/packed_func.h#L68" xlink:type="simple"/></text:span><text:span text:style-name="T13"><text:a xlink:href="https://github.com/apache/tvm/blob/6c8ed60ec/include/tvm/runtime/packed_func.h#L68" xlink:type="simple">PackedFunc</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32" draw:style-name="gr5" draw:text-style-name="P11" draw:layer="layout" svg:width="0.647cm" svg:height="0.001cm" draw:transform="rotate (1.5707963267949) translate (20.645cm 10.981cm)">
            <text:p/>
            <draw:enhanced-geometry draw:mirror-horizontal="false" draw:mirror-vertical="false" draw:text-areas="0 0 ?f2 ?f3" svg:viewBox="0 0 0 0" draw:type="ooxml-bentConnector3" draw:modifiers="5003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474;p32" draw:style-name="gr11" draw:text-style-name="P2" draw:layer="layout" svg:width="2.027cm" svg:height="0.945cm" svg:x="21.279cm" svg:y="0.951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447;g105e74f07cd_6_804:notes" draw:style-name="gr3" draw:layer="layout" svg:width="16.932cm" svg:height="9.524cm" svg:x="1.059cm" svg:y="1.905cm" draw:page-number="13" presentation:class="page"/>
          <draw:frame draw:name="Google Shape;448;g105e74f07cd_6_804:notes" presentation:style-name="pr21" draw:text-style-name="P3" draw:layer="layout" svg:width="15.239cm" svg:height="11.429cm" svg:x="1.905cm" svg:y="12.065cm" presentation:class="notes" presentation:placeholder="true" presentation:user-transformed="true">
            <draw:text-box/>
          </draw:frame>
        </presentation:notes>
      </draw:page>
      <draw:page draw:name="TVM Compilation/Runtime Flow" draw:style-name="dp1" draw:master-page-name="_31__5f_Title_20_only">
        <draw:frame draw:name="Google Shape;479;p33" presentation:style-name="pr6" draw:text-style-name="P5" draw:layer="layout" svg:width="23.667cm" svg:height="1.59cm" svg:x="0.866cm" svg:y="0.416cm" presentation:class="title" presentation:user-transformed="true">
          <draw:text-box>
            <text:p text:style-name="P4"><text:span text:style-name="T3">TVM Compilation/Runtime Flow</text:span></text:p>
          </draw:text-box>
        </draw:frame>
        <draw:frame draw:name="Google Shape;480;p33" presentation:style-name="pr7" draw:text-style-name="P7" draw:layer="layout" svg:width="1.523cm" svg:height="1.092cm" svg:x="23.546cm" svg:y="12.954cm" presentation:class="page-number" presentation:user-transformed="true">
          <draw:text-box>
            <text:p text:style-name="P6"><text:span text:style-name="T4"><text:page-number>&lt;number&gt;</text:page-number></text:span></text:p>
          </draw:text-box>
        </draw:frame>
        <draw:g draw:name="Google Shape;481;p33">
          <draw:custom-shape draw:name="Google Shape;482;p33" draw:style-name="gr6" draw:text-style-name="P12" draw:layer="layout" svg:width="3.518cm" svg:height="1.039cm" svg:x="18.917cm" svg:y="1.765cm">
            <text:p text:style-name="P1"><text:span text:style-name="T7">Device-specific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33" draw:style-name="gr8" draw:text-style-name="P2" draw:layer="layout" svg:width="1.523cm" svg:height="0.687cm" svg:x="19.914cm" svg:y="1.077cm">
            <text:p text:style-name="P1"><text:span text:style-name="T8">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33" draw:style-name="gr4" draw:text-style-name="P10" draw:layer="layout" svg:width="3.518cm" svg:height="1.039cm" svg:x="18.917cm" svg:y="2.957cm">
            <text:p text:style-name="P1"><text:span text:style-name="T7">Data Structure</text:span><text:span text:style-name="T7"><text:line-break/></text:span><text:span text:style-name="T7">(Input/Output to other T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33" draw:style-name="gr7" draw:text-style-name="P13" draw:layer="layout" svg:width="3.518cm" svg:height="1.039cm" svg:x="18.917cm" svg:y="4.15cm">
            <text:p text:style-name="P1"><text:span text:style-name="T7">Data Structure</text:span><text:span text:style-name="T7"><text:line-break/></text:span><text:span text:style-name="T7">(Opaque to all other T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33" draw:style-name="gr9" draw:text-style-name="P2" draw:layer="layout" svg:width="4.512cm" svg:height="4.552cm" svg:x="18.418cm" svg:y="0.932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487;p33">
          <draw:g draw:name="Google Shape;488;p33">
            <draw:custom-shape draw:name="Google Shape;489;p33" draw:style-name="gr5" draw:text-style-name="P11" draw:layer="layout" svg:width="0.597cm" svg:height="0.001cm" svg:x="10.532cm" svg:y="4.94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92;p33" draw:style-name="gr5" draw:text-style-name="P11" draw:layer="layout" svg:width="0.495cm" svg:height="0.001cm" svg:x="4.077cm" svg:y="8.183cm">
              <text:p/>
              <draw:enhanced-geometry draw:mirror-horizontal="false" draw:mirror-vertical="false" draw:text-areas="0 0 ?f2 ?f3" svg:viewBox="0 0 0 0" draw:type="ooxml-bentConnector3" draw:modifiers="499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91;p33" draw:style-name="gr6" draw:text-style-name="P12" draw:layer="layout" svg:width="2.612cm" svg:height="1.039cm" svg:x="11.13cm" svg:y="4.423cm">
              <text:p text:style-name="P1"><text:span text:style-name="T7">Device-specific Code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33" draw:style-name="gr5" draw:text-style-name="P11" draw:layer="layout" svg:width="0.559cm" svg:height="0.001cm" svg:x="13.812cm" svg:y="8.183cm">
              <text:p/>
              <draw:enhanced-geometry draw:mirror-horizontal="false" draw:mirror-vertical="false" draw:text-areas="0 0 ?f2 ?f3" svg:viewBox="0 0 0 0" draw:type="ooxml-bentConnector3" draw:modifiers="4997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97;p33" draw:style-name="gr7" draw:text-style-name="P13" draw:layer="layout" svg:width="2.479cm" svg:height="1.039cm" svg:x="14.371cm" svg:y="7.663cm">
              <text:p text:style-name="P1"><text:span text:style-name="T7">Output Data</text:span><text:span text:style-name="T7"><text:line-break/></text:span><text:span text:style-name="T7">on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33" draw:style-name="gr4" draw:text-style-name="P10" draw:layer="layout" svg:width="2.213cm" svg:height="1.039cm" svg:x="1.863cm" svg:y="7.663cm">
              <text:p text:style-name="P1"><text:span text:style-name="T7">Input Data</text:span><text:span text:style-name="T7"><text:line-break/></text:span><text:span text:style-name="T7">on 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33" draw:style-name="gr4" draw:text-style-name="P10" draw:layer="layout" svg:width="2.747cm" svg:height="1.039cm" svg:x="7.785cm" svg:y="4.423cm">
              <text:p text:style-name="P1"><text:span text:style-name="T7">Low-Level Description</text:span></text:p>
              <text:p text:style-name="P1"><text:span text:style-name="T7">of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33" draw:style-name="gr4" draw:text-style-name="P10" draw:layer="layout" svg:width="3.518cm" svg:height="1.039cm" svg:x="3.667cm" svg:y="4.423cm">
              <text:p text:style-name="P1"><text:span text:style-name="T7">High-Level Description of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33" draw:style-name="gr5" draw:text-style-name="P11" draw:layer="layout" svg:width="0.597cm" svg:height="0.001cm" svg:x="7.186cm" svg:y="3.13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02;p33" draw:style-name="gr5" draw:text-style-name="P11" draw:layer="layout" svg:width="0.769cm" svg:height="0.001cm" draw:transform="rotate (-1.5707963267949) translate (9.158cm 3.653cm)">
              <text:p/>
              <draw:enhanced-geometry draw:mirror-horizontal="true" draw:mirror-vertical="false" draw:text-areas="0 0 ?f2 ?f3" svg:viewBox="0 0 0 0" draw:type="ooxml-bentConnector3" draw:modifiers="4997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03;p33" draw:style-name="gr5" draw:text-style-name="P11" draw:layer="layout" svg:width="0.597cm" svg:height="0.001cm" svg:x="7.186cm" svg:y="4.94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01;p33" draw:style-name="gr4" draw:text-style-name="P10" draw:layer="layout" svg:width="2.747cm" svg:height="1.039cm" svg:x="7.785cm" svg:y="2.613cm">
              <text:p text:style-name="P1"><text:span text:style-name="T7">Description of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33" draw:style-name="gr6" draw:text-style-name="P12" draw:layer="layout" svg:width="3.518cm" svg:height="1.039cm" svg:x="3.667cm" svg:y="2.613cm">
              <text:p text:style-name="P1"><text:span text:style-name="T7">Device-specific Capability Qu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33" draw:style-name="gr7" draw:text-style-name="P13" draw:layer="layout" svg:width="2.612cm" svg:height="1.039cm" svg:x="11.13cm" svg:y="6.043cm">
              <text:p text:style-name="P1"><text:span text:style-name="T7">Compiled Artif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33" draw:style-name="gr5" draw:text-style-name="P11" draw:layer="layout" svg:width="0.58cm" svg:height="0.001cm" draw:transform="rotate (-1.5707963267949) translate (12.437cm 5.463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06;p33" draw:style-name="gr5" draw:text-style-name="P11" draw:layer="layout" svg:width="0.58cm" svg:height="0.001cm" draw:transform="rotate (-1.5707963267949) translate (12.437cm 7.083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07;p33" draw:style-name="gr7" draw:text-style-name="P13" draw:layer="layout" svg:width="2.213cm" svg:height="1.039cm" svg:x="8.117cm" svg:y="7.663cm">
              <text:p text:style-name="P1"><text:span text:style-name="T7">Input Data</text:span><text:span text:style-name="T7"><text:line-break/></text:span><text:span text:style-name="T7">on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33" draw:style-name="gr5" draw:text-style-name="P11" draw:layer="layout" svg:width="2.037cm" svg:height="0.698cm" draw:transform="rotate (-3.14159265358979) translate (7.918cm 11.42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11;p33" draw:style-name="gr7" draw:text-style-name="P13" draw:layer="layout" svg:width="2.213cm" svg:height="1.373cm" svg:x="11.331cm" svg:y="9.351cm">
              <text:p text:style-name="P1"><text:span text:style-name="T7">Empty Device Memory for 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33" draw:style-name="gr5" draw:text-style-name="P11" draw:layer="layout" svg:width="0.647cm" svg:height="0.001cm" draw:transform="rotate (1.5707963267949) translate (5.88cm 9.351cm)">
              <text:p/>
              <draw:enhanced-geometry draw:mirror-horizontal="fals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94;p33" draw:style-name="gr6" draw:text-style-name="P12" draw:layer="layout" svg:width="2.612cm" svg:height="1.039cm" svg:x="4.573cm" svg:y="7.664cm">
              <text:p text:style-name="P1"><text:span text:style-name="T7">Device-specific mem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33" draw:style-name="gr6" draw:text-style-name="P12" draw:layer="layout" svg:width="2.612cm" svg:height="1.039cm" svg:x="7.918cm" svg:y="10.904cm">
              <text:p text:style-name="P1"><text:span text:style-name="T7">Device-specific Memory Al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33" draw:style-name="gr5" draw:text-style-name="P11" draw:layer="layout" svg:width="1.906cm" svg:height="0.698cm" draw:transform="rotate (-3.14159265358979) translate (12.438cm 11.424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14;p33" draw:style-name="gr5" draw:text-style-name="P11" draw:layer="layout" svg:width="0.93cm" svg:height="0.001cm" svg:x="7.186cm" svg:y="8.184cm">
              <text:p/>
              <draw:enhanced-geometry draw:mirror-horizontal="false" draw:mirror-vertical="false" draw:text-areas="0 0 ?f2 ?f3" svg:viewBox="0 0 0 0" draw:type="ooxml-bentConnector3" draw:modifiers="50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15;p33" draw:style-name="gr5" draw:text-style-name="P11" draw:layer="layout" svg:width="0.732cm" svg:height="0.001cm" svg:x="10.332cm" svg:y="8.183cm">
              <text:p/>
              <draw:enhanced-geometry draw:mirror-horizontal="false" draw:mirror-vertical="false" draw:text-areas="0 0 ?f2 ?f3" svg:viewBox="0 0 0 0" draw:type="ooxml-bentConnector3" draw:modifiers="5001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96;p33" draw:style-name="gr6" draw:text-style-name="P12" draw:layer="layout" svg:width="2.747cm" svg:height="1.039cm" svg:x="11.064cm" svg:y="7.663cm">
              <text:p text:style-name="P1"><text:span text:style-name="T7">Device-specific Run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33" draw:style-name="gr5" draw:text-style-name="P11" draw:layer="layout" svg:width="0.647cm" svg:height="0.001cm" draw:transform="rotate (1.5707963267949) translate (12.438cm 9.351cm)">
              <text:p/>
              <draw:enhanced-geometry draw:mirror-horizontal="false" draw:mirror-vertical="false" draw:text-areas="0 0 ?f2 ?f3" svg:viewBox="0 0 0 0" draw:type="ooxml-bentConnector3" draw:modifiers="5003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10;p33" draw:style-name="gr7" draw:text-style-name="P13" draw:layer="layout" svg:width="2.612cm" svg:height="1.373cm" svg:x="4.573cm" svg:y="9.351cm">
              <text:p text:style-name="P1"><text:span text:style-name="T7">Empty Device Memory for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33" draw:style-name="gr4" draw:text-style-name="P10" draw:layer="layout" svg:width="2.479cm" svg:height="1.039cm" svg:x="20.451cm" svg:y="7.652cm">
              <text:p text:style-name="P1"><text:span text:style-name="T7">Output Data</text:span><text:span text:style-name="T7"><text:line-break/></text:span><text:span text:style-name="T7">on 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33" draw:style-name="gr5" draw:text-style-name="P11" draw:layer="layout" svg:width="0.559cm" svg:height="0.001cm" svg:x="16.851cm" svg:y="8.183cm">
              <text:p/>
              <draw:enhanced-geometry draw:mirror-horizontal="false" draw:mirror-vertical="false" draw:text-areas="0 0 ?f2 ?f3" svg:viewBox="0 0 0 0" draw:type="ooxml-bentConnector3" draw:modifiers="4998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20;p33" draw:style-name="gr5" draw:text-style-name="P11" draw:layer="layout" svg:width="0.559cm" svg:height="0.012cm" draw:transform="rotate (-3.14159265358979) translate (20.449cm 8.185cm)">
              <text:p/>
              <draw:enhanced-geometry draw:mirror-horizontal="true" draw:mirror-vertical="false" draw:text-areas="0 0 ?f2 ?f3" svg:viewBox="0 0 0 0" draw:type="ooxml-bentConnector3" draw:modifiers="4998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19;p33" draw:style-name="gr6" draw:text-style-name="P12" draw:layer="layout" svg:width="2.479cm" svg:height="1.039cm" svg:x="17.411cm" svg:y="7.665cm">
              <text:p text:style-name="P1"><text:span text:style-name="T7">Device-specific mem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1;p33" draw:style-name="gr5" draw:text-style-name="P11" draw:layer="layout" svg:width="1.904cm" svg:height="1.289cm" svg:x="10.532cm" svg:y="3.13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presentation:notes draw:style-name="dp2">
          <draw:page-thumbnail draw:name="Google Shape;476;g105ce26fa98_1_515:notes" draw:style-name="gr3" draw:layer="layout" svg:width="16.932cm" svg:height="9.524cm" svg:x="1.059cm" svg:y="1.905cm" draw:page-number="14" presentation:class="page"/>
          <draw:frame draw:name="Google Shape;477;g105ce26fa98_1_515:notes" presentation:style-name="pr22" draw:text-style-name="P3" draw:layer="layout" svg:width="15.239cm" svg:height="11.429cm" svg:x="1.905cm" svg:y="12.065cm" presentation:class="notes" presentation:placeholder="true" presentation:user-transformed="true">
            <draw:text-box/>
          </draw:frame>
        </presentation:notes>
      </draw:page>
      <draw:page draw:name="TVM Compilation/Runtime Flow" draw:style-name="dp1" draw:master-page-name="TITLE_5f_AND_5f_BODY" presentation:presentation-page-layout-name="AL1T1">
        <draw:frame draw:name="Google Shape;526;p34" presentation:style-name="pr3"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527;p34" presentation:style-name="pr3"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g draw:name="Google Shape;528;p34">
          <draw:g draw:name="Google Shape;529;p34">
            <draw:custom-shape draw:name="Google Shape;530;p34" draw:style-name="gr5" draw:text-style-name="P11" draw:layer="layout" svg:width="0.597cm" svg:height="0.001cm" svg:x="10.532cm" svg:y="4.94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3;p34" draw:style-name="gr5" draw:text-style-name="P11" draw:layer="layout" svg:width="0.495cm" svg:height="0.001cm" svg:x="4.077cm" svg:y="8.183cm">
              <text:p/>
              <draw:enhanced-geometry draw:mirror-horizontal="false" draw:mirror-vertical="false" draw:text-areas="0 0 ?f2 ?f3" svg:viewBox="0 0 0 0" draw:type="ooxml-bentConnector3" draw:modifiers="499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2;p34" draw:style-name="gr6" draw:text-style-name="P12" draw:layer="layout" svg:width="2.612cm" svg:height="1.039cm" svg:x="11.13cm" svg:y="4.423cm">
              <text:p text:style-name="P1"><text:span text:style-name="T7">target.build.</text:span><text:span text:style-name="T7"><text:line-break/></text:span><text:span text:style-name="T7">$TARGET_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34" draw:style-name="gr5" draw:text-style-name="P11" draw:layer="layout" svg:width="0.559cm" svg:height="0.001cm" svg:x="13.812cm" svg:y="8.183cm">
              <text:p/>
              <draw:enhanced-geometry draw:mirror-horizontal="false" draw:mirror-vertical="false" draw:text-areas="0 0 ?f2 ?f3" svg:viewBox="0 0 0 0" draw:type="ooxml-bentConnector3" draw:modifiers="4997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8;p34" draw:style-name="gr7" draw:text-style-name="P13" draw:layer="layout" svg:width="2.479cm" svg:height="1.039cm" svg:x="14.371cm" svg:y="7.663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34" draw:style-name="gr4" draw:text-style-name="P10" draw:layer="layout" svg:width="2.213cm" svg:height="1.039cm" svg:x="1.863cm" svg:y="7.663cm">
              <text:p text:style-name="P1"><text:span text:style-name="T7">DLTen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34" draw:style-name="gr4" draw:text-style-name="P10" draw:layer="layout" svg:width="2.747cm" svg:height="1.039cm" svg:x="7.785cm" svg:y="4.423cm">
              <text:p text:style-name="P1"><text:span text:style-name="T13"><text:a xlink:href="https://github.com/apache/tvm/blob/6c8ed60ec/include/tvm/ir/module.h#L358" xlink:type="simple">IRModule</text:a></text:span><text:span text:style-name="T7"><text:s/></text:span><text:span text:style-name="T7">containing only Low-Level T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34" draw:style-name="gr4" draw:text-style-name="P10" draw:layer="layout" svg:width="3.518cm" svg:height="1.039cm" svg:x="3.667cm" svg:y="4.423cm">
              <text:p text:style-name="P1"><text:span text:style-name="T7">High-Level Description of Compu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34" draw:style-name="gr5" draw:text-style-name="P11" draw:layer="layout" svg:width="0.597cm" svg:height="0.001cm" svg:x="7.186cm" svg:y="3.13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43;p34" draw:style-name="gr5" draw:text-style-name="P11" draw:layer="layout" svg:width="0.769cm" svg:height="0.001cm" draw:transform="rotate (-1.5707963267949) translate (9.158cm 3.653cm)">
              <text:p/>
              <draw:enhanced-geometry draw:mirror-horizontal="true" draw:mirror-vertical="false" draw:text-areas="0 0 ?f2 ?f3" svg:viewBox="0 0 0 0" draw:type="ooxml-bentConnector3" draw:modifiers="4997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44;p34" draw:style-name="gr5" draw:text-style-name="P11" draw:layer="layout" svg:width="0.597cm" svg:height="0.001cm" svg:x="7.186cm" svg:y="4.94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42;p34" draw:style-name="gr4" draw:text-style-name="P10" draw:layer="layout" svg:width="2.747cm" svg:height="1.039cm" svg:x="7.785cm" svg:y="2.613cm">
              <text:p text:style-name="P1"><text:span text:style-name="T13"><text:a xlink:href="https://github.com/apache/tvm/blob/6c8ed60ec/include/tvm/target/target.h#L141" xlink:type="simple">tvm::Targe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34" draw:style-name="gr6" draw:text-style-name="P12" draw:layer="layout" svg:width="3.518cm" svg:height="1.039cm" svg:x="3.667cm" svg:y="2.613cm">
              <text:p text:style-name="P1"><text:span text:style-name="T13"><text:a xlink:href="https://github.com/apache/tvm/blob/6c8ed60ec/include/tvm/runtime/device_api.h#L87" xlink:type="simple">DeviceAPI::GetAttr</text:a></text:span><text:span text:style-name="T7"><text:line-break/></text:span><text:span text:style-name="T13"><text:a xlink:href="https://github.com/apache/tvm/blob/6c8ed60ec/include/tvm/runtime/device_api.h#L95" xlink:type="simple">DeviceAPI::GetTargetProperty</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4" draw:style-name="gr7" draw:text-style-name="P13" draw:layer="layout" svg:width="2.612cm" svg:height="1.039cm" svg:x="11.13cm" svg:y="6.043cm">
              <text:p text:style-name="P1"><text:span text:style-name="T13"><text:a xlink:href="https://github.com/apache/tvm/blob/6c8ed60ec/include/tvm/runtime/module.h#L48" xlink:type="simple">runtime::Modul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4" draw:style-name="gr5" draw:text-style-name="P11" draw:layer="layout" svg:width="0.58cm" svg:height="0.001cm" draw:transform="rotate (-1.5707963267949) translate (12.437cm 5.463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47;p34" draw:style-name="gr5" draw:text-style-name="P11" draw:layer="layout" svg:width="0.58cm" svg:height="0.001cm" draw:transform="rotate (-1.5707963267949) translate (12.437cm 7.083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48;p34" draw:style-name="gr7" draw:text-style-name="P13" draw:layer="layout" svg:width="2.213cm" svg:height="1.039cm" svg:x="8.117cm" svg:y="7.663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34" draw:style-name="gr5" draw:text-style-name="P11" draw:layer="layout" svg:width="2.037cm" svg:height="0.698cm" draw:transform="rotate (-3.14159265358979) translate (7.918cm 11.42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52;p34" draw:style-name="gr7" draw:text-style-name="P13" draw:layer="layout" svg:width="2.213cm" svg:height="1.373cm" svg:x="11.331cm" svg:y="9.351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34" draw:style-name="gr5" draw:text-style-name="P11" draw:layer="layout" svg:width="0.647cm" svg:height="0.001cm" draw:transform="rotate (1.5707963267949) translate (5.88cm 9.351cm)">
              <text:p/>
              <draw:enhanced-geometry draw:mirror-horizontal="fals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5;p34" draw:style-name="gr6" draw:text-style-name="P12" draw:layer="layout" svg:width="2.612cm" svg:height="1.039cm" svg:x="4.573cm" svg:y="7.664cm">
              <text:p text:style-name="P1"><text:a xlink:href="https://github.com/apache/tvm/blob/6c8ed60ec/include/tvm/runtime/device_api.h#L133" xlink:type="simple">DeviceAPI::CopyDataFromT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34" draw:style-name="gr6" draw:text-style-name="P12" draw:layer="layout" svg:width="2.612cm" svg:height="1.039cm" svg:x="7.918cm" svg:y="10.904cm">
              <text:p text:style-name="P1"><text:span text:style-name="T13"><text:a xlink:href="https://github.com/apache/tvm/blob/6c8ed60ec/include/tvm/runtime/device_api.h#L106" xlink:type="simple">DeviceAPI::AllocDataSpace</text:a></text:span></text:p>
              <text:p text:style-name="P1"><text:span text:style-name="T13"><text:a xlink:href="https://github.com/apache/tvm/blob/6c8ed60ec/include/tvm/runtime/device_api.h#L190" xlink:type="simple">DeviceAPI::AllocWorkspac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34" draw:style-name="gr5" draw:text-style-name="P11" draw:layer="layout" svg:width="1.906cm" svg:height="0.698cm" draw:transform="rotate (-3.14159265358979) translate (12.438cm 11.424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55;p34" draw:style-name="gr5" draw:text-style-name="P11" draw:layer="layout" svg:width="0.93cm" svg:height="0.001cm" svg:x="7.186cm" svg:y="8.184cm">
              <text:p/>
              <draw:enhanced-geometry draw:mirror-horizontal="false" draw:mirror-vertical="false" draw:text-areas="0 0 ?f2 ?f3" svg:viewBox="0 0 0 0" draw:type="ooxml-bentConnector3" draw:modifiers="50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56;p34" draw:style-name="gr5" draw:text-style-name="P11" draw:layer="layout" svg:width="0.732cm" svg:height="0.001cm" svg:x="10.332cm" svg:y="8.183cm">
              <text:p/>
              <draw:enhanced-geometry draw:mirror-horizontal="false" draw:mirror-vertical="false" draw:text-areas="0 0 ?f2 ?f3" svg:viewBox="0 0 0 0" draw:type="ooxml-bentConnector3" draw:modifiers="5001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7;p34" draw:style-name="gr6" draw:text-style-name="P12" draw:layer="layout" svg:width="2.747cm" svg:height="1.039cm" svg:x="11.064cm" svg:y="7.663cm">
              <text:p text:style-name="P1"><text:span text:style-name="T13"><text:a xlink:href="https://github.com/apache/tvm/blob/6c8ed60ec/include/tvm/runtime/packed_func.h#L68" xlink:type="simple">runtime::</text:a></text:span><text:span text:style-name="T13"><text:a xlink:href="https://github.com/apache/tvm/blob/6c8ed60ec/include/tvm/runtime/packed_func.h#L68" xlink:type="simple"/></text:span><text:span text:style-name="T13"><text:a xlink:href="https://github.com/apache/tvm/blob/6c8ed60ec/include/tvm/runtime/packed_func.h#L68" xlink:type="simple">PackedFunc</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34" draw:style-name="gr5" draw:text-style-name="P11" draw:layer="layout" svg:width="0.647cm" svg:height="0.001cm" draw:transform="rotate (1.5707963267949) translate (12.438cm 9.351cm)">
              <text:p/>
              <draw:enhanced-geometry draw:mirror-horizontal="false" draw:mirror-vertical="false" draw:text-areas="0 0 ?f2 ?f3" svg:viewBox="0 0 0 0" draw:type="ooxml-bentConnector3" draw:modifiers="5003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51;p34" draw:style-name="gr7" draw:text-style-name="P13" draw:layer="layout" svg:width="2.612cm" svg:height="1.373cm" svg:x="4.573cm" svg:y="9.351cm">
              <text:p text:style-name="P1"><text:span text:style-name="T7">vo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34" draw:style-name="gr4" draw:text-style-name="P10" draw:layer="layout" svg:width="2.479cm" svg:height="1.039cm" svg:x="20.451cm" svg:y="7.652cm">
              <text:p text:style-name="P1"><text:span text:style-name="T7">DLTen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34" draw:style-name="gr5" draw:text-style-name="P11" draw:layer="layout" svg:width="0.559cm" svg:height="0.001cm" svg:x="16.851cm" svg:y="8.183cm">
              <text:p/>
              <draw:enhanced-geometry draw:mirror-horizontal="false" draw:mirror-vertical="false" draw:text-areas="0 0 ?f2 ?f3" svg:viewBox="0 0 0 0" draw:type="ooxml-bentConnector3" draw:modifiers="4998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61;p34" draw:style-name="gr5" draw:text-style-name="P11" draw:layer="layout" svg:width="0.559cm" svg:height="0.012cm" draw:transform="rotate (-3.14159265358979) translate (20.449cm 8.185cm)">
              <text:p/>
              <draw:enhanced-geometry draw:mirror-horizontal="true" draw:mirror-vertical="false" draw:text-areas="0 0 ?f2 ?f3" svg:viewBox="0 0 0 0" draw:type="ooxml-bentConnector3" draw:modifiers="4998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60;p34" draw:style-name="gr6" draw:text-style-name="P12" draw:layer="layout" svg:width="2.479cm" svg:height="1.039cm" svg:x="17.411cm" svg:y="7.665cm">
              <text:p text:style-name="P1"><text:a xlink:href="https://github.com/apache/tvm/blob/6c8ed60ec/include/tvm/runtime/device_api.h#L133" xlink:type="simple">DeviceAPI::CopyDataFromT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2;p34" draw:style-name="gr5" draw:text-style-name="P11" draw:layer="layout" svg:width="1.904cm" svg:height="1.289cm" svg:x="10.532cm" svg:y="3.13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draw:frame draw:name="Google Shape;563;p34" presentation:style-name="pr2" draw:text-style-name="P5" draw:layer="layout" svg:width="23.667cm" svg:height="1.59cm" svg:x="0.866cm" svg:y="0.416cm" presentation:class="title" presentation:user-transformed="true">
          <draw:text-box>
            <text:p text:style-name="P4"><text:span text:style-name="T3">TVM Compilation/Runtime Flow</text:span></text:p>
          </draw:text-box>
        </draw:frame>
        <draw:g draw:name="Google Shape;564;p34">
          <draw:custom-shape draw:name="Google Shape;565;p34" draw:style-name="gr6" draw:text-style-name="P12" draw:layer="layout" svg:width="3.518cm" svg:height="1.039cm" svg:x="18.917cm" svg:y="1.765cm">
            <text:p text:style-name="P1"><text:span text:style-name="T7">Device-specific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34" draw:style-name="gr8" draw:text-style-name="P2" draw:layer="layout" svg:width="1.523cm" svg:height="0.687cm" svg:x="19.914cm" svg:y="1.077cm">
            <text:p text:style-name="P1"><text:span text:style-name="T8">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34" draw:style-name="gr4" draw:text-style-name="P10" draw:layer="layout" svg:width="3.518cm" svg:height="1.039cm" svg:x="18.917cm" svg:y="2.957cm">
            <text:p text:style-name="P1"><text:span text:style-name="T7">Data Structure</text:span><text:span text:style-name="T7"><text:line-break/></text:span><text:span text:style-name="T7">(Input/Output to other T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34" draw:style-name="gr7" draw:text-style-name="P13" draw:layer="layout" svg:width="3.518cm" svg:height="1.039cm" svg:x="18.917cm" svg:y="4.15cm">
            <text:p text:style-name="P1"><text:span text:style-name="T7">Data Structure</text:span><text:span text:style-name="T7"><text:line-break/></text:span><text:span text:style-name="T7">(Opaque to all other T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34" draw:style-name="gr9" draw:text-style-name="P2" draw:layer="layout" svg:width="4.512cm" svg:height="4.552cm" svg:x="18.418cm" svg:y="0.932cm">
            <text:p text:style-name="P4"><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name="Google Shape;523;g105e74f07cd_6_566:notes" draw:style-name="gr3" draw:layer="layout" svg:width="16.932cm" svg:height="9.524cm" svg:x="1.059cm" svg:y="1.905cm" draw:page-number="15" presentation:class="page"/>
          <draw:frame draw:name="Google Shape;524;g105e74f07cd_6_566:notes" presentation:style-name="pr23" draw:text-style-name="P3" draw:layer="layout" svg:width="15.239cm" svg:height="11.429cm" svg:x="1.905cm" svg:y="12.065cm" presentation:class="notes" presentation:placeholder="true" presentation:user-transformed="true">
            <draw:text-box/>
          </draw:frame>
        </presentation:notes>
      </draw:page>
      <draw:page draw:name="Potential Future Improvements" draw:style-name="dp1" draw:master-page-name="TITLE_5f_AND_5f_BODY" presentation:presentation-page-layout-name="AL1T1">
        <draw:frame draw:name="Google Shape;574;p35" presentation:style-name="pr3"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draw:frame draw:name="Google Shape;575;p35" presentation:style-name="pr2" draw:text-style-name="P5" draw:layer="layout" svg:width="23.667cm" svg:height="1.59cm" svg:x="0.866cm" svg:y="0.801cm" presentation:class="title" presentation:user-transformed="true">
          <draw:text-box>
            <text:p text:style-name="P4"><text:span text:style-name="T3">Potential Future Improvements</text:span></text:p>
          </draw:text-box>
        </draw:frame>
        <draw:frame draw:name="Google Shape;576;p35" presentation:style-name="pr4" draw:text-style-name="P9" draw:layer="layout" svg:width="23.667cm" svg:height="8.889cm" svg:x="0.866cm" svg:y="2.392cm" presentation:class="outline" presentation:user-transformed="true">
          <draw:text-box>
            <text:list text:style-name="L5">
              <text:list-item>
                <text:p text:style-name="P8"><text:span text:style-name="T5">Low-level runtime-specific test suite</text:span></text:p>
              </text:list-item>
            </text:list>
            <text:list text:style-name="L6">
              <text:list-item>
                <text:list>
                  <text:list-item>
                    <text:p text:style-name="P8"><text:span text:style-name="T6">Quantify support of features across backends.</text:span></text:p>
                  </text:list-item>
                  <text:list-item>
                    <text:p text:style-name="P8"><text:span text:style-name="T6">Easier debugging after a test failure. <text:s/>High-level end-to-end tests of models can have backend-specific failures, which require a non-trivial amount of effort to track down to a root cause.</text:span></text:p>
                  </text:list-item>
                  <text:list-item>
                    <text:p text:style-name="P8"><text:span text:style-name="T6">Provide a roadmap for additional runtimes to be implemented, by defining which low-level features are required.</text:span></text:p>
                  </text:list-item>
                </text:list>
              </text:list-item>
              <text:list-item>
                <text:p text:style-name="P8"><text:span text:style-name="T5">Low-level TIR validation</text:span></text:p>
                <text:list>
                  <text:list-item>
                    <text:p text:style-name="P8"><text:span text:style-name="T6">Would be an explicit check on the TIR being low-level, rather than relying on error checks within the code generation.</text:span></text:p>
                  </text:list-item>
                </text:list>
              </text:list-item>
            </text:list>
          </draw:text-box>
        </draw:frame>
        <draw:frame draw:name="Google Shape;577;p35" presentation:style-name="pr3" draw:text-style-name="P7" draw:layer="layout" svg:width="1.523cm" svg:height="1.092cm" svg:x="23.535cm" svg:y="12.953cm" presentation:class="page-number" presentation:user-transformed="true">
          <draw:text-box>
            <text:p text:style-name="P6"><text:span text:style-name="T4"><text:page-number>&lt;number&gt;</text:page-number></text:span></text:p>
          </draw:text-box>
        </draw:frame>
        <presentation:notes draw:style-name="dp2">
          <draw:page-thumbnail draw:name="Google Shape;571;g105ce26fa98_1_260:notes" draw:style-name="gr3" draw:layer="layout" svg:width="16.932cm" svg:height="9.524cm" svg:x="1.059cm" svg:y="1.905cm" draw:page-number="16" presentation:class="page"/>
          <draw:frame draw:name="Google Shape;572;g105ce26fa98_1_260:notes" presentation:style-name="pr24"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nir" svg:font-family="Avenir"/>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3-background" style:display-name="TITLE_AND_BODY_3-background" style:family="presentation">
      <style:graphic-properties draw:stroke="none" draw:fill="solid" draw:fill-color="#ffffff"/>
      <style:text-properties style:letter-kerning="true"/>
    </style:style>
    <style:style style:name="TITLE_5f_AND_5f_BODY_5f_3-backgroundobjects" style:display-name="TITLE_AND_BODY_3-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3-notes" style:display-name="TITLE_AND_BODY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3-outline1" style:display-name="TITLE_AND_BODY_3-outline1" style:family="presentation">
      <style:graphic-properties draw:stroke="none" draw:fill="none" draw:auto-grow-height="false" draw:fit-to-size="shrink-to-fit" style:shrink-to-fit="true">
        <text:list-style style:name="TITLE_5f_AND_5f_BODY_5f_3-outline1" style:display-name="TITLE_AND_BODY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3-outline2" style:display-name="TITLE_AND_BODY_3-outline2" style:family="presentation" style:parent-style-name="TITLE_5f_AND_5f_BODY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3-outline3" style:display-name="TITLE_AND_BODY_3-outline3" style:family="presentation" style:parent-style-name="TITLE_5f_AND_5f_BODY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3-outline4" style:display-name="TITLE_AND_BODY_3-outline4" style:family="presentation" style:parent-style-name="TITLE_5f_AND_5f_BODY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3-outline5" style:display-name="TITLE_AND_BODY_3-outline5" style:family="presentation" style:parent-style-name="TITLE_5f_AND_5f_BODY_5f_3-outline4">
      <style:paragraph-properties fo:margin-top="0.1cm" fo:margin-bottom="0cm"/>
      <style:text-properties fo:font-size="20pt" style:font-size-asian="20pt" style:font-size-complex="20pt"/>
    </style:style>
    <style:style style:name="TITLE_5f_AND_5f_BODY_5f_3-outline6" style:display-name="TITLE_AND_BODY_3-outline6" style:family="presentation" style:parent-style-name="TITLE_5f_AND_5f_BODY_5f_3-outline5">
      <style:paragraph-properties fo:margin-top="0.1cm" fo:margin-bottom="0cm"/>
      <style:text-properties fo:font-size="20pt" style:font-size-asian="20pt" style:font-size-complex="20pt"/>
    </style:style>
    <style:style style:name="TITLE_5f_AND_5f_BODY_5f_3-outline7" style:display-name="TITLE_AND_BODY_3-outline7" style:family="presentation" style:parent-style-name="TITLE_5f_AND_5f_BODY_5f_3-outline6">
      <style:paragraph-properties fo:margin-top="0.1cm" fo:margin-bottom="0cm"/>
      <style:text-properties fo:font-size="20pt" style:font-size-asian="20pt" style:font-size-complex="20pt"/>
    </style:style>
    <style:style style:name="TITLE_5f_AND_5f_BODY_5f_3-outline8" style:display-name="TITLE_AND_BODY_3-outline8" style:family="presentation" style:parent-style-name="TITLE_5f_AND_5f_BODY_5f_3-outline7">
      <style:paragraph-properties fo:margin-top="0.1cm" fo:margin-bottom="0cm"/>
      <style:text-properties fo:font-size="20pt" style:font-size-asian="20pt" style:font-size-complex="20pt"/>
    </style:style>
    <style:style style:name="TITLE_5f_AND_5f_BODY_5f_3-outline9" style:display-name="TITLE_AND_BODY_3-outline9" style:family="presentation" style:parent-style-name="TITLE_5f_AND_5f_BODY_5f_3-outline8">
      <style:paragraph-properties fo:margin-top="0.1cm" fo:margin-bottom="0cm"/>
      <style:text-properties fo:font-size="20pt" style:font-size-asian="20pt" style:font-size-complex="20pt"/>
    </style:style>
    <style:style style:name="TITLE_5f_AND_5f_BODY_5f_3-subtitle" style:display-name="TITLE_AND_BODY_3-subtitle" style:family="presentation">
      <style:graphic-properties draw:stroke="none" draw:fill="none" draw:textarea-vertical-align="middle">
        <text:list-style style:name="TITLE_5f_AND_5f_BODY_5f_3-subtitle" style:display-name="TITLE_AND_BODY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3-title" style:display-name="TITLE_AND_BODY_3-title" style:family="presentation">
      <style:graphic-properties draw:stroke="none" draw:fill="none" draw:textarea-vertical-align="middle">
        <text:list-style style:name="TITLE_5f_AND_5f_BODY_5f_3-title" style:display-name="TITLE_AND_BODY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0f4fa"/>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itle_20_only-background" style:display-name="1_Title only-background" style:family="presentation">
      <style:graphic-properties draw:stroke="none" draw:fill="solid" draw:fill-color="#f0f4fa"/>
      <style:text-properties style:letter-kerning="true"/>
    </style:style>
    <style:style style:name="_31__5f_Title_20_only-backgroundobjects" style:display-name="1_Title only-backgroundobjects" style:family="presentation">
      <style:graphic-properties draw:textarea-horizontal-align="justify" draw:shadow="hidden" draw:shadow-offset-x="0.2cm" draw:shadow-offset-y="0.2cm" draw:shadow-color="#808080"/>
      <style:text-properties style:letter-kerning="true"/>
    </style:style>
    <style:style style:name="_31__5f_Title_20_only-notes" style:display-name="1_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only-outline1" style:display-name="1_Title only-outline1" style:family="presentation">
      <style:graphic-properties draw:stroke="none" draw:fill="none" draw:auto-grow-height="false" draw:fit-to-size="shrink-to-fit" style:shrink-to-fit="true">
        <text:list-style style:name="_31__5f_Title_20_only-outline1" style:display-name="1_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itle_20_only-outline2" style:display-name="1_Title only-outline2" style:family="presentation" style:parent-style-name="_31__5f_Title_20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only-outline3" style:display-name="1_Title only-outline3" style:family="presentation" style:parent-style-name="_31__5f_Title_20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only-outline4" style:display-name="1_Title only-outline4" style:family="presentation" style:parent-style-name="_31__5f_Title_20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only-outline5" style:display-name="1_Title only-outline5" style:family="presentation" style:parent-style-name="_31__5f_Title_20_only-outline4">
      <style:paragraph-properties fo:margin-top="0.1cm" fo:margin-bottom="0cm"/>
      <style:text-properties fo:font-size="20pt" style:font-size-asian="20pt" style:font-size-complex="20pt"/>
    </style:style>
    <style:style style:name="_31__5f_Title_20_only-outline6" style:display-name="1_Title only-outline6" style:family="presentation" style:parent-style-name="_31__5f_Title_20_only-outline5">
      <style:paragraph-properties fo:margin-top="0.1cm" fo:margin-bottom="0cm"/>
      <style:text-properties fo:font-size="20pt" style:font-size-asian="20pt" style:font-size-complex="20pt"/>
    </style:style>
    <style:style style:name="_31__5f_Title_20_only-outline7" style:display-name="1_Title only-outline7" style:family="presentation" style:parent-style-name="_31__5f_Title_20_only-outline6">
      <style:paragraph-properties fo:margin-top="0.1cm" fo:margin-bottom="0cm"/>
      <style:text-properties fo:font-size="20pt" style:font-size-asian="20pt" style:font-size-complex="20pt"/>
    </style:style>
    <style:style style:name="_31__5f_Title_20_only-outline8" style:display-name="1_Title only-outline8" style:family="presentation" style:parent-style-name="_31__5f_Title_20_only-outline7">
      <style:paragraph-properties fo:margin-top="0.1cm" fo:margin-bottom="0cm"/>
      <style:text-properties fo:font-size="20pt" style:font-size-asian="20pt" style:font-size-complex="20pt"/>
    </style:style>
    <style:style style:name="_31__5f_Title_20_only-outline9" style:display-name="1_Title only-outline9" style:family="presentation" style:parent-style-name="_31__5f_Title_20_only-outline8">
      <style:paragraph-properties fo:margin-top="0.1cm" fo:margin-bottom="0cm"/>
      <style:text-properties fo:font-size="20pt" style:font-size-asian="20pt" style:font-size-complex="20pt"/>
    </style:style>
    <style:style style:name="_31__5f_Title_20_only-subtitle" style:display-name="1_Title only-subtitle" style:family="presentation">
      <style:graphic-properties draw:stroke="none" draw:fill="none" draw:textarea-vertical-align="middle">
        <text:list-style style:name="_31__5f_Title_20_only-subtitle" style:display-name="1_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only-title" style:display-name="1_Title only-title" style:family="presentation">
      <style:graphic-properties draw:stroke="none" draw:fill="none" draw:textarea-vertical-align="middle">
        <text:list-style style:name="_31__5f_Title_20_only-title" style:display-name="1_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4-background" style:display-name="TITLE_AND_BODY_4-background" style:family="presentation">
      <style:graphic-properties draw:stroke="none" draw:fill="solid" draw:fill-color="#f0f4fa"/>
      <style:text-properties style:letter-kerning="true"/>
    </style:style>
    <style:style style:name="TITLE_5f_AND_5f_BODY_5f_4-backgroundobjects" style:display-name="TITLE_AND_BODY_4-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4-notes" style:display-name="TITLE_AND_BODY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4-outline1" style:display-name="TITLE_AND_BODY_4-outline1" style:family="presentation">
      <style:graphic-properties draw:stroke="none" draw:fill="none" draw:auto-grow-height="false" draw:fit-to-size="shrink-to-fit" style:shrink-to-fit="true">
        <text:list-style style:name="TITLE_5f_AND_5f_BODY_5f_4-outline1" style:display-name="TITLE_AND_BODY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4-outline2" style:display-name="TITLE_AND_BODY_4-outline2" style:family="presentation" style:parent-style-name="TITLE_5f_AND_5f_BODY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4-outline3" style:display-name="TITLE_AND_BODY_4-outline3" style:family="presentation" style:parent-style-name="TITLE_5f_AND_5f_BODY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4-outline4" style:display-name="TITLE_AND_BODY_4-outline4" style:family="presentation" style:parent-style-name="TITLE_5f_AND_5f_BODY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4-outline5" style:display-name="TITLE_AND_BODY_4-outline5" style:family="presentation" style:parent-style-name="TITLE_5f_AND_5f_BODY_5f_4-outline4">
      <style:paragraph-properties fo:margin-top="0.1cm" fo:margin-bottom="0cm"/>
      <style:text-properties fo:font-size="20pt" style:font-size-asian="20pt" style:font-size-complex="20pt"/>
    </style:style>
    <style:style style:name="TITLE_5f_AND_5f_BODY_5f_4-outline6" style:display-name="TITLE_AND_BODY_4-outline6" style:family="presentation" style:parent-style-name="TITLE_5f_AND_5f_BODY_5f_4-outline5">
      <style:paragraph-properties fo:margin-top="0.1cm" fo:margin-bottom="0cm"/>
      <style:text-properties fo:font-size="20pt" style:font-size-asian="20pt" style:font-size-complex="20pt"/>
    </style:style>
    <style:style style:name="TITLE_5f_AND_5f_BODY_5f_4-outline7" style:display-name="TITLE_AND_BODY_4-outline7" style:family="presentation" style:parent-style-name="TITLE_5f_AND_5f_BODY_5f_4-outline6">
      <style:paragraph-properties fo:margin-top="0.1cm" fo:margin-bottom="0cm"/>
      <style:text-properties fo:font-size="20pt" style:font-size-asian="20pt" style:font-size-complex="20pt"/>
    </style:style>
    <style:style style:name="TITLE_5f_AND_5f_BODY_5f_4-outline8" style:display-name="TITLE_AND_BODY_4-outline8" style:family="presentation" style:parent-style-name="TITLE_5f_AND_5f_BODY_5f_4-outline7">
      <style:paragraph-properties fo:margin-top="0.1cm" fo:margin-bottom="0cm"/>
      <style:text-properties fo:font-size="20pt" style:font-size-asian="20pt" style:font-size-complex="20pt"/>
    </style:style>
    <style:style style:name="TITLE_5f_AND_5f_BODY_5f_4-outline9" style:display-name="TITLE_AND_BODY_4-outline9" style:family="presentation" style:parent-style-name="TITLE_5f_AND_5f_BODY_5f_4-outline8">
      <style:paragraph-properties fo:margin-top="0.1cm" fo:margin-bottom="0cm"/>
      <style:text-properties fo:font-size="20pt" style:font-size-asian="20pt" style:font-size-complex="20pt"/>
    </style:style>
    <style:style style:name="TITLE_5f_AND_5f_BODY_5f_4-subtitle" style:display-name="TITLE_AND_BODY_4-subtitle" style:family="presentation">
      <style:graphic-properties draw:stroke="none" draw:fill="none" draw:textarea-vertical-align="middle">
        <text:list-style style:name="TITLE_5f_AND_5f_BODY_5f_4-subtitle" style:display-name="TITLE_AND_BODY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4-title" style:display-name="TITLE_AND_BODY_4-title" style:family="presentation">
      <style:graphic-properties draw:stroke="none" draw:fill="none" draw:textarea-vertical-align="middle">
        <text:list-style style:name="TITLE_5f_AND_5f_BODY_5f_4-title" style:display-name="TITLE_AND_BODY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0f4fa"/>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f0f4fa" draw:textarea-vertical-align="middle"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solid" svg:stroke-width="0.141cm" svg:stroke-color="#d8d8d8" draw:stroke-linejoin="round" draw:fill="none" draw:textarea-vertical-align="middle"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solid" svg:stroke-width="0.053cm" svg:stroke-color="#d8d8d8"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Mgr9"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solid" svg:stroke-width="0.026cm" svg:stroke-color="#777777" draw:stroke-linejoin="round" draw:fill="solid" draw:fill-color="#b6d7a8" draw:textarea-vertical-align="middle" draw:auto-grow-height="false" draw:fit-to-size="shrink-to-fit" style:shrink-to-fit="true" fo:min-height="0cm" fo:min-width="0cm" fo:padding-top="0.254cm" fo:padding-bottom="0.254cm" fo:padding-left="0.254cm" fo:padding-right="0.254cm" fo:wrap-option="wrap"/>
    </style:style>
    <style:style style:name="Mgr11" style:family="graphic" style:parent-style-name="standard">
      <style:graphic-properties draw:stroke="solid" svg:stroke-width="0.026cm" svg:stroke-color="#777777" draw:stroke-linejoin="round" draw:fill="solid" draw:fill-color="#9fc5e8" draw:textarea-vertical-align="middle" draw:auto-grow-height="false" draw:fit-to-size="shrink-to-fit" style:shrink-to-fit="true" fo:min-height="0cm" fo:min-width="0cm" fo:padding-top="0.254cm" fo:padding-bottom="0.254cm" fo:padding-left="0.254cm" fo:padding-right="0.254cm" fo:wrap-option="wrap"/>
    </style:style>
    <style:style style:name="Mgr12" style:family="graphic" style:parent-style-name="standard">
      <style:graphic-properties draw:stroke="solid" svg:stroke-width="0.026cm" svg:stroke-color="#777777" draw:stroke-linejoin="round" draw:fill="solid" draw:fill-color="#ffe599" draw:textarea-vertical-align="middle" draw:auto-grow-height="false" draw:fit-to-size="shrink-to-fit" style:shrink-to-fit="true" fo:min-height="0cm" fo:min-width="0cm" fo:padding-top="0.254cm" fo:padding-bottom="0.254cm" fo:padding-left="0.254cm" fo:padding-right="0.254cm" fo:wrap-option="wrap"/>
    </style:style>
    <style:style style:name="Mpr1" style:family="presentation" style:parent-style-name="TITLE_5f_AND_5f_BODY_5f_3-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AND_5f_BODY_5f_3-backgroundobjects">
      <style:graphic-properties draw:stroke="none" draw:fill="none" draw:fill-color="#ffffff" draw:auto-grow-height="false" fo:min-height="1.485cm"/>
    </style:style>
    <style:style style:name="Mpr3" style:family="presentation" style:parent-style-name="TITLE_5f_AND_5f_BODY_5f_3-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_31__5f_Title_20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_31__5f_Title_20_only-backgroundobjects">
      <style:graphic-properties draw:stroke="none" draw:fill="none" draw:fill-color="#ffffff" draw:auto-grow-height="false" fo:min-height="1.27cm"/>
    </style:style>
    <style:style style:name="Mpr9" style:family="presentation" style:parent-style-name="_31__5f_Title_20_only-backgroundobjects">
      <style:graphic-properties draw:stroke="none" draw:fill="none" draw:fill-color="#ffffff" draw:textarea-vertical-align="bottom" draw:auto-grow-height="false" fo:min-height="1.27cm"/>
    </style:style>
    <style:style style:name="Mpr10" style:family="presentation" style:parent-style-name="TITLE_5f_AND_5f_BODY_5f_4-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BODY_5f_4-backgroundobjects">
      <style:graphic-properties draw:stroke="none" draw:fill="none" draw:fill-color="#ffffff" draw:auto-grow-height="false" fo:min-height="1.27cm"/>
    </style:style>
    <style:style style:name="Mpr12" style:family="presentation" style:parent-style-name="TITLE_5f_AND_5f_BODY_5f_4-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0f4fa"/>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solid" draw:fill-color="#b6d7a8"/>
      <style:paragraph-properties fo:text-align="start" style:font-independent-line-spacing="true"/>
      <style:text-properties fo:font-size="14pt"/>
    </style:style>
    <style:style style:name="MP12" style:family="paragraph">
      <loext:graphic-properties draw:fill="solid" draw:fill-color="#9fc5e8"/>
      <style:paragraph-properties fo:text-align="start" style:font-independent-line-spacing="true"/>
      <style:text-properties fo:font-size="14pt"/>
    </style:style>
    <style:style style:name="MP13" style:family="paragraph">
      <loext:graphic-properties draw:fill="solid" draw:fill-color="#ffe599"/>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Avenir" fo:font-size="10pt" fo:letter-spacing="normal" fo:font-style="normal" style:text-underline-style="none" fo:font-weight="normal" style:font-name-asian="Avenir" style:font-size-asian="10pt" style:font-style-asian="normal" style:font-weight-asian="normal" style:font-name-complex="Avenir"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3" style:display-name="TITLE_AND_BODY_3" style:page-layout-name="PM1" draw:style-name="Mdp1">
      <draw:frame draw:name="Google Shape;9;p1" draw:style-name="Mgr3" draw:text-style-name="MP5" draw:layer="backgroundobjects" svg:width="3.434cm" svg:height="0.812cm" svg:x="20.59cm" svg:y="13.094cm">
        <draw:image xlink:href="Pictures/10000201000004A400000119AE1CC8EF8D0FAE44.png" xlink:type="simple" xlink:show="embed" xlink:actuate="onLoad">
          <text:p/>
        </draw:image>
      </draw:frame>
      <draw:frame draw:name="Google Shape;154;p19" draw:style-name="Mgr3" draw:text-style-name="MP5" draw:layer="backgroundobjects" svg:width="2.606cm" svg:height="0.782cm" svg:x="0.406cm" svg:y="13.298cm">
        <draw:image xlink:href="Pictures/10000201000004230000013EC797A0BE8BDF99C3.png" xlink:type="simple" xlink:show="embed" xlink:actuate="onLoad">
          <text:p/>
        </draw:image>
      </draw:frame>
      <draw:g draw:name="Google Shape;155;p19">
        <draw:g draw:name="Google Shape;156;p19">
          <draw:custom-shape draw:name="Google Shape;157;p19" draw:style-name="Mgr4" draw:text-style-name="MP6" draw:layer="layout" svg:width="25.399cm" svg:height="10.28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19" draw:style-name="Mgr4" draw:text-style-name="MP6" draw:layer="layout" svg:width="25.399cm" svg:height="3.171cm" svg:x="0cm" svg:y="9.181cm">
            <text:p/>
            <draw:enhanced-geometry draw:mirror-horizontal="false" draw:mirror-vertical="false" drawooo:sub-view-size="21600 21600" draw:text-areas="0 0 ?f0 ?f1" svg:viewBox="0 0 0 0" draw:type="ooxml-non-primitive" draw:enhanced-path="M 0 0 L 21600 0 21600 12030 21424 12497 C 19122 17989 15223 21600 10800 21600 6377 21600 2478 17989 176 12497 L 0 12030 Z N">
              <draw:equation draw:name="f0" draw:formula="logwidth"/>
              <draw:equation draw:name="f1" draw:formula="logheight"/>
            </draw:enhanced-geometry>
          </draw:custom-shape>
        </draw:g>
        <draw:custom-shape draw:name="Google Shape;159;p19" draw:style-name="Mgr5" draw:text-style-name="MP7" draw:layer="layout" svg:width="1.446cm" svg:height="25.399cm" draw:transform="rotate (1.5707963267949) translate (0cm 12.716cm)">
          <text:p/>
          <draw:enhanced-geometry draw:mirror-horizontal="false" draw:mirror-vertical="false" drawooo:sub-view-size="21319 21600" draw:text-areas="0 0 ?f0 ?f1" svg:viewBox="0 0 0 0" draw:type="ooxml-non-primitive" draw:enhanced-path="M 20998 0 C 7152 2878 302 7270 11 10871 -281 14473 5679 18273 21319 21600 N">
            <draw:equation draw:name="f0" draw:formula="logwidth"/>
            <draw:equation draw:name="f1" draw:formula="logheight"/>
          </draw:enhanced-geometry>
        </draw:custom-shape>
      </draw:g>
      <draw:frame draw:name="Google Shape;160;p19" draw:style-name="Mgr3" draw:text-style-name="MP5" draw:layer="backgroundobjects" svg:width="6.97cm" svg:height="2.093cm" svg:x="0.484cm" svg:y="0.401cm">
        <draw:image xlink:href="Pictures/10000201000004230000013EC797A0BE8BDF99C3.png" xlink:type="simple" xlink:show="embed" xlink:actuate="onLoad">
          <text:p/>
        </draw:image>
      </draw:frame>
      <draw:custom-shape draw:name="Google Shape;161;p19" draw:style-name="Mgr6" draw:text-style-name="MP8" draw:layer="backgroundobjects" svg:width="4.176cm" svg:height="1.092cm" svg:x="0cm" svg:y="13.19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2;p19" presentation:style-name="Mpr1" draw:text-style-name="MP10" draw:layer="backgroundobjects" svg:width="5.926cm" svg:height="0.983cm" svg:x="12.277cm" svg:y="12.75cm" presentation:class="page-number" presentation:user-transformed="true">
        <draw:text-box>
          <text:p text:style-name="MP9"><text:span text:style-name="MT1"><text:page-number>&lt;number&gt;</text:page-number></text:span></text:p>
        </draw:text-box>
      </draw:frame>
      <draw:frame presentation:style-name="TITLE_5f_AND_5f_BODY_5f_3-title" draw:layer="backgroundobjects" svg:width="22.859cm" svg:height="2.385cm" svg:x="1.27cm" svg:y="0.57cm" presentation:class="title" presentation:placeholder="true">
        <draw:text-box/>
      </draw:frame>
      <draw:frame presentation:style-name="TITLE_5f_AND_5f_BODY_5f_3-outline1" draw:layer="backgroundobjects" svg:width="22.859cm" svg:height="8.286cm" svg:x="1.27cm" svg:y="3.343cm" presentation:class="outline" presentation:placeholder="true">
        <draw:text-box/>
      </draw:frame>
      <presentation:notes style:page-layout-name="PM2">
        <draw:page-thumbnail presentation:style-name="TITLE_5f_AND_5f_BODY_5f_3-title" draw:layer="backgroundobjects" svg:width="19.798cm" svg:height="11.136cm" svg:x="0.6cm" svg:y="2.257cm" presentation:class="page"/>
        <draw:frame presentation:style-name="TITLE_5f_AND_5f_BODY_5f_3-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9;p1" draw:style-name="Mgr3" draw:text-style-name="MP5" draw:layer="backgroundobjects" svg:width="3.434cm" svg:height="0.812cm" svg:x="20.59cm" svg:y="13.094cm">
        <draw:image xlink:href="Pictures/10000201000004A400000119AE1CC8EF8D0FAE44.png" xlink:type="simple" xlink:show="embed" xlink:actuate="onLoad">
          <text:p/>
        </draw:image>
      </draw:frame>
      <draw:g draw:name="Google Shape;65;p11">
        <draw:g draw:name="Google Shape;66;p11">
          <draw:custom-shape draw:name="Google Shape;67;p11" draw:style-name="Mgr7" draw:text-style-name="MP8" draw:layer="layout" svg:width="25.399cm" svg:height="10.28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1" draw:style-name="Mgr7" draw:text-style-name="MP8" draw:layer="layout" svg:width="25.399cm" svg:height="3.171cm" svg:x="0cm" svg:y="9.181cm">
            <text:p/>
            <draw:enhanced-geometry draw:mirror-horizontal="false" draw:mirror-vertical="false" drawooo:sub-view-size="9143998 1141990" draw:text-areas="0 0 ?f0 ?f1" svg:viewBox="0 0 0 0" draw:type="ooxml-non-primitive" draw:enhanced-path="M 0 0 L 9143998 0 9143998 636046 9069564 660705 C 8094855 951078 6444203 1141990 4572000 1141990 2699797 1141990 1049146 951078 74436 660705 L 0 636046 Z N">
              <draw:equation draw:name="f0" draw:formula="logwidth"/>
              <draw:equation draw:name="f1" draw:formula="logheight"/>
            </draw:enhanced-geometry>
          </draw:custom-shape>
        </draw:g>
        <draw:custom-shape draw:name="Google Shape;69;p11" draw:style-name="Mgr8" draw:text-style-name="MP7" draw:layer="layout" svg:width="1.447cm" svg:height="25.415cm" draw:transform="rotate (1.5707963267949) translate (0cm 12.716cm)">
          <text:p/>
          <draw:enhanced-geometry draw:mirror-horizontal="false" draw:mirror-vertical="false" drawooo:sub-view-size="293320 5147617" draw:text-areas="0 0 ?f0 ?f1" svg:viewBox="0 0 0 0" draw:type="ooxml-non-primitive" draw:enhanced-path="M 288897 0 C 98397 685800 4149 1732547 139 2590800 -3872 3449053 78132 4354771 293320 5147617 N">
            <draw:equation draw:name="f0" draw:formula="logwidth"/>
            <draw:equation draw:name="f1" draw:formula="logheight"/>
          </draw:enhanced-geometry>
        </draw:custom-shape>
      </draw:g>
      <draw:frame draw:name="Google Shape;70;p11" presentation:style-name="Mpr4"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draw:name="Google Shape;71;p11" presentation:style-name="TITLE_5f_AND_5f_BODY-title" draw:layer="backgroundobjects" svg:width="23.667cm" svg:height="1.59cm" svg:x="0.866cm" svg:y="0.801cm" presentation:class="title" presentation:placeholder="true" presentation:user-transformed="true">
        <draw:text-box/>
      </draw:frame>
      <draw:frame draw:name="Google Shape;72;p11" presentation:style-name="TITLE_5f_AND_5f_BODY-outline1" draw:layer="backgroundobjects" svg:width="23.667cm" svg:height="10.299cm" svg:x="0.866cm" svg:y="2.392cm" presentation:class="outline" presentation:placeholder="true" presentation:user-transformed="true">
        <draw:text-box/>
      </draw:frame>
      <draw:frame draw:name="Google Shape;73;p11" presentation:style-name="Mpr4"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Title_20_only" style:display-name="1_Title only" style:page-layout-name="PM1" draw:style-name="Mdp2">
      <draw:frame draw:name="Google Shape;9;p1" draw:style-name="Mgr3" draw:text-style-name="MP5" draw:layer="backgroundobjects" svg:width="3.434cm" svg:height="0.812cm" svg:x="20.59cm" svg:y="13.094cm">
        <draw:image xlink:href="Pictures/10000201000004A400000119AE1CC8EF8D0FAE44.png" xlink:type="simple" xlink:show="embed" xlink:actuate="onLoad">
          <text:p/>
        </draw:image>
      </draw:frame>
      <draw:g draw:name="Google Shape;38;p6">
        <draw:g draw:name="Google Shape;39;p6">
          <draw:custom-shape draw:name="Google Shape;40;p6" draw:style-name="Mgr7" draw:text-style-name="MP8" draw:layer="layout" svg:width="25.399cm" svg:height="10.28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6" draw:style-name="Mgr7" draw:text-style-name="MP8" draw:layer="layout" svg:width="25.399cm" svg:height="3.171cm" svg:x="0cm" svg:y="9.181cm">
            <text:p/>
            <draw:enhanced-geometry draw:mirror-horizontal="false" draw:mirror-vertical="false" drawooo:sub-view-size="9143998 1141990" draw:text-areas="0 0 ?f0 ?f1" svg:viewBox="0 0 0 0" draw:type="ooxml-non-primitive" draw:enhanced-path="M 0 0 L 9143998 0 9143998 636046 9069564 660705 C 8094855 951078 6444203 1141990 4572000 1141990 2699797 1141990 1049146 951078 74436 660705 L 0 636046 Z N">
              <draw:equation draw:name="f0" draw:formula="logwidth"/>
              <draw:equation draw:name="f1" draw:formula="logheight"/>
            </draw:enhanced-geometry>
          </draw:custom-shape>
        </draw:g>
        <draw:custom-shape draw:name="Google Shape;42;p6" draw:style-name="Mgr8" draw:text-style-name="MP7" draw:layer="layout" svg:width="1.446cm" svg:height="25.399cm" draw:transform="rotate (1.5707963267949) translate (0cm 12.716cm)">
          <text:p/>
          <draw:enhanced-geometry draw:mirror-horizontal="false" draw:mirror-vertical="false" drawooo:sub-view-size="293320 5147617" draw:text-areas="0 0 ?f0 ?f1" svg:viewBox="0 0 0 0" draw:type="ooxml-non-primitive" draw:enhanced-path="M 288897 0 C 98397 685800 4149 1732547 139 2590800 -3872 3449053 78132 4354771 293320 5147617 N">
            <draw:equation draw:name="f0" draw:formula="logwidth"/>
            <draw:equation draw:name="f1" draw:formula="logheight"/>
          </draw:enhanced-geometry>
        </draw:custom-shape>
      </draw:g>
      <draw:frame draw:name="Google Shape;43;p6" presentation:style-name="_31__5f_Title_20_only-title" draw:layer="backgroundobjects" svg:width="23.667cm" svg:height="1.59cm" svg:x="0.866cm" svg:y="0.801cm" presentation:class="title" presentation:placeholder="true" presentation:user-transformed="true">
        <draw:text-box/>
      </draw:frame>
      <draw:frame draw:name="Google Shape;44;p6" presentation:style-name="Mpr7"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_31__5f_Title_20_only-outline1" draw:layer="backgroundobjects" svg:width="22.859cm" svg:height="8.286cm" svg:x="1.27cm" svg:y="3.343cm" presentation:class="outline" presentation:placeholder="true">
        <draw:text-box/>
      </draw:frame>
      <presentation:notes style:page-layout-name="PM2">
        <draw:page-thumbnail presentation:style-name="_31__5f_Title_20_only-title" draw:layer="backgroundobjects" svg:width="16.931cm" svg:height="9.524cm" svg:x="1.059cm" svg:y="1.93cm" presentation:class="page"/>
        <draw:frame presentation:style-name="_31__5f_Title_20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_5f_4" style:display-name="TITLE_AND_BODY_4" style:page-layout-name="PM1" draw:style-name="Mdp2">
      <draw:frame draw:name="Google Shape;9;p1" draw:style-name="Mgr3" draw:text-style-name="MP5" draw:layer="backgroundobjects" svg:width="3.434cm" svg:height="0.812cm" svg:x="20.59cm" svg:y="13.094cm">
        <draw:image xlink:href="Pictures/10000201000004A400000119AE1CC8EF8D0FAE44.png" xlink:type="simple" xlink:show="embed" xlink:actuate="onLoad">
          <text:p/>
        </draw:image>
      </draw:frame>
      <draw:g draw:name="Google Shape;75;p12">
        <draw:g draw:name="Google Shape;76;p12">
          <draw:custom-shape draw:name="Google Shape;77;p12" draw:style-name="Mgr7" draw:text-style-name="MP8" draw:layer="layout" svg:width="25.399cm" svg:height="10.28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2" draw:style-name="Mgr7" draw:text-style-name="MP8" draw:layer="layout" svg:width="25.399cm" svg:height="3.171cm" svg:x="0cm" svg:y="9.181cm">
            <text:p/>
            <draw:enhanced-geometry draw:mirror-horizontal="false" draw:mirror-vertical="false" drawooo:sub-view-size="9143998 1141990" draw:text-areas="0 0 ?f0 ?f1" svg:viewBox="0 0 0 0" draw:type="ooxml-non-primitive" draw:enhanced-path="M 0 0 L 9143998 0 9143998 636046 9069564 660705 C 8094855 951078 6444203 1141990 4572000 1141990 2699797 1141990 1049146 951078 74436 660705 L 0 636046 Z N">
              <draw:equation draw:name="f0" draw:formula="logwidth"/>
              <draw:equation draw:name="f1" draw:formula="logheight"/>
            </draw:enhanced-geometry>
          </draw:custom-shape>
        </draw:g>
        <draw:custom-shape draw:name="Google Shape;79;p12" draw:style-name="Mgr8" draw:text-style-name="MP7" draw:layer="layout" svg:width="1.447cm" svg:height="25.415cm" draw:transform="rotate (1.5707963267949) translate (0cm 12.716cm)">
          <text:p/>
          <draw:enhanced-geometry draw:mirror-horizontal="false" draw:mirror-vertical="false" drawooo:sub-view-size="293320 5147617" draw:text-areas="0 0 ?f0 ?f1" svg:viewBox="0 0 0 0" draw:type="ooxml-non-primitive" draw:enhanced-path="M 288897 0 C 98397 685800 4149 1732547 139 2590800 -3872 3449053 78132 4354771 293320 5147617 N">
            <draw:equation draw:name="f0" draw:formula="logwidth"/>
            <draw:equation draw:name="f1" draw:formula="logheight"/>
          </draw:enhanced-geometry>
        </draw:custom-shape>
      </draw:g>
      <draw:frame draw:name="Google Shape;80;p12" presentation:style-name="Mpr10"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draw:name="Google Shape;81;p12" presentation:style-name="TITLE_5f_AND_5f_BODY_5f_4-title" draw:layer="backgroundobjects" svg:width="23.667cm" svg:height="1.59cm" svg:x="0.866cm" svg:y="0.801cm" presentation:class="title" presentation:placeholder="true" presentation:user-transformed="true">
        <draw:text-box/>
      </draw:frame>
      <draw:frame draw:name="Google Shape;82;p12" presentation:style-name="TITLE_5f_AND_5f_BODY_5f_4-outline1" draw:layer="backgroundobjects" svg:width="23.667cm" svg:height="10.299cm" svg:x="0.866cm" svg:y="2.392cm" presentation:class="outline" presentation:placeholder="true" presentation:user-transformed="true">
        <draw:text-box/>
      </draw:frame>
      <draw:frame draw:name="Google Shape;83;p12" presentation:style-name="Mpr10"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g draw:name="Google Shape;84;p12">
        <draw:g draw:name="Google Shape;85;p12">
          <draw:custom-shape draw:name="Google Shape;86;p12" draw:style-name="Mgr9" draw:text-style-name="MP5" draw:layer="layout" svg:width="0.126cm" svg:height="0.001cm" svg:x="21.894cm" svg:y="0.77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9;p12" draw:style-name="Mgr9" draw:text-style-name="MP5" draw:layer="layout" svg:width="0.105cm" svg:height="0.001cm" svg:x="20.52cm" svg:y="1.402cm">
            <text:p/>
            <draw:enhanced-geometry draw:mirror-horizontal="false" draw:mirror-vertical="false" draw:text-areas="0 0 ?f2 ?f3" svg:viewBox="0 0 0 0" draw:type="ooxml-bentConnector3" draw:modifiers="4998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8;p12" draw:style-name="Mgr10" draw:text-style-name="MP11" draw:layer="layout" svg:width="0.555cm" svg:height="0.2cm" svg:x="22.022cm" svg:y="0.6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2" draw:style-name="Mgr9" draw:text-style-name="MP5" draw:layer="layout" svg:width="0.118cm" svg:height="0.001cm" svg:x="22.593cm" svg:y="1.402cm">
            <text:p/>
            <draw:enhanced-geometry draw:mirror-horizontal="false" draw:mirror-vertical="false" draw:text-areas="0 0 ?f2 ?f3" svg:viewBox="0 0 0 0" draw:type="ooxml-bentConnector3" draw:modifiers="4997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94;p12" draw:style-name="Mgr11" draw:text-style-name="MP12" draw:layer="layout" svg:width="0.527cm" svg:height="0.2cm" svg:x="22.712cm" svg:y="1.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2" draw:style-name="Mgr12" draw:text-style-name="MP13" draw:layer="layout" svg:width="0.47cm" svg:height="0.2cm" svg:x="20.049cm" svg:y="1.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2" draw:style-name="Mgr12" draw:text-style-name="MP13" draw:layer="layout" svg:width="0.584cm" svg:height="0.2cm" svg:x="21.309cm" svg:y="0.6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2" draw:style-name="Mgr12" draw:text-style-name="MP13" draw:layer="layout" svg:width="0.748cm" svg:height="0.2cm" svg:x="20.433cm" svg:y="0.6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2" draw:style-name="Mgr9" draw:text-style-name="MP5" draw:layer="layout" svg:width="0.126cm" svg:height="0.001cm" svg:x="21.182cm" svg:y="0.42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99;p12" draw:style-name="Mgr9" draw:text-style-name="MP5" draw:layer="layout" svg:width="0.148cm" svg:height="0.001cm" draw:transform="rotate (-1.5707963267949) translate (21.601cm 0.526cm)">
            <text:p/>
            <draw:enhanced-geometry draw:mirror-horizontal="true" draw:mirror-vertical="false" draw:text-areas="0 0 ?f2 ?f3" svg:viewBox="0 0 0 0" draw:type="ooxml-bentConnector3" draw:modifiers="4997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00;p12" draw:style-name="Mgr9" draw:text-style-name="MP5" draw:layer="layout" svg:width="0.126cm" svg:height="0.001cm" svg:x="21.182cm" svg:y="0.77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98;p12" draw:style-name="Mgr12" draw:text-style-name="MP13" draw:layer="layout" svg:width="0.584cm" svg:height="0.2cm" svg:x="21.309cm" svg:y="0.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2" draw:style-name="Mgr10" draw:text-style-name="MP11" draw:layer="layout" svg:width="0.748cm" svg:height="0.2cm" svg:x="20.433cm" svg:y="0.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2" draw:style-name="Mgr11" draw:text-style-name="MP12" draw:layer="layout" svg:width="0.555cm" svg:height="0.2cm" svg:x="22.022cm" svg:y="0.9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2" draw:style-name="Mgr9" draw:text-style-name="MP5" draw:layer="layout" svg:width="0.111cm" svg:height="0.001cm" draw:transform="rotate (-1.5707963267949) translate (22.299cm 0.876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03;p12" draw:style-name="Mgr9" draw:text-style-name="MP5" draw:layer="layout" svg:width="0.111cm" svg:height="0.001cm" draw:transform="rotate (-1.5707963267949) translate (22.299cm 1.19cm)">
            <text:p/>
            <draw:enhanced-geometry draw:mirror-horizontal="tru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04;p12" draw:style-name="Mgr11" draw:text-style-name="MP12" draw:layer="layout" svg:width="0.47cm" svg:height="0.2cm" svg:x="21.38cm" svg:y="1.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2" draw:style-name="Mgr9" draw:text-style-name="MP5" draw:layer="layout" svg:width="0.433cm" svg:height="0.134cm" draw:transform="rotate (-3.14159265358979) translate (21.338cm 2.02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108;p12" draw:style-name="Mgr11" draw:text-style-name="MP12" draw:layer="layout" svg:width="0.47cm" svg:height="0.265cm" svg:x="22.064cm" svg:y="1.6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2" draw:style-name="Mgr9" draw:text-style-name="MP5" draw:layer="layout" svg:width="0.124cm" svg:height="0.001cm" draw:transform="rotate (1.5707963267949) translate (20.904cm 1.628cm)">
            <text:p/>
            <draw:enhanced-geometry draw:mirror-horizontal="false" draw:mirror-vertical="false" draw:text-areas="0 0 ?f2 ?f3" svg:viewBox="0 0 0 0" draw:type="ooxml-bentConnector3" draw:modifiers="4997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91;p12" draw:style-name="Mgr10" draw:text-style-name="MP11" draw:layer="layout" svg:width="0.555cm" svg:height="0.2cm" svg:x="20.626cm" svg:y="1.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2" draw:style-name="Mgr10" draw:text-style-name="MP11" draw:layer="layout" svg:width="0.555cm" svg:height="0.2cm" svg:x="21.338cm" svg:y="1.9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2" draw:style-name="Mgr9" draw:text-style-name="MP5" draw:layer="layout" svg:width="0.405cm" svg:height="0.134cm" draw:transform="rotate (-3.14159265358979) translate (22.298cm 2.029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111;p12" draw:style-name="Mgr9" draw:text-style-name="MP5" draw:layer="layout" svg:width="0.197cm" svg:height="0.001cm" svg:x="21.182cm" svg:y="1.403cm">
            <text:p/>
            <draw:enhanced-geometry draw:mirror-horizontal="false" draw:mirror-vertical="false" draw:text-areas="0 0 ?f2 ?f3" svg:viewBox="0 0 0 0" draw:type="ooxml-bentConnector3" draw:modifiers="50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2;p12" draw:style-name="Mgr9" draw:text-style-name="MP5" draw:layer="layout" svg:width="0.155cm" svg:height="0.001cm" svg:x="21.852cm" svg:y="1.402cm">
            <text:p/>
            <draw:enhanced-geometry draw:mirror-horizontal="false" draw:mirror-vertical="false" draw:text-areas="0 0 ?f2 ?f3" svg:viewBox="0 0 0 0" draw:type="ooxml-bentConnector3" draw:modifiers="5001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93;p12" draw:style-name="Mgr10" draw:text-style-name="MP11" draw:layer="layout" svg:width="0.584cm" svg:height="0.2cm" svg:x="22.008cm" svg:y="1.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2" draw:style-name="Mgr9" draw:text-style-name="MP5" draw:layer="layout" svg:width="0.124cm" svg:height="0.001cm" draw:transform="rotate (1.5707963267949) translate (22.3cm 1.628cm)">
            <text:p/>
            <draw:enhanced-geometry draw:mirror-horizontal="false" draw:mirror-vertical="false" draw:text-areas="0 0 ?f2 ?f3" svg:viewBox="0 0 0 0" draw:type="ooxml-bentConnector3" draw:modifiers="4996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07;p12" draw:style-name="Mgr11" draw:text-style-name="MP12" draw:layer="layout" svg:width="0.555cm" svg:height="0.265cm" svg:x="20.626cm" svg:y="1.6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2" draw:style-name="Mgr12" draw:text-style-name="MP13" draw:layer="layout" svg:width="0.527cm" svg:height="0.2cm" svg:x="24.006cm" svg:y="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2" draw:style-name="Mgr9" draw:text-style-name="MP5" draw:layer="layout" svg:width="0.118cm" svg:height="0.001cm" svg:x="23.24cm" svg:y="1.402cm">
            <text:p/>
            <draw:enhanced-geometry draw:mirror-horizontal="false" draw:mirror-vertical="false" draw:text-areas="0 0 ?f2 ?f3" svg:viewBox="0 0 0 0" draw:type="ooxml-bentConnector3" draw:modifiers="4998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7;p12" draw:style-name="Mgr9" draw:text-style-name="MP5" draw:layer="layout" svg:width="0.118cm" svg:height="0.001cm" draw:transform="rotate (-3.14159265358979) translate (24.006cm 1.403cm)">
            <text:p/>
            <draw:enhanced-geometry draw:mirror-horizontal="true" draw:mirror-vertical="false" draw:text-areas="0 0 ?f2 ?f3" svg:viewBox="0 0 0 0" draw:type="ooxml-bentConnector3" draw:modifiers="4998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6;p12" draw:style-name="Mgr10" draw:text-style-name="MP11" draw:layer="layout" svg:width="0.527cm" svg:height="0.2cm" svg:x="23.359cm" svg:y="1.3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8;p12" draw:style-name="Mgr9" draw:text-style-name="MP5" draw:layer="layout" svg:width="0.405cm" svg:height="0.248cm" svg:x="21.894cm" svg:y="0.42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presentation:notes style:page-layout-name="PM2">
        <draw:page-thumbnail presentation:style-name="TITLE_5f_AND_5f_BODY_5f_4-title" draw:layer="backgroundobjects" svg:width="16.931cm" svg:height="9.524cm" svg:x="1.059cm" svg:y="1.93cm" presentation:class="page"/>
        <draw:frame presentation:style-name="TITLE_5f_AND_5f_BODY_5f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93"/>
    <meta:generator>LibreOfficeDev/6.0.5.2$Linux_X86_64 LibreOffice_project/</meta:generator>
  </office:meta>
</office:document-meta>
</file>